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37"/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valu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string" calcext:value-type="string">
            <text:p>Value [percent*1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9258" calcext:value-type="float">
            <text:p>9258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9282" calcext:value-type="float">
            <text:p>9282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9354" calcext:value-type="float">
            <text:p>9354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9378" calcext:value-type="float">
            <text:p>9378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9426" calcext:value-type="float">
            <text:p>9426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9474" calcext:value-type="float">
            <text:p>9474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9522" calcext:value-type="float">
            <text:p>9522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9546" calcext:value-type="float">
            <text:p>9546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9594" calcext:value-type="float">
            <text:p>9594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9618" calcext:value-type="float">
            <text:p>9618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9642" calcext:value-type="float">
            <text:p>9642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9666" calcext:value-type="float">
            <text:p>9666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9762" calcext:value-type="float">
            <text:p>9762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9786" calcext:value-type="float">
            <text:p>9786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9834" calcext:value-type="float">
            <text:p>9834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9882" calcext:value-type="float">
            <text:p>988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9906" calcext:value-type="float">
            <text:p>9906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9978" calcext:value-type="float">
            <text:p>9978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10242" calcext:value-type="float">
            <text:p>10242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10266" calcext:value-type="float">
            <text:p>10266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10290" calcext:value-type="float">
            <text:p>10290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0314" calcext:value-type="float">
            <text:p>10314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10338" calcext:value-type="float">
            <text:p>10338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0386" calcext:value-type="float">
            <text:p>10386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10434" calcext:value-type="float">
            <text:p>10434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0458" calcext:value-type="float">
            <text:p>10458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10482" calcext:value-type="float">
            <text:p>10482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10506" calcext:value-type="float">
            <text:p>10506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10530" calcext:value-type="float">
            <text:p>10530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10554" calcext:value-type="float">
            <text:p>10554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10578" calcext:value-type="float">
            <text:p>10578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0602" calcext:value-type="float">
            <text:p>10602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13602" calcext:value-type="float">
            <text:p>13602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13626" calcext:value-type="float">
            <text:p>13626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13698" calcext:value-type="float">
            <text:p>13698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13722" calcext:value-type="float">
            <text:p>13722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13746" calcext:value-type="float">
            <text:p>13746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3770" calcext:value-type="float">
            <text:p>13770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13794" calcext:value-type="float">
            <text:p>13794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13818" calcext:value-type="float">
            <text:p>13818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13842" calcext:value-type="float">
            <text:p>13842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13866" calcext:value-type="float">
            <text:p>13866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13890" calcext:value-type="float">
            <text:p>13890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13914" calcext:value-type="float">
            <text:p>13914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13938" calcext:value-type="float">
            <text:p>13938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13962" calcext:value-type="float">
            <text:p>13962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13986" calcext:value-type="float">
            <text:p>13986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14010" calcext:value-type="float">
            <text:p>14010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4034" calcext:value-type="float">
            <text:p>14034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14058" calcext:value-type="float">
            <text:p>14058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14082" calcext:value-type="float">
            <text:p>14082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14106" calcext:value-type="float">
            <text:p>14106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14130" calcext:value-type="float">
            <text:p>14130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4154" calcext:value-type="float">
            <text:p>14154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14178" calcext:value-type="float">
            <text:p>14178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4202" calcext:value-type="float">
            <text:p>14202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4226" calcext:value-type="float">
            <text:p>14226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4274" calcext:value-type="float">
            <text:p>14274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4298" calcext:value-type="float">
            <text:p>14298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4322" calcext:value-type="float">
            <text:p>14322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4346" calcext:value-type="float">
            <text:p>14346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4370" calcext:value-type="float">
            <text:p>14370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4394" calcext:value-type="float">
            <text:p>14394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4418" calcext:value-type="float">
            <text:p>14418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4442" calcext:value-type="float">
            <text:p>14442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4466" calcext:value-type="float">
            <text:p>14466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4490" calcext:value-type="float">
            <text:p>1449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4514" calcext:value-type="float">
            <text:p>14514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4538" calcext:value-type="float">
            <text:p>14538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4562" calcext:value-type="float">
            <text:p>14562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4586" calcext:value-type="float">
            <text:p>14586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4610" calcext:value-type="float">
            <text:p>1461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4634" calcext:value-type="float">
            <text:p>14634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4658" calcext:value-type="float">
            <text:p>14658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4682" calcext:value-type="float">
            <text:p>14682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4706" calcext:value-type="float">
            <text:p>14706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4730" calcext:value-type="float">
            <text:p>14730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14754" calcext:value-type="float">
            <text:p>1475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4778" calcext:value-type="float">
            <text:p>14778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4802" calcext:value-type="float">
            <text:p>14802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4826" calcext:value-type="float">
            <text:p>14826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4850" calcext:value-type="float">
            <text:p>1485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4874" calcext:value-type="float">
            <text:p>1487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4898" calcext:value-type="float">
            <text:p>14898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14922" calcext:value-type="float">
            <text:p>1492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4946" calcext:value-type="float">
            <text:p>1494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4970" calcext:value-type="float">
            <text:p>1497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5018" calcext:value-type="float">
            <text:p>15018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7994" calcext:value-type="float">
            <text:p>17994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8018" calcext:value-type="float">
            <text:p>18018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18042" calcext:value-type="float">
            <text:p>18042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8066" calcext:value-type="float">
            <text:p>18066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8090" calcext:value-type="float">
            <text:p>18090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8114" calcext:value-type="float">
            <text:p>18114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8138" calcext:value-type="float">
            <text:p>18138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8162" calcext:value-type="float">
            <text:p>18162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8186" calcext:value-type="float">
            <text:p>18186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8210" calcext:value-type="float">
            <text:p>1821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8234" calcext:value-type="float">
            <text:p>18234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8282" calcext:value-type="float">
            <text:p>18282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8306" calcext:value-type="float">
            <text:p>18306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8330" calcext:value-type="float">
            <text:p>18330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8354" calcext:value-type="float">
            <text:p>1835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8378" calcext:value-type="float">
            <text:p>18378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8402" calcext:value-type="float">
            <text:p>18402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8426" calcext:value-type="float">
            <text:p>1842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8450" calcext:value-type="float">
            <text:p>18450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8474" calcext:value-type="float">
            <text:p>18474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8498" calcext:value-type="float">
            <text:p>1849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8522" calcext:value-type="float">
            <text:p>1852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8546" calcext:value-type="float">
            <text:p>18546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8570" calcext:value-type="float">
            <text:p>18570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8594" calcext:value-type="float">
            <text:p>18594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8618" calcext:value-type="float">
            <text:p>18618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8642" calcext:value-type="float">
            <text:p>18642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8666" calcext:value-type="float">
            <text:p>18666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8690" calcext:value-type="float">
            <text:p>186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8714" calcext:value-type="float">
            <text:p>1871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18738" calcext:value-type="float">
            <text:p>1873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18762" calcext:value-type="float">
            <text:p>18762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8786" calcext:value-type="float">
            <text:p>18786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18810" calcext:value-type="float">
            <text:p>1881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834" calcext:value-type="float">
            <text:p>18834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8858" calcext:value-type="float">
            <text:p>18858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8882" calcext:value-type="float">
            <text:p>18882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8906" calcext:value-type="float">
            <text:p>18906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8930" calcext:value-type="float">
            <text:p>189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8954" calcext:value-type="float">
            <text:p>18954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8978" calcext:value-type="float">
            <text:p>1897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9002" calcext:value-type="float">
            <text:p>19002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19026" calcext:value-type="float">
            <text:p>1902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9050" calcext:value-type="float">
            <text:p>19050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9074" calcext:value-type="float">
            <text:p>19074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9098" calcext:value-type="float">
            <text:p>19098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9122" calcext:value-type="float">
            <text:p>19122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19146" calcext:value-type="float">
            <text:p>1914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9170" calcext:value-type="float">
            <text:p>1917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9194" calcext:value-type="float">
            <text:p>19194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9218" calcext:value-type="float">
            <text:p>1921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19242" calcext:value-type="float">
            <text:p>19242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9266" calcext:value-type="float">
            <text:p>19266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9290" calcext:value-type="float">
            <text:p>1929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9314" calcext:value-type="float">
            <text:p>19314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9338" calcext:value-type="float">
            <text:p>19338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19362" calcext:value-type="float">
            <text:p>1936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9386" calcext:value-type="float">
            <text:p>19386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19410" calcext:value-type="float">
            <text:p>1941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2386" calcext:value-type="float">
            <text:p>22386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22410" calcext:value-type="float">
            <text:p>2241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2434" calcext:value-type="float">
            <text:p>22434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22458" calcext:value-type="float">
            <text:p>22458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22482" calcext:value-type="float">
            <text:p>2248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2506" calcext:value-type="float">
            <text:p>2250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2530" calcext:value-type="float">
            <text:p>22530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2554" calcext:value-type="float">
            <text:p>22554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2578" calcext:value-type="float">
            <text:p>22578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22602" calcext:value-type="float">
            <text:p>22602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22626" calcext:value-type="float">
            <text:p>22626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2650" calcext:value-type="float">
            <text:p>22650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2674" calcext:value-type="float">
            <text:p>22674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22698" calcext:value-type="float">
            <text:p>22698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2722" calcext:value-type="float">
            <text:p>2272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22746" calcext:value-type="float">
            <text:p>22746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2770" calcext:value-type="float">
            <text:p>2277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2794" calcext:value-type="float">
            <text:p>22794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2818" calcext:value-type="float">
            <text:p>22818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2842" calcext:value-type="float">
            <text:p>22842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2866" calcext:value-type="float">
            <text:p>22866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2890" calcext:value-type="float">
            <text:p>22890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2914" calcext:value-type="float">
            <text:p>22914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22938" calcext:value-type="float">
            <text:p>2293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2962" calcext:value-type="float">
            <text:p>2296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2986" calcext:value-type="float">
            <text:p>2298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3010" calcext:value-type="float">
            <text:p>2301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3034" calcext:value-type="float">
            <text:p>23034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3058" calcext:value-type="float">
            <text:p>23058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3082" calcext:value-type="float">
            <text:p>2308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3106" calcext:value-type="float">
            <text:p>23106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3130" calcext:value-type="float">
            <text:p>2313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3154" calcext:value-type="float">
            <text:p>2315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3178" calcext:value-type="float">
            <text:p>23178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3202" calcext:value-type="float">
            <text:p>2320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3226" calcext:value-type="float">
            <text:p>2322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3250" calcext:value-type="float">
            <text:p>2325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3274" calcext:value-type="float">
            <text:p>2327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3298" calcext:value-type="float">
            <text:p>2329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3346" calcext:value-type="float">
            <text:p>2334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3370" calcext:value-type="float">
            <text:p>2337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394" calcext:value-type="float">
            <text:p>23394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418" calcext:value-type="float">
            <text:p>2341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3442" calcext:value-type="float">
            <text:p>2344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3466" calcext:value-type="float">
            <text:p>2346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490" calcext:value-type="float">
            <text:p>2349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3514" calcext:value-type="float">
            <text:p>23514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3538" calcext:value-type="float">
            <text:p>2353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3562" calcext:value-type="float">
            <text:p>2356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3586" calcext:value-type="float">
            <text:p>2358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3610" calcext:value-type="float">
            <text:p>2361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3634" calcext:value-type="float">
            <text:p>2363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3658" calcext:value-type="float">
            <text:p>2365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3682" calcext:value-type="float">
            <text:p>2368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3706" calcext:value-type="float">
            <text:p>2370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3730" calcext:value-type="float">
            <text:p>2373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3754" calcext:value-type="float">
            <text:p>2375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6754" calcext:value-type="float">
            <text:p>2675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6802" calcext:value-type="float">
            <text:p>2680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6826" calcext:value-type="float">
            <text:p>26826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6874" calcext:value-type="float">
            <text:p>2687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6898" calcext:value-type="float">
            <text:p>2689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6946" calcext:value-type="float">
            <text:p>26946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6970" calcext:value-type="float">
            <text:p>2697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6994" calcext:value-type="float">
            <text:p>26994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7018" calcext:value-type="float">
            <text:p>27018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7042" calcext:value-type="float">
            <text:p>2704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7066" calcext:value-type="float">
            <text:p>2706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7090" calcext:value-type="float">
            <text:p>2709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7114" calcext:value-type="float">
            <text:p>2711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7138" calcext:value-type="float">
            <text:p>2713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7162" calcext:value-type="float">
            <text:p>2716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7186" calcext:value-type="float">
            <text:p>27186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7210" calcext:value-type="float">
            <text:p>2721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7234" calcext:value-type="float">
            <text:p>2723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7258" calcext:value-type="float">
            <text:p>2725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7282" calcext:value-type="float">
            <text:p>2728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7306" calcext:value-type="float">
            <text:p>27306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7330" calcext:value-type="float">
            <text:p>27330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7354" calcext:value-type="float">
            <text:p>2735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7378" calcext:value-type="float">
            <text:p>2737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7402" calcext:value-type="float">
            <text:p>2740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7426" calcext:value-type="float">
            <text:p>2742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27450" calcext:value-type="float">
            <text:p>2745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7474" calcext:value-type="float">
            <text:p>2747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7498" calcext:value-type="float">
            <text:p>2749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7522" calcext:value-type="float">
            <text:p>2752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27546" calcext:value-type="float">
            <text:p>2754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7570" calcext:value-type="float">
            <text:p>2757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7594" calcext:value-type="float">
            <text:p>2759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7618" calcext:value-type="float">
            <text:p>2761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7642" calcext:value-type="float">
            <text:p>2764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7666" calcext:value-type="float">
            <text:p>276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7690" calcext:value-type="float">
            <text:p>2769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7714" calcext:value-type="float">
            <text:p>2771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7738" calcext:value-type="float">
            <text:p>2773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7762" calcext:value-type="float">
            <text:p>2776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7786" calcext:value-type="float">
            <text:p>2778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7810" calcext:value-type="float">
            <text:p>2781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7834" calcext:value-type="float">
            <text:p>2783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7858" calcext:value-type="float">
            <text:p>2785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7882" calcext:value-type="float">
            <text:p>2788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7906" calcext:value-type="float">
            <text:p>2790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7930" calcext:value-type="float">
            <text:p>2793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7954" calcext:value-type="float">
            <text:p>2795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7978" calcext:value-type="float">
            <text:p>2797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002" calcext:value-type="float">
            <text:p>2800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050" calcext:value-type="float">
            <text:p>2805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074" calcext:value-type="float">
            <text:p>2807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122" calcext:value-type="float">
            <text:p>2812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146" calcext:value-type="float">
            <text:p>2814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1170" calcext:value-type="float">
            <text:p>3117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1266" calcext:value-type="float">
            <text:p>312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1338" calcext:value-type="float">
            <text:p>3133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1410" calcext:value-type="float">
            <text:p>3141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1458" calcext:value-type="float">
            <text:p>3145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1506" calcext:value-type="float">
            <text:p>3150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1530" calcext:value-type="float">
            <text:p>3153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1554" calcext:value-type="float">
            <text:p>3155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1602" calcext:value-type="float">
            <text:p>3160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1626" calcext:value-type="float">
            <text:p>3162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1650" calcext:value-type="float">
            <text:p>3165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1674" calcext:value-type="float">
            <text:p>3167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1698" calcext:value-type="float">
            <text:p>3169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31722" calcext:value-type="float">
            <text:p>3172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1746" calcext:value-type="float">
            <text:p>3174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1770" calcext:value-type="float">
            <text:p>3177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1794" calcext:value-type="float">
            <text:p>3179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1818" calcext:value-type="float">
            <text:p>3181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1842" calcext:value-type="float">
            <text:p>3184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1866" calcext:value-type="float">
            <text:p>318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1890" calcext:value-type="float">
            <text:p>3189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1914" calcext:value-type="float">
            <text:p>3191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1938" calcext:value-type="float">
            <text:p>3193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1962" calcext:value-type="float">
            <text:p>3196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1986" calcext:value-type="float">
            <text:p>3198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2034" calcext:value-type="float">
            <text:p>3203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2058" calcext:value-type="float">
            <text:p>3205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2106" calcext:value-type="float">
            <text:p>3210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2130" calcext:value-type="float">
            <text:p>3213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2154" calcext:value-type="float">
            <text:p>3215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2202" calcext:value-type="float">
            <text:p>3220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2250" calcext:value-type="float">
            <text:p>3225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2298" calcext:value-type="float">
            <text:p>3229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2394" calcext:value-type="float">
            <text:p>3239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2490" calcext:value-type="float">
            <text:p>3249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5514" calcext:value-type="float">
            <text:p>3551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5562" calcext:value-type="float">
            <text:p>3556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5586" calcext:value-type="float">
            <text:p>3558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5610" calcext:value-type="float">
            <text:p>3561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5634" calcext:value-type="float">
            <text:p>3563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5658" calcext:value-type="float">
            <text:p>3565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5682" calcext:value-type="float">
            <text:p>3568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5706" calcext:value-type="float">
            <text:p>3570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5730" calcext:value-type="float">
            <text:p>3573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5754" calcext:value-type="float">
            <text:p>3575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5778" calcext:value-type="float">
            <text:p>3577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5802" calcext:value-type="float">
            <text:p>3580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5826" calcext:value-type="float">
            <text:p>3582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5850" calcext:value-type="float">
            <text:p>3585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5874" calcext:value-type="float">
            <text:p>3587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5898" calcext:value-type="float">
            <text:p>3589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5922" calcext:value-type="float">
            <text:p>3592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946" calcext:value-type="float">
            <text:p>359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5970" calcext:value-type="float">
            <text:p>3597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5994" calcext:value-type="float">
            <text:p>3599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6018" calcext:value-type="float">
            <text:p>3601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6042" calcext:value-type="float">
            <text:p>3604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6066" calcext:value-type="float">
            <text:p>3606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6090" calcext:value-type="float">
            <text:p>3609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6114" calcext:value-type="float">
            <text:p>3611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6138" calcext:value-type="float">
            <text:p>3613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6162" calcext:value-type="float">
            <text:p>3616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6186" calcext:value-type="float">
            <text:p>3618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6210" calcext:value-type="float">
            <text:p>362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6234" calcext:value-type="float">
            <text:p>3623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6258" calcext:value-type="float">
            <text:p>3625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6282" calcext:value-type="float">
            <text:p>362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6306" calcext:value-type="float">
            <text:p>3630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330" calcext:value-type="float">
            <text:p>363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6354" calcext:value-type="float">
            <text:p>363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378" calcext:value-type="float">
            <text:p>3637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402" calcext:value-type="float">
            <text:p>364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426" calcext:value-type="float">
            <text:p>364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450" calcext:value-type="float">
            <text:p>3645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474" calcext:value-type="float">
            <text:p>3647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498" calcext:value-type="float">
            <text:p>36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522" calcext:value-type="float">
            <text:p>365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546" calcext:value-type="float">
            <text:p>365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570" calcext:value-type="float">
            <text:p>365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594" calcext:value-type="float">
            <text:p>365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618" calcext:value-type="float">
            <text:p>366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642" calcext:value-type="float">
            <text:p>366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666" calcext:value-type="float">
            <text:p>366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690" calcext:value-type="float">
            <text:p>366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714" calcext:value-type="float">
            <text:p>367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38" calcext:value-type="float">
            <text:p>367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762" calcext:value-type="float">
            <text:p>367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786" calcext:value-type="float">
            <text:p>367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810" calcext:value-type="float">
            <text:p>368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834" calcext:value-type="float">
            <text:p>368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858" calcext:value-type="float">
            <text:p>368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882" calcext:value-type="float">
            <text:p>368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930" calcext:value-type="float">
            <text:p>3693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endered" table:style-name="ta1">
        <table:shapes>
          <draw:frame draw:z-index="0" draw:style-name="gr1" draw:text-style-name="P1" svg:width="9.2224in" svg:height="5.1874in" svg:x="2.813in" svg:y="0.1752in">
            <draw:object draw:notify-on-update-of-ranges="rendered.A2:rendered.A647 rendered.B1:rendered.B1 rendered.B2:rendered.B6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Expected date</text:p>
          </table:table-cell>
          <table:table-cell table:style-name="ce3" office:value-type="string" calcext:value-type="string">
            <text:p>Reward</text:p>
          </table:table-cell>
        </table:table-row>
        <table:table-row table:style-name="ro1">
          <table:table-cell table:style-name="ce2" table:formula="of:=DATE(2020;11;18+(['raw values'.A2]/24))" office:value-type="date" office:date-value="2020-11-18" calcext:value-type="date">
            <text:p>11/18/20</text:p>
          </table:table-cell>
          <table:table-cell table:formula="of:=['raw values'.B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]/24))" office:value-type="date" office:date-value="2020-11-18" calcext:value-type="date">
            <text:p>11/18/20</text:p>
          </table:table-cell>
          <table:table-cell table:formula="of:=['raw values'.B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]/24))" office:value-type="date" office:date-value="2020-11-19" calcext:value-type="date">
            <text:p>11/19/20</text:p>
          </table:table-cell>
          <table:table-cell table:formula="of:=['raw values'.B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]/24))" office:value-type="date" office:date-value="2020-11-20" calcext:value-type="date">
            <text:p>11/20/20</text:p>
          </table:table-cell>
          <table:table-cell table:formula="of:=['raw values'.B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]/24))" office:value-type="date" office:date-value="2020-11-21" calcext:value-type="date">
            <text:p>11/21/20</text:p>
          </table:table-cell>
          <table:table-cell table:formula="of:=['raw values'.B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]/24))" office:value-type="date" office:date-value="2020-11-22" calcext:value-type="date">
            <text:p>11/22/20</text:p>
          </table:table-cell>
          <table:table-cell table:formula="of:=['raw values'.B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]/24))" office:value-type="date" office:date-value="2020-11-23" calcext:value-type="date">
            <text:p>11/23/20</text:p>
          </table:table-cell>
          <table:table-cell table:formula="of:=['raw values'.B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]/24))" office:value-type="date" office:date-value="2020-11-24" calcext:value-type="date">
            <text:p>11/24/20</text:p>
          </table:table-cell>
          <table:table-cell table:formula="of:=['raw values'.B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]/24))" office:value-type="date" office:date-value="2020-11-25" calcext:value-type="date">
            <text:p>11/25/20</text:p>
          </table:table-cell>
          <table:table-cell table:formula="of:=['raw values'.B1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]/24))" office:value-type="date" office:date-value="2020-11-26" calcext:value-type="date">
            <text:p>11/26/20</text:p>
          </table:table-cell>
          <table:table-cell table:formula="of:=['raw values'.B1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]/24))" office:value-type="date" office:date-value="2020-11-27" calcext:value-type="date">
            <text:p>11/27/20</text:p>
          </table:table-cell>
          <table:table-cell table:formula="of:=['raw values'.B1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]/24))" office:value-type="date" office:date-value="2020-11-28" calcext:value-type="date">
            <text:p>11/28/20</text:p>
          </table:table-cell>
          <table:table-cell table:formula="of:=['raw values'.B1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]/24))" office:value-type="date" office:date-value="2020-11-29" calcext:value-type="date">
            <text:p>11/29/20</text:p>
          </table:table-cell>
          <table:table-cell table:formula="of:=['raw values'.B1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]/24))" office:value-type="date" office:date-value="2020-11-30" calcext:value-type="date">
            <text:p>11/30/20</text:p>
          </table:table-cell>
          <table:table-cell table:formula="of:=['raw values'.B1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]/24))" office:value-type="date" office:date-value="2020-12-01" calcext:value-type="date">
            <text:p>12/01/20</text:p>
          </table:table-cell>
          <table:table-cell table:formula="of:=['raw values'.B1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]/24))" office:value-type="date" office:date-value="2020-12-02" calcext:value-type="date">
            <text:p>12/02/20</text:p>
          </table:table-cell>
          <table:table-cell table:formula="of:=['raw values'.B1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]/24))" office:value-type="date" office:date-value="2020-12-03" calcext:value-type="date">
            <text:p>12/03/20</text:p>
          </table:table-cell>
          <table:table-cell table:formula="of:=['raw values'.B1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]/24))" office:value-type="date" office:date-value="2020-12-04" calcext:value-type="date">
            <text:p>12/04/20</text:p>
          </table:table-cell>
          <table:table-cell table:formula="of:=['raw values'.B1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0]/24))" office:value-type="date" office:date-value="2020-12-05" calcext:value-type="date">
            <text:p>12/05/20</text:p>
          </table:table-cell>
          <table:table-cell table:formula="of:=['raw values'.B2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1]/24))" office:value-type="date" office:date-value="2020-12-06" calcext:value-type="date">
            <text:p>12/06/20</text:p>
          </table:table-cell>
          <table:table-cell table:formula="of:=['raw values'.B2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2]/24))" office:value-type="date" office:date-value="2020-12-07" calcext:value-type="date">
            <text:p>12/07/20</text:p>
          </table:table-cell>
          <table:table-cell table:formula="of:=['raw values'.B2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3]/24))" office:value-type="date" office:date-value="2020-12-08" calcext:value-type="date">
            <text:p>12/08/20</text:p>
          </table:table-cell>
          <table:table-cell table:formula="of:=['raw values'.B2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4]/24))" office:value-type="date" office:date-value="2020-12-09" calcext:value-type="date">
            <text:p>12/09/20</text:p>
          </table:table-cell>
          <table:table-cell table:formula="of:=['raw values'.B2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5]/24))" office:value-type="date" office:date-value="2020-12-10" calcext:value-type="date">
            <text:p>12/10/20</text:p>
          </table:table-cell>
          <table:table-cell table:formula="of:=['raw values'.B2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6]/24))" office:value-type="date" office:date-value="2020-12-11" calcext:value-type="date">
            <text:p>12/11/20</text:p>
          </table:table-cell>
          <table:table-cell table:formula="of:=['raw values'.B2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7]/24))" office:value-type="date" office:date-value="2020-12-12" calcext:value-type="date">
            <text:p>12/12/20</text:p>
          </table:table-cell>
          <table:table-cell table:formula="of:=['raw values'.B2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8]/24))" office:value-type="date" office:date-value="2020-12-13" calcext:value-type="date">
            <text:p>12/13/20</text:p>
          </table:table-cell>
          <table:table-cell table:formula="of:=['raw values'.B2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9]/24))" office:value-type="date" office:date-value="2020-12-14" calcext:value-type="date">
            <text:p>12/14/20</text:p>
          </table:table-cell>
          <table:table-cell table:formula="of:=['raw values'.B2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0]/24))" office:value-type="date" office:date-value="2020-12-15" calcext:value-type="date">
            <text:p>12/15/20</text:p>
          </table:table-cell>
          <table:table-cell table:formula="of:=['raw values'.B3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1]/24))" office:value-type="date" office:date-value="2020-12-16" calcext:value-type="date">
            <text:p>12/16/20</text:p>
          </table:table-cell>
          <table:table-cell table:formula="of:=['raw values'.B3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2]/24))" office:value-type="date" office:date-value="2020-12-17" calcext:value-type="date">
            <text:p>12/17/20</text:p>
          </table:table-cell>
          <table:table-cell table:formula="of:=['raw values'.B3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3]/24))" office:value-type="date" office:date-value="2020-12-18" calcext:value-type="date">
            <text:p>12/18/20</text:p>
          </table:table-cell>
          <table:table-cell table:formula="of:=['raw values'.B3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4]/24))" office:value-type="date" office:date-value="2020-12-19" calcext:value-type="date">
            <text:p>12/19/20</text:p>
          </table:table-cell>
          <table:table-cell table:formula="of:=['raw values'.B3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5]/24))" office:value-type="date" office:date-value="2020-12-20" calcext:value-type="date">
            <text:p>12/20/20</text:p>
          </table:table-cell>
          <table:table-cell table:formula="of:=['raw values'.B3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6]/24))" office:value-type="date" office:date-value="2020-12-21" calcext:value-type="date">
            <text:p>12/21/20</text:p>
          </table:table-cell>
          <table:table-cell table:formula="of:=['raw values'.B3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7]/24))" office:value-type="date" office:date-value="2020-12-22" calcext:value-type="date">
            <text:p>12/22/20</text:p>
          </table:table-cell>
          <table:table-cell table:formula="of:=['raw values'.B3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8]/24))" office:value-type="date" office:date-value="2020-12-23" calcext:value-type="date">
            <text:p>12/23/20</text:p>
          </table:table-cell>
          <table:table-cell table:formula="of:=['raw values'.B3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39]/24))" office:value-type="date" office:date-value="2020-12-24" calcext:value-type="date">
            <text:p>12/24/20</text:p>
          </table:table-cell>
          <table:table-cell table:formula="of:=['raw values'.B3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0]/24))" office:value-type="date" office:date-value="2020-12-25" calcext:value-type="date">
            <text:p>12/25/20</text:p>
          </table:table-cell>
          <table:table-cell table:formula="of:=['raw values'.B4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1]/24))" office:value-type="date" office:date-value="2020-12-26" calcext:value-type="date">
            <text:p>12/26/20</text:p>
          </table:table-cell>
          <table:table-cell table:formula="of:=['raw values'.B4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2]/24))" office:value-type="date" office:date-value="2020-12-27" calcext:value-type="date">
            <text:p>12/27/20</text:p>
          </table:table-cell>
          <table:table-cell table:formula="of:=['raw values'.B4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3]/24))" office:value-type="date" office:date-value="2020-12-28" calcext:value-type="date">
            <text:p>12/28/20</text:p>
          </table:table-cell>
          <table:table-cell table:formula="of:=['raw values'.B4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4]/24))" office:value-type="date" office:date-value="2020-12-29" calcext:value-type="date">
            <text:p>12/29/20</text:p>
          </table:table-cell>
          <table:table-cell table:formula="of:=['raw values'.B4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5]/24))" office:value-type="date" office:date-value="2020-12-30" calcext:value-type="date">
            <text:p>12/30/20</text:p>
          </table:table-cell>
          <table:table-cell table:formula="of:=['raw values'.B4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6]/24))" office:value-type="date" office:date-value="2020-12-31" calcext:value-type="date">
            <text:p>12/31/20</text:p>
          </table:table-cell>
          <table:table-cell table:formula="of:=['raw values'.B4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7]/24))" office:value-type="date" office:date-value="2021-01-01" calcext:value-type="date">
            <text:p>01/01/21</text:p>
          </table:table-cell>
          <table:table-cell table:formula="of:=['raw values'.B4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8]/24))" office:value-type="date" office:date-value="2021-01-02" calcext:value-type="date">
            <text:p>01/02/21</text:p>
          </table:table-cell>
          <table:table-cell table:formula="of:=['raw values'.B4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49]/24))" office:value-type="date" office:date-value="2021-01-03" calcext:value-type="date">
            <text:p>01/03/21</text:p>
          </table:table-cell>
          <table:table-cell table:formula="of:=['raw values'.B4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0]/24))" office:value-type="date" office:date-value="2021-01-04" calcext:value-type="date">
            <text:p>01/04/21</text:p>
          </table:table-cell>
          <table:table-cell table:formula="of:=['raw values'.B5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1]/24))" office:value-type="date" office:date-value="2021-01-05" calcext:value-type="date">
            <text:p>01/05/21</text:p>
          </table:table-cell>
          <table:table-cell table:formula="of:=['raw values'.B5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2]/24))" office:value-type="date" office:date-value="2021-01-06" calcext:value-type="date">
            <text:p>01/06/21</text:p>
          </table:table-cell>
          <table:table-cell table:formula="of:=['raw values'.B5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3]/24))" office:value-type="date" office:date-value="2021-01-07" calcext:value-type="date">
            <text:p>01/07/21</text:p>
          </table:table-cell>
          <table:table-cell table:formula="of:=['raw values'.B5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4]/24))" office:value-type="date" office:date-value="2021-01-08" calcext:value-type="date">
            <text:p>01/08/21</text:p>
          </table:table-cell>
          <table:table-cell table:formula="of:=['raw values'.B5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5]/24))" office:value-type="date" office:date-value="2021-01-09" calcext:value-type="date">
            <text:p>01/09/21</text:p>
          </table:table-cell>
          <table:table-cell table:formula="of:=['raw values'.B5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6]/24))" office:value-type="date" office:date-value="2021-01-10" calcext:value-type="date">
            <text:p>01/10/21</text:p>
          </table:table-cell>
          <table:table-cell table:formula="of:=['raw values'.B5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7]/24))" office:value-type="date" office:date-value="2021-01-11" calcext:value-type="date">
            <text:p>01/11/21</text:p>
          </table:table-cell>
          <table:table-cell table:formula="of:=['raw values'.B5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8]/24))" office:value-type="date" office:date-value="2021-01-12" calcext:value-type="date">
            <text:p>01/12/21</text:p>
          </table:table-cell>
          <table:table-cell table:formula="of:=['raw values'.B5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59]/24))" office:value-type="date" office:date-value="2021-01-13" calcext:value-type="date">
            <text:p>01/13/21</text:p>
          </table:table-cell>
          <table:table-cell table:formula="of:=['raw values'.B5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0]/24))" office:value-type="date" office:date-value="2021-01-14" calcext:value-type="date">
            <text:p>01/14/21</text:p>
          </table:table-cell>
          <table:table-cell table:formula="of:=['raw values'.B6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1]/24))" office:value-type="date" office:date-value="2021-01-15" calcext:value-type="date">
            <text:p>01/15/21</text:p>
          </table:table-cell>
          <table:table-cell table:formula="of:=['raw values'.B6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2]/24))" office:value-type="date" office:date-value="2021-01-16" calcext:value-type="date">
            <text:p>01/16/21</text:p>
          </table:table-cell>
          <table:table-cell table:formula="of:=['raw values'.B6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3]/24))" office:value-type="date" office:date-value="2021-01-17" calcext:value-type="date">
            <text:p>01/17/21</text:p>
          </table:table-cell>
          <table:table-cell table:formula="of:=['raw values'.B6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4]/24))" office:value-type="date" office:date-value="2021-01-18" calcext:value-type="date">
            <text:p>01/18/21</text:p>
          </table:table-cell>
          <table:table-cell table:formula="of:=['raw values'.B6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5]/24))" office:value-type="date" office:date-value="2021-01-19" calcext:value-type="date">
            <text:p>01/19/21</text:p>
          </table:table-cell>
          <table:table-cell table:formula="of:=['raw values'.B6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6]/24))" office:value-type="date" office:date-value="2021-01-20" calcext:value-type="date">
            <text:p>01/20/21</text:p>
          </table:table-cell>
          <table:table-cell table:formula="of:=['raw values'.B6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7]/24))" office:value-type="date" office:date-value="2021-01-21" calcext:value-type="date">
            <text:p>01/21/21</text:p>
          </table:table-cell>
          <table:table-cell table:formula="of:=['raw values'.B6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8]/24))" office:value-type="date" office:date-value="2021-01-22" calcext:value-type="date">
            <text:p>01/22/21</text:p>
          </table:table-cell>
          <table:table-cell table:formula="of:=['raw values'.B6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69]/24))" office:value-type="date" office:date-value="2021-01-23" calcext:value-type="date">
            <text:p>01/23/21</text:p>
          </table:table-cell>
          <table:table-cell table:formula="of:=['raw values'.B6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0]/24))" office:value-type="date" office:date-value="2021-01-24" calcext:value-type="date">
            <text:p>01/24/21</text:p>
          </table:table-cell>
          <table:table-cell table:formula="of:=['raw values'.B7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1]/24))" office:value-type="date" office:date-value="2021-01-25" calcext:value-type="date">
            <text:p>01/25/21</text:p>
          </table:table-cell>
          <table:table-cell table:formula="of:=['raw values'.B7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2]/24))" office:value-type="date" office:date-value="2021-01-26" calcext:value-type="date">
            <text:p>01/26/21</text:p>
          </table:table-cell>
          <table:table-cell table:formula="of:=['raw values'.B7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3]/24))" office:value-type="date" office:date-value="2021-01-27" calcext:value-type="date">
            <text:p>01/27/21</text:p>
          </table:table-cell>
          <table:table-cell table:formula="of:=['raw values'.B7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4]/24))" office:value-type="date" office:date-value="2021-01-28" calcext:value-type="date">
            <text:p>01/28/21</text:p>
          </table:table-cell>
          <table:table-cell table:formula="of:=['raw values'.B7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5]/24))" office:value-type="date" office:date-value="2021-01-29" calcext:value-type="date">
            <text:p>01/29/21</text:p>
          </table:table-cell>
          <table:table-cell table:formula="of:=['raw values'.B7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6]/24))" office:value-type="date" office:date-value="2021-01-30" calcext:value-type="date">
            <text:p>01/30/21</text:p>
          </table:table-cell>
          <table:table-cell table:formula="of:=['raw values'.B7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7]/24))" office:value-type="date" office:date-value="2021-01-31" calcext:value-type="date">
            <text:p>01/31/21</text:p>
          </table:table-cell>
          <table:table-cell table:formula="of:=['raw values'.B7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8]/24))" office:value-type="date" office:date-value="2021-02-01" calcext:value-type="date">
            <text:p>02/01/21</text:p>
          </table:table-cell>
          <table:table-cell table:formula="of:=['raw values'.B7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79]/24))" office:value-type="date" office:date-value="2021-02-02" calcext:value-type="date">
            <text:p>02/02/21</text:p>
          </table:table-cell>
          <table:table-cell table:formula="of:=['raw values'.B7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0]/24))" office:value-type="date" office:date-value="2021-02-03" calcext:value-type="date">
            <text:p>02/03/21</text:p>
          </table:table-cell>
          <table:table-cell table:formula="of:=['raw values'.B8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1]/24))" office:value-type="date" office:date-value="2021-02-04" calcext:value-type="date">
            <text:p>02/04/21</text:p>
          </table:table-cell>
          <table:table-cell table:formula="of:=['raw values'.B8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2]/24))" office:value-type="date" office:date-value="2021-02-05" calcext:value-type="date">
            <text:p>02/05/21</text:p>
          </table:table-cell>
          <table:table-cell table:formula="of:=['raw values'.B8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3]/24))" office:value-type="date" office:date-value="2021-02-06" calcext:value-type="date">
            <text:p>02/06/21</text:p>
          </table:table-cell>
          <table:table-cell table:formula="of:=['raw values'.B8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4]/24))" office:value-type="date" office:date-value="2021-02-07" calcext:value-type="date">
            <text:p>02/07/21</text:p>
          </table:table-cell>
          <table:table-cell table:formula="of:=['raw values'.B8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5]/24))" office:value-type="date" office:date-value="2021-02-08" calcext:value-type="date">
            <text:p>02/08/21</text:p>
          </table:table-cell>
          <table:table-cell table:formula="of:=['raw values'.B8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6]/24))" office:value-type="date" office:date-value="2021-02-09" calcext:value-type="date">
            <text:p>02/09/21</text:p>
          </table:table-cell>
          <table:table-cell table:formula="of:=['raw values'.B8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7]/24))" office:value-type="date" office:date-value="2021-02-10" calcext:value-type="date">
            <text:p>02/10/21</text:p>
          </table:table-cell>
          <table:table-cell table:formula="of:=['raw values'.B8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8]/24))" office:value-type="date" office:date-value="2021-02-11" calcext:value-type="date">
            <text:p>02/11/21</text:p>
          </table:table-cell>
          <table:table-cell table:formula="of:=['raw values'.B8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89]/24))" office:value-type="date" office:date-value="2021-02-12" calcext:value-type="date">
            <text:p>02/12/21</text:p>
          </table:table-cell>
          <table:table-cell table:formula="of:=['raw values'.B8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0]/24))" office:value-type="date" office:date-value="2021-02-13" calcext:value-type="date">
            <text:p>02/13/21</text:p>
          </table:table-cell>
          <table:table-cell table:formula="of:=['raw values'.B9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1]/24))" office:value-type="date" office:date-value="2021-02-14" calcext:value-type="date">
            <text:p>02/14/21</text:p>
          </table:table-cell>
          <table:table-cell table:formula="of:=['raw values'.B9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2]/24))" office:value-type="date" office:date-value="2021-02-15" calcext:value-type="date">
            <text:p>02/15/21</text:p>
          </table:table-cell>
          <table:table-cell table:formula="of:=['raw values'.B9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3]/24))" office:value-type="date" office:date-value="2021-02-16" calcext:value-type="date">
            <text:p>02/16/21</text:p>
          </table:table-cell>
          <table:table-cell table:formula="of:=['raw values'.B9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4]/24))" office:value-type="date" office:date-value="2021-02-17" calcext:value-type="date">
            <text:p>02/17/21</text:p>
          </table:table-cell>
          <table:table-cell table:formula="of:=['raw values'.B9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5]/24))" office:value-type="date" office:date-value="2021-02-18" calcext:value-type="date">
            <text:p>02/18/21</text:p>
          </table:table-cell>
          <table:table-cell table:formula="of:=['raw values'.B9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6]/24))" office:value-type="date" office:date-value="2021-02-19" calcext:value-type="date">
            <text:p>02/19/21</text:p>
          </table:table-cell>
          <table:table-cell table:formula="of:=['raw values'.B9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7]/24))" office:value-type="date" office:date-value="2021-02-20" calcext:value-type="date">
            <text:p>02/20/21</text:p>
          </table:table-cell>
          <table:table-cell table:formula="of:=['raw values'.B9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8]/24))" office:value-type="date" office:date-value="2021-02-21" calcext:value-type="date">
            <text:p>02/21/21</text:p>
          </table:table-cell>
          <table:table-cell table:formula="of:=['raw values'.B9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99]/24))" office:value-type="date" office:date-value="2021-02-22" calcext:value-type="date">
            <text:p>02/22/21</text:p>
          </table:table-cell>
          <table:table-cell table:formula="of:=['raw values'.B9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0]/24))" office:value-type="date" office:date-value="2021-02-23" calcext:value-type="date">
            <text:p>02/23/21</text:p>
          </table:table-cell>
          <table:table-cell table:formula="of:=['raw values'.B10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1]/24))" office:value-type="date" office:date-value="2021-02-24" calcext:value-type="date">
            <text:p>02/24/21</text:p>
          </table:table-cell>
          <table:table-cell table:formula="of:=['raw values'.B10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2]/24))" office:value-type="date" office:date-value="2021-02-25" calcext:value-type="date">
            <text:p>02/25/21</text:p>
          </table:table-cell>
          <table:table-cell table:formula="of:=['raw values'.B10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3]/24))" office:value-type="date" office:date-value="2021-02-26" calcext:value-type="date">
            <text:p>02/26/21</text:p>
          </table:table-cell>
          <table:table-cell table:formula="of:=['raw values'.B10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4]/24))" office:value-type="date" office:date-value="2021-02-27" calcext:value-type="date">
            <text:p>02/27/21</text:p>
          </table:table-cell>
          <table:table-cell table:formula="of:=['raw values'.B10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5]/24))" office:value-type="date" office:date-value="2021-02-28" calcext:value-type="date">
            <text:p>02/28/21</text:p>
          </table:table-cell>
          <table:table-cell table:formula="of:=['raw values'.B10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6]/24))" office:value-type="date" office:date-value="2021-03-01" calcext:value-type="date">
            <text:p>03/01/21</text:p>
          </table:table-cell>
          <table:table-cell table:formula="of:=['raw values'.B10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7]/24))" office:value-type="date" office:date-value="2021-03-02" calcext:value-type="date">
            <text:p>03/02/21</text:p>
          </table:table-cell>
          <table:table-cell table:formula="of:=['raw values'.B10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8]/24))" office:value-type="date" office:date-value="2021-03-03" calcext:value-type="date">
            <text:p>03/03/21</text:p>
          </table:table-cell>
          <table:table-cell table:formula="of:=['raw values'.B10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09]/24))" office:value-type="date" office:date-value="2021-03-04" calcext:value-type="date">
            <text:p>03/04/21</text:p>
          </table:table-cell>
          <table:table-cell table:formula="of:=['raw values'.B10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0]/24))" office:value-type="date" office:date-value="2021-03-05" calcext:value-type="date">
            <text:p>03/05/21</text:p>
          </table:table-cell>
          <table:table-cell table:formula="of:=['raw values'.B11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1]/24))" office:value-type="date" office:date-value="2021-03-06" calcext:value-type="date">
            <text:p>03/06/21</text:p>
          </table:table-cell>
          <table:table-cell table:formula="of:=['raw values'.B11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2]/24))" office:value-type="date" office:date-value="2021-03-07" calcext:value-type="date">
            <text:p>03/07/21</text:p>
          </table:table-cell>
          <table:table-cell table:formula="of:=['raw values'.B11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3]/24))" office:value-type="date" office:date-value="2021-03-08" calcext:value-type="date">
            <text:p>03/08/21</text:p>
          </table:table-cell>
          <table:table-cell table:formula="of:=['raw values'.B11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4]/24))" office:value-type="date" office:date-value="2021-03-09" calcext:value-type="date">
            <text:p>03/09/21</text:p>
          </table:table-cell>
          <table:table-cell table:formula="of:=['raw values'.B11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5]/24))" office:value-type="date" office:date-value="2021-03-10" calcext:value-type="date">
            <text:p>03/10/21</text:p>
          </table:table-cell>
          <table:table-cell table:formula="of:=['raw values'.B11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6]/24))" office:value-type="date" office:date-value="2021-03-11" calcext:value-type="date">
            <text:p>03/11/21</text:p>
          </table:table-cell>
          <table:table-cell table:formula="of:=['raw values'.B11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7]/24))" office:value-type="date" office:date-value="2021-03-12" calcext:value-type="date">
            <text:p>03/12/21</text:p>
          </table:table-cell>
          <table:table-cell table:formula="of:=['raw values'.B11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8]/24))" office:value-type="date" office:date-value="2021-03-13" calcext:value-type="date">
            <text:p>03/13/21</text:p>
          </table:table-cell>
          <table:table-cell table:formula="of:=['raw values'.B11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19]/24))" office:value-type="date" office:date-value="2021-03-14" calcext:value-type="date">
            <text:p>03/14/21</text:p>
          </table:table-cell>
          <table:table-cell table:formula="of:=['raw values'.B11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0]/24))" office:value-type="date" office:date-value="2021-03-15" calcext:value-type="date">
            <text:p>03/15/21</text:p>
          </table:table-cell>
          <table:table-cell table:formula="of:=['raw values'.B12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1]/24))" office:value-type="date" office:date-value="2021-03-16" calcext:value-type="date">
            <text:p>03/16/21</text:p>
          </table:table-cell>
          <table:table-cell table:formula="of:=['raw values'.B12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2]/24))" office:value-type="date" office:date-value="2021-03-17" calcext:value-type="date">
            <text:p>03/17/21</text:p>
          </table:table-cell>
          <table:table-cell table:formula="of:=['raw values'.B12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3]/24))" office:value-type="date" office:date-value="2021-03-18" calcext:value-type="date">
            <text:p>03/18/21</text:p>
          </table:table-cell>
          <table:table-cell table:formula="of:=['raw values'.B12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4]/24))" office:value-type="date" office:date-value="2021-03-19" calcext:value-type="date">
            <text:p>03/19/21</text:p>
          </table:table-cell>
          <table:table-cell table:formula="of:=['raw values'.B12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5]/24))" office:value-type="date" office:date-value="2021-03-20" calcext:value-type="date">
            <text:p>03/20/21</text:p>
          </table:table-cell>
          <table:table-cell table:formula="of:=['raw values'.B12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6]/24))" office:value-type="date" office:date-value="2021-03-21" calcext:value-type="date">
            <text:p>03/21/21</text:p>
          </table:table-cell>
          <table:table-cell table:formula="of:=['raw values'.B12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7]/24))" office:value-type="date" office:date-value="2021-03-22" calcext:value-type="date">
            <text:p>03/22/21</text:p>
          </table:table-cell>
          <table:table-cell table:formula="of:=['raw values'.B12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8]/24))" office:value-type="date" office:date-value="2021-03-23" calcext:value-type="date">
            <text:p>03/23/21</text:p>
          </table:table-cell>
          <table:table-cell table:formula="of:=['raw values'.B12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29]/24))" office:value-type="date" office:date-value="2021-03-24" calcext:value-type="date">
            <text:p>03/24/21</text:p>
          </table:table-cell>
          <table:table-cell table:formula="of:=['raw values'.B12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0]/24))" office:value-type="date" office:date-value="2021-03-25" calcext:value-type="date">
            <text:p>03/25/21</text:p>
          </table:table-cell>
          <table:table-cell table:formula="of:=['raw values'.B13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1]/24))" office:value-type="date" office:date-value="2021-03-26" calcext:value-type="date">
            <text:p>03/26/21</text:p>
          </table:table-cell>
          <table:table-cell table:formula="of:=['raw values'.B13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2]/24))" office:value-type="date" office:date-value="2021-03-27" calcext:value-type="date">
            <text:p>03/27/21</text:p>
          </table:table-cell>
          <table:table-cell table:formula="of:=['raw values'.B13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3]/24))" office:value-type="date" office:date-value="2021-03-28" calcext:value-type="date">
            <text:p>03/28/21</text:p>
          </table:table-cell>
          <table:table-cell table:formula="of:=['raw values'.B13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4]/24))" office:value-type="date" office:date-value="2021-03-29" calcext:value-type="date">
            <text:p>03/29/21</text:p>
          </table:table-cell>
          <table:table-cell table:formula="of:=['raw values'.B13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5]/24))" office:value-type="date" office:date-value="2021-03-30" calcext:value-type="date">
            <text:p>03/30/21</text:p>
          </table:table-cell>
          <table:table-cell table:formula="of:=['raw values'.B13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6]/24))" office:value-type="date" office:date-value="2021-03-31" calcext:value-type="date">
            <text:p>03/31/21</text:p>
          </table:table-cell>
          <table:table-cell table:formula="of:=['raw values'.B13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7]/24))" office:value-type="date" office:date-value="2021-04-01" calcext:value-type="date">
            <text:p>04/01/21</text:p>
          </table:table-cell>
          <table:table-cell table:formula="of:=['raw values'.B13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8]/24))" office:value-type="date" office:date-value="2021-04-02" calcext:value-type="date">
            <text:p>04/02/21</text:p>
          </table:table-cell>
          <table:table-cell table:formula="of:=['raw values'.B13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39]/24))" office:value-type="date" office:date-value="2021-04-03" calcext:value-type="date">
            <text:p>04/03/21</text:p>
          </table:table-cell>
          <table:table-cell table:formula="of:=['raw values'.B13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0]/24))" office:value-type="date" office:date-value="2021-04-04" calcext:value-type="date">
            <text:p>04/04/21</text:p>
          </table:table-cell>
          <table:table-cell table:formula="of:=['raw values'.B14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1]/24))" office:value-type="date" office:date-value="2021-04-05" calcext:value-type="date">
            <text:p>04/05/21</text:p>
          </table:table-cell>
          <table:table-cell table:formula="of:=['raw values'.B14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2]/24))" office:value-type="date" office:date-value="2021-04-06" calcext:value-type="date">
            <text:p>04/06/21</text:p>
          </table:table-cell>
          <table:table-cell table:formula="of:=['raw values'.B14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3]/24))" office:value-type="date" office:date-value="2021-04-07" calcext:value-type="date">
            <text:p>04/07/21</text:p>
          </table:table-cell>
          <table:table-cell table:formula="of:=['raw values'.B14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4]/24))" office:value-type="date" office:date-value="2021-04-08" calcext:value-type="date">
            <text:p>04/08/21</text:p>
          </table:table-cell>
          <table:table-cell table:formula="of:=['raw values'.B14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5]/24))" office:value-type="date" office:date-value="2021-04-09" calcext:value-type="date">
            <text:p>04/09/21</text:p>
          </table:table-cell>
          <table:table-cell table:formula="of:=['raw values'.B14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6]/24))" office:value-type="date" office:date-value="2021-04-10" calcext:value-type="date">
            <text:p>04/10/21</text:p>
          </table:table-cell>
          <table:table-cell table:formula="of:=['raw values'.B14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7]/24))" office:value-type="date" office:date-value="2021-04-11" calcext:value-type="date">
            <text:p>04/11/21</text:p>
          </table:table-cell>
          <table:table-cell table:formula="of:=['raw values'.B14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8]/24))" office:value-type="date" office:date-value="2021-04-12" calcext:value-type="date">
            <text:p>04/12/21</text:p>
          </table:table-cell>
          <table:table-cell table:formula="of:=['raw values'.B14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49]/24))" office:value-type="date" office:date-value="2021-04-13" calcext:value-type="date">
            <text:p>04/13/21</text:p>
          </table:table-cell>
          <table:table-cell table:formula="of:=['raw values'.B14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0]/24))" office:value-type="date" office:date-value="2021-04-14" calcext:value-type="date">
            <text:p>04/14/21</text:p>
          </table:table-cell>
          <table:table-cell table:formula="of:=['raw values'.B15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1]/24))" office:value-type="date" office:date-value="2021-04-15" calcext:value-type="date">
            <text:p>04/15/21</text:p>
          </table:table-cell>
          <table:table-cell table:formula="of:=['raw values'.B15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2]/24))" office:value-type="date" office:date-value="2021-04-16" calcext:value-type="date">
            <text:p>04/16/21</text:p>
          </table:table-cell>
          <table:table-cell table:formula="of:=['raw values'.B15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3]/24))" office:value-type="date" office:date-value="2021-04-17" calcext:value-type="date">
            <text:p>04/17/21</text:p>
          </table:table-cell>
          <table:table-cell table:formula="of:=['raw values'.B15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4]/24))" office:value-type="date" office:date-value="2021-04-18" calcext:value-type="date">
            <text:p>04/18/21</text:p>
          </table:table-cell>
          <table:table-cell table:formula="of:=['raw values'.B15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5]/24))" office:value-type="date" office:date-value="2021-04-19" calcext:value-type="date">
            <text:p>04/19/21</text:p>
          </table:table-cell>
          <table:table-cell table:formula="of:=['raw values'.B15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6]/24))" office:value-type="date" office:date-value="2021-04-20" calcext:value-type="date">
            <text:p>04/20/21</text:p>
          </table:table-cell>
          <table:table-cell table:formula="of:=['raw values'.B15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7]/24))" office:value-type="date" office:date-value="2021-04-21" calcext:value-type="date">
            <text:p>04/21/21</text:p>
          </table:table-cell>
          <table:table-cell table:formula="of:=['raw values'.B15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8]/24))" office:value-type="date" office:date-value="2021-04-22" calcext:value-type="date">
            <text:p>04/22/21</text:p>
          </table:table-cell>
          <table:table-cell table:formula="of:=['raw values'.B15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59]/24))" office:value-type="date" office:date-value="2021-04-23" calcext:value-type="date">
            <text:p>04/23/21</text:p>
          </table:table-cell>
          <table:table-cell table:formula="of:=['raw values'.B15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0]/24))" office:value-type="date" office:date-value="2021-04-24" calcext:value-type="date">
            <text:p>04/24/21</text:p>
          </table:table-cell>
          <table:table-cell table:formula="of:=['raw values'.B16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1]/24))" office:value-type="date" office:date-value="2021-04-25" calcext:value-type="date">
            <text:p>04/25/21</text:p>
          </table:table-cell>
          <table:table-cell table:formula="of:=['raw values'.B16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2]/24))" office:value-type="date" office:date-value="2021-04-26" calcext:value-type="date">
            <text:p>04/26/21</text:p>
          </table:table-cell>
          <table:table-cell table:formula="of:=['raw values'.B16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3]/24))" office:value-type="date" office:date-value="2021-04-27" calcext:value-type="date">
            <text:p>04/27/21</text:p>
          </table:table-cell>
          <table:table-cell table:formula="of:=['raw values'.B16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4]/24))" office:value-type="date" office:date-value="2021-04-28" calcext:value-type="date">
            <text:p>04/28/21</text:p>
          </table:table-cell>
          <table:table-cell table:formula="of:=['raw values'.B16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5]/24))" office:value-type="date" office:date-value="2021-04-29" calcext:value-type="date">
            <text:p>04/29/21</text:p>
          </table:table-cell>
          <table:table-cell table:formula="of:=['raw values'.B16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6]/24))" office:value-type="date" office:date-value="2021-04-30" calcext:value-type="date">
            <text:p>04/30/21</text:p>
          </table:table-cell>
          <table:table-cell table:formula="of:=['raw values'.B16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7]/24))" office:value-type="date" office:date-value="2021-05-01" calcext:value-type="date">
            <text:p>05/01/21</text:p>
          </table:table-cell>
          <table:table-cell table:formula="of:=['raw values'.B16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8]/24))" office:value-type="date" office:date-value="2021-05-02" calcext:value-type="date">
            <text:p>05/02/21</text:p>
          </table:table-cell>
          <table:table-cell table:formula="of:=['raw values'.B16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69]/24))" office:value-type="date" office:date-value="2021-05-03" calcext:value-type="date">
            <text:p>05/03/21</text:p>
          </table:table-cell>
          <table:table-cell table:formula="of:=['raw values'.B16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0]/24))" office:value-type="date" office:date-value="2021-05-04" calcext:value-type="date">
            <text:p>05/04/21</text:p>
          </table:table-cell>
          <table:table-cell table:formula="of:=['raw values'.B17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1]/24))" office:value-type="date" office:date-value="2021-05-05" calcext:value-type="date">
            <text:p>05/05/21</text:p>
          </table:table-cell>
          <table:table-cell table:formula="of:=['raw values'.B17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2]/24))" office:value-type="date" office:date-value="2021-05-06" calcext:value-type="date">
            <text:p>05/06/21</text:p>
          </table:table-cell>
          <table:table-cell table:formula="of:=['raw values'.B17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3]/24))" office:value-type="date" office:date-value="2021-05-07" calcext:value-type="date">
            <text:p>05/07/21</text:p>
          </table:table-cell>
          <table:table-cell table:formula="of:=['raw values'.B17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4]/24))" office:value-type="date" office:date-value="2021-05-08" calcext:value-type="date">
            <text:p>05/08/21</text:p>
          </table:table-cell>
          <table:table-cell table:formula="of:=['raw values'.B17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5]/24))" office:value-type="date" office:date-value="2021-05-09" calcext:value-type="date">
            <text:p>05/09/21</text:p>
          </table:table-cell>
          <table:table-cell table:formula="of:=['raw values'.B17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6]/24))" office:value-type="date" office:date-value="2021-05-10" calcext:value-type="date">
            <text:p>05/10/21</text:p>
          </table:table-cell>
          <table:table-cell table:formula="of:=['raw values'.B17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7]/24))" office:value-type="date" office:date-value="2021-05-11" calcext:value-type="date">
            <text:p>05/11/21</text:p>
          </table:table-cell>
          <table:table-cell table:formula="of:=['raw values'.B17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8]/24))" office:value-type="date" office:date-value="2021-05-12" calcext:value-type="date">
            <text:p>05/12/21</text:p>
          </table:table-cell>
          <table:table-cell table:formula="of:=['raw values'.B17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79]/24))" office:value-type="date" office:date-value="2021-05-13" calcext:value-type="date">
            <text:p>05/13/21</text:p>
          </table:table-cell>
          <table:table-cell table:formula="of:=['raw values'.B17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0]/24))" office:value-type="date" office:date-value="2021-05-14" calcext:value-type="date">
            <text:p>05/14/21</text:p>
          </table:table-cell>
          <table:table-cell table:formula="of:=['raw values'.B18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1]/24))" office:value-type="date" office:date-value="2021-05-15" calcext:value-type="date">
            <text:p>05/15/21</text:p>
          </table:table-cell>
          <table:table-cell table:formula="of:=['raw values'.B18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2]/24))" office:value-type="date" office:date-value="2021-05-16" calcext:value-type="date">
            <text:p>05/16/21</text:p>
          </table:table-cell>
          <table:table-cell table:formula="of:=['raw values'.B18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3]/24))" office:value-type="date" office:date-value="2021-05-17" calcext:value-type="date">
            <text:p>05/17/21</text:p>
          </table:table-cell>
          <table:table-cell table:formula="of:=['raw values'.B18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4]/24))" office:value-type="date" office:date-value="2021-05-18" calcext:value-type="date">
            <text:p>05/18/21</text:p>
          </table:table-cell>
          <table:table-cell table:formula="of:=['raw values'.B18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5]/24))" office:value-type="date" office:date-value="2021-05-19" calcext:value-type="date">
            <text:p>05/19/21</text:p>
          </table:table-cell>
          <table:table-cell table:formula="of:=['raw values'.B18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6]/24))" office:value-type="date" office:date-value="2021-05-20" calcext:value-type="date">
            <text:p>05/20/21</text:p>
          </table:table-cell>
          <table:table-cell table:formula="of:=['raw values'.B18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7]/24))" office:value-type="date" office:date-value="2021-05-21" calcext:value-type="date">
            <text:p>05/21/21</text:p>
          </table:table-cell>
          <table:table-cell table:formula="of:=['raw values'.B18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8]/24))" office:value-type="date" office:date-value="2021-05-22" calcext:value-type="date">
            <text:p>05/22/21</text:p>
          </table:table-cell>
          <table:table-cell table:formula="of:=['raw values'.B18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89]/24))" office:value-type="date" office:date-value="2021-05-23" calcext:value-type="date">
            <text:p>05/23/21</text:p>
          </table:table-cell>
          <table:table-cell table:formula="of:=['raw values'.B18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0]/24))" office:value-type="date" office:date-value="2021-05-24" calcext:value-type="date">
            <text:p>05/24/21</text:p>
          </table:table-cell>
          <table:table-cell table:formula="of:=['raw values'.B19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1]/24))" office:value-type="date" office:date-value="2021-05-25" calcext:value-type="date">
            <text:p>05/25/21</text:p>
          </table:table-cell>
          <table:table-cell table:formula="of:=['raw values'.B19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2]/24))" office:value-type="date" office:date-value="2021-05-26" calcext:value-type="date">
            <text:p>05/26/21</text:p>
          </table:table-cell>
          <table:table-cell table:formula="of:=['raw values'.B19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3]/24))" office:value-type="date" office:date-value="2021-05-27" calcext:value-type="date">
            <text:p>05/27/21</text:p>
          </table:table-cell>
          <table:table-cell table:formula="of:=['raw values'.B19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4]/24))" office:value-type="date" office:date-value="2021-05-28" calcext:value-type="date">
            <text:p>05/28/21</text:p>
          </table:table-cell>
          <table:table-cell table:formula="of:=['raw values'.B19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5]/24))" office:value-type="date" office:date-value="2021-05-29" calcext:value-type="date">
            <text:p>05/29/21</text:p>
          </table:table-cell>
          <table:table-cell table:formula="of:=['raw values'.B195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6]/24))" office:value-type="date" office:date-value="2021-05-30" calcext:value-type="date">
            <text:p>05/30/21</text:p>
          </table:table-cell>
          <table:table-cell table:formula="of:=['raw values'.B196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7]/24))" office:value-type="date" office:date-value="2021-05-31" calcext:value-type="date">
            <text:p>05/31/21</text:p>
          </table:table-cell>
          <table:table-cell table:formula="of:=['raw values'.B197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8]/24))" office:value-type="date" office:date-value="2021-06-01" calcext:value-type="date">
            <text:p>06/01/21</text:p>
          </table:table-cell>
          <table:table-cell table:formula="of:=['raw values'.B198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199]/24))" office:value-type="date" office:date-value="2021-06-02" calcext:value-type="date">
            <text:p>06/02/21</text:p>
          </table:table-cell>
          <table:table-cell table:formula="of:=['raw values'.B199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00]/24))" office:value-type="date" office:date-value="2021-06-03" calcext:value-type="date">
            <text:p>06/03/21</text:p>
          </table:table-cell>
          <table:table-cell table:formula="of:=['raw values'.B200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01]/24))" office:value-type="date" office:date-value="2021-06-04" calcext:value-type="date">
            <text:p>06/04/21</text:p>
          </table:table-cell>
          <table:table-cell table:formula="of:=['raw values'.B201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02]/24))" office:value-type="date" office:date-value="2021-06-05" calcext:value-type="date">
            <text:p>06/05/21</text:p>
          </table:table-cell>
          <table:table-cell table:formula="of:=['raw values'.B202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03]/24))" office:value-type="date" office:date-value="2021-06-06" calcext:value-type="date">
            <text:p>06/06/21</text:p>
          </table:table-cell>
          <table:table-cell table:formula="of:=['raw values'.B203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04]/24))" office:value-type="date" office:date-value="2021-06-07" calcext:value-type="date">
            <text:p>06/07/21</text:p>
          </table:table-cell>
          <table:table-cell table:formula="of:=['raw values'.B204]/10000" office:value-type="percentage" office:value="0.2081" calcext:value-type="percentage">
            <text:p>20.81%</text:p>
          </table:table-cell>
        </table:table-row>
        <table:table-row table:style-name="ro1">
          <table:table-cell table:style-name="ce2" table:formula="of:=DATE(2020;11;18+(['raw values'.A205]/24))" office:value-type="date" office:date-value="2021-06-08" calcext:value-type="date">
            <text:p>06/08/21</text:p>
          </table:table-cell>
          <table:table-cell table:formula="of:=['raw values'.B205]/10000" office:value-type="percentage" office:value="0.208" calcext:value-type="percentage">
            <text:p>20.80%</text:p>
          </table:table-cell>
        </table:table-row>
        <table:table-row table:style-name="ro1">
          <table:table-cell table:style-name="ce2" table:formula="of:=DATE(2020;11;18+(['raw values'.A206]/24))" office:value-type="date" office:date-value="2021-06-09" calcext:value-type="date">
            <text:p>06/09/21</text:p>
          </table:table-cell>
          <table:table-cell table:formula="of:=['raw values'.B206]/10000" office:value-type="percentage" office:value="0.2079" calcext:value-type="percentage">
            <text:p>20.79%</text:p>
          </table:table-cell>
        </table:table-row>
        <table:table-row table:style-name="ro1">
          <table:table-cell table:style-name="ce2" table:formula="of:=DATE(2020;11;18+(['raw values'.A207]/24))" office:value-type="date" office:date-value="2021-06-10" calcext:value-type="date">
            <text:p>06/10/21</text:p>
          </table:table-cell>
          <table:table-cell table:formula="of:=['raw values'.B207]/10000" office:value-type="percentage" office:value="0.2078" calcext:value-type="percentage">
            <text:p>20.78%</text:p>
          </table:table-cell>
        </table:table-row>
        <table:table-row table:style-name="ro1">
          <table:table-cell table:style-name="ce2" table:formula="of:=DATE(2020;11;18+(['raw values'.A208]/24))" office:value-type="date" office:date-value="2021-06-11" calcext:value-type="date">
            <text:p>06/11/21</text:p>
          </table:table-cell>
          <table:table-cell table:formula="of:=['raw values'.B208]/10000" office:value-type="percentage" office:value="0.2076" calcext:value-type="percentage">
            <text:p>20.76%</text:p>
          </table:table-cell>
        </table:table-row>
        <table:table-row table:style-name="ro1">
          <table:table-cell table:style-name="ce2" table:formula="of:=DATE(2020;11;18+(['raw values'.A209]/24))" office:value-type="date" office:date-value="2021-06-12" calcext:value-type="date">
            <text:p>06/12/21</text:p>
          </table:table-cell>
          <table:table-cell table:formula="of:=['raw values'.B209]/10000" office:value-type="percentage" office:value="0.2075" calcext:value-type="percentage">
            <text:p>20.75%</text:p>
          </table:table-cell>
        </table:table-row>
        <table:table-row table:style-name="ro1">
          <table:table-cell table:style-name="ce2" table:formula="of:=DATE(2020;11;18+(['raw values'.A210]/24))" office:value-type="date" office:date-value="2021-06-13" calcext:value-type="date">
            <text:p>06/13/21</text:p>
          </table:table-cell>
          <table:table-cell table:formula="of:=['raw values'.B210]/10000" office:value-type="percentage" office:value="0.2073" calcext:value-type="percentage">
            <text:p>20.73%</text:p>
          </table:table-cell>
        </table:table-row>
        <table:table-row table:style-name="ro1">
          <table:table-cell table:style-name="ce2" table:formula="of:=DATE(2020;11;18+(['raw values'.A211]/24))" office:value-type="date" office:date-value="2021-06-14" calcext:value-type="date">
            <text:p>06/14/21</text:p>
          </table:table-cell>
          <table:table-cell table:formula="of:=['raw values'.B211]/10000" office:value-type="percentage" office:value="0.2071" calcext:value-type="percentage">
            <text:p>20.71%</text:p>
          </table:table-cell>
        </table:table-row>
        <table:table-row table:style-name="ro1">
          <table:table-cell table:style-name="ce2" table:formula="of:=DATE(2020;11;18+(['raw values'.A212]/24))" office:value-type="date" office:date-value="2021-06-15" calcext:value-type="date">
            <text:p>06/15/21</text:p>
          </table:table-cell>
          <table:table-cell table:formula="of:=['raw values'.B212]/10000" office:value-type="percentage" office:value="0.2069" calcext:value-type="percentage">
            <text:p>20.69%</text:p>
          </table:table-cell>
        </table:table-row>
        <table:table-row table:style-name="ro1">
          <table:table-cell table:style-name="ce2" table:formula="of:=DATE(2020;11;18+(['raw values'.A213]/24))" office:value-type="date" office:date-value="2021-06-16" calcext:value-type="date">
            <text:p>06/16/21</text:p>
          </table:table-cell>
          <table:table-cell table:formula="of:=['raw values'.B213]/10000" office:value-type="percentage" office:value="0.2067" calcext:value-type="percentage">
            <text:p>20.67%</text:p>
          </table:table-cell>
        </table:table-row>
        <table:table-row table:style-name="ro1">
          <table:table-cell table:style-name="ce2" table:formula="of:=DATE(2020;11;18+(['raw values'.A214]/24))" office:value-type="date" office:date-value="2021-06-17" calcext:value-type="date">
            <text:p>06/17/21</text:p>
          </table:table-cell>
          <table:table-cell table:formula="of:=['raw values'.B214]/10000" office:value-type="percentage" office:value="0.2065" calcext:value-type="percentage">
            <text:p>20.65%</text:p>
          </table:table-cell>
        </table:table-row>
        <table:table-row table:style-name="ro1">
          <table:table-cell table:style-name="ce2" table:formula="of:=DATE(2020;11;18+(['raw values'.A215]/24))" office:value-type="date" office:date-value="2021-06-18" calcext:value-type="date">
            <text:p>06/18/21</text:p>
          </table:table-cell>
          <table:table-cell table:formula="of:=['raw values'.B215]/10000" office:value-type="percentage" office:value="0.2063" calcext:value-type="percentage">
            <text:p>20.63%</text:p>
          </table:table-cell>
        </table:table-row>
        <table:table-row table:style-name="ro1">
          <table:table-cell table:style-name="ce2" table:formula="of:=DATE(2020;11;18+(['raw values'.A216]/24))" office:value-type="date" office:date-value="2021-06-19" calcext:value-type="date">
            <text:p>06/19/21</text:p>
          </table:table-cell>
          <table:table-cell table:formula="of:=['raw values'.B216]/10000" office:value-type="percentage" office:value="0.206" calcext:value-type="percentage">
            <text:p>20.60%</text:p>
          </table:table-cell>
        </table:table-row>
        <table:table-row table:style-name="ro1">
          <table:table-cell table:style-name="ce2" table:formula="of:=DATE(2020;11;18+(['raw values'.A217]/24))" office:value-type="date" office:date-value="2021-06-20" calcext:value-type="date">
            <text:p>06/20/21</text:p>
          </table:table-cell>
          <table:table-cell table:formula="of:=['raw values'.B217]/10000" office:value-type="percentage" office:value="0.2057" calcext:value-type="percentage">
            <text:p>20.57%</text:p>
          </table:table-cell>
        </table:table-row>
        <table:table-row table:style-name="ro1">
          <table:table-cell table:style-name="ce2" table:formula="of:=DATE(2020;11;18+(['raw values'.A218]/24))" office:value-type="date" office:date-value="2021-06-21" calcext:value-type="date">
            <text:p>06/21/21</text:p>
          </table:table-cell>
          <table:table-cell table:formula="of:=['raw values'.B218]/10000" office:value-type="percentage" office:value="0.2054" calcext:value-type="percentage">
            <text:p>20.54%</text:p>
          </table:table-cell>
        </table:table-row>
        <table:table-row table:style-name="ro1">
          <table:table-cell table:style-name="ce2" table:formula="of:=DATE(2020;11;18+(['raw values'.A219]/24))" office:value-type="date" office:date-value="2021-06-22" calcext:value-type="date">
            <text:p>06/22/21</text:p>
          </table:table-cell>
          <table:table-cell table:formula="of:=['raw values'.B219]/10000" office:value-type="percentage" office:value="0.205" calcext:value-type="percentage">
            <text:p>20.50%</text:p>
          </table:table-cell>
        </table:table-row>
        <table:table-row table:style-name="ro1">
          <table:table-cell table:style-name="ce2" table:formula="of:=DATE(2020;11;18+(['raw values'.A220]/24))" office:value-type="date" office:date-value="2021-06-23" calcext:value-type="date">
            <text:p>06/23/21</text:p>
          </table:table-cell>
          <table:table-cell table:formula="of:=['raw values'.B220]/10000" office:value-type="percentage" office:value="0.2046" calcext:value-type="percentage">
            <text:p>20.46%</text:p>
          </table:table-cell>
        </table:table-row>
        <table:table-row table:style-name="ro1">
          <table:table-cell table:style-name="ce2" table:formula="of:=DATE(2020;11;18+(['raw values'.A221]/24))" office:value-type="date" office:date-value="2021-06-24" calcext:value-type="date">
            <text:p>06/24/21</text:p>
          </table:table-cell>
          <table:table-cell table:formula="of:=['raw values'.B221]/10000" office:value-type="percentage" office:value="0.2041" calcext:value-type="percentage">
            <text:p>20.41%</text:p>
          </table:table-cell>
        </table:table-row>
        <table:table-row table:style-name="ro1">
          <table:table-cell table:style-name="ce2" table:formula="of:=DATE(2020;11;18+(['raw values'.A222]/24))" office:value-type="date" office:date-value="2021-06-25" calcext:value-type="date">
            <text:p>06/25/21</text:p>
          </table:table-cell>
          <table:table-cell table:formula="of:=['raw values'.B222]/10000" office:value-type="percentage" office:value="0.2036" calcext:value-type="percentage">
            <text:p>20.36%</text:p>
          </table:table-cell>
        </table:table-row>
        <table:table-row table:style-name="ro1">
          <table:table-cell table:style-name="ce2" table:formula="of:=DATE(2020;11;18+(['raw values'.A223]/24))" office:value-type="date" office:date-value="2021-06-26" calcext:value-type="date">
            <text:p>06/26/21</text:p>
          </table:table-cell>
          <table:table-cell table:formula="of:=['raw values'.B223]/10000" office:value-type="percentage" office:value="0.203" calcext:value-type="percentage">
            <text:p>20.30%</text:p>
          </table:table-cell>
        </table:table-row>
        <table:table-row table:style-name="ro1">
          <table:table-cell table:style-name="ce2" table:formula="of:=DATE(2020;11;18+(['raw values'.A224]/24))" office:value-type="date" office:date-value="2021-06-27" calcext:value-type="date">
            <text:p>06/27/21</text:p>
          </table:table-cell>
          <table:table-cell table:formula="of:=['raw values'.B224]/10000" office:value-type="percentage" office:value="0.2024" calcext:value-type="percentage">
            <text:p>20.24%</text:p>
          </table:table-cell>
        </table:table-row>
        <table:table-row table:style-name="ro1">
          <table:table-cell table:style-name="ce2" table:formula="of:=DATE(2020;11;18+(['raw values'.A225]/24))" office:value-type="date" office:date-value="2021-06-28" calcext:value-type="date">
            <text:p>06/28/21</text:p>
          </table:table-cell>
          <table:table-cell table:formula="of:=['raw values'.B225]/10000" office:value-type="percentage" office:value="0.2017" calcext:value-type="percentage">
            <text:p>20.17%</text:p>
          </table:table-cell>
        </table:table-row>
        <table:table-row table:style-name="ro1">
          <table:table-cell table:style-name="ce2" table:formula="of:=DATE(2020;11;18+(['raw values'.A226]/24))" office:value-type="date" office:date-value="2021-06-29" calcext:value-type="date">
            <text:p>06/29/21</text:p>
          </table:table-cell>
          <table:table-cell table:formula="of:=['raw values'.B226]/10000" office:value-type="percentage" office:value="0.2008" calcext:value-type="percentage">
            <text:p>20.08%</text:p>
          </table:table-cell>
        </table:table-row>
        <table:table-row table:style-name="ro1">
          <table:table-cell table:style-name="ce2" table:formula="of:=DATE(2020;11;18+(['raw values'.A227]/24))" office:value-type="date" office:date-value="2021-06-30" calcext:value-type="date">
            <text:p>06/30/21</text:p>
          </table:table-cell>
          <table:table-cell table:formula="of:=['raw values'.B227]/10000" office:value-type="percentage" office:value="0.1999" calcext:value-type="percentage">
            <text:p>19.99%</text:p>
          </table:table-cell>
        </table:table-row>
        <table:table-row table:style-name="ro1">
          <table:table-cell table:style-name="ce2" table:formula="of:=DATE(2020;11;18+(['raw values'.A228]/24))" office:value-type="date" office:date-value="2021-07-01" calcext:value-type="date">
            <text:p>07/01/21</text:p>
          </table:table-cell>
          <table:table-cell table:formula="of:=['raw values'.B228]/10000" office:value-type="percentage" office:value="0.1988" calcext:value-type="percentage">
            <text:p>19.88%</text:p>
          </table:table-cell>
        </table:table-row>
        <table:table-row table:style-name="ro1">
          <table:table-cell table:style-name="ce2" table:formula="of:=DATE(2020;11;18+(['raw values'.A229]/24))" office:value-type="date" office:date-value="2021-07-02" calcext:value-type="date">
            <text:p>07/02/21</text:p>
          </table:table-cell>
          <table:table-cell table:formula="of:=['raw values'.B229]/10000" office:value-type="percentage" office:value="0.1975" calcext:value-type="percentage">
            <text:p>19.75%</text:p>
          </table:table-cell>
        </table:table-row>
        <table:table-row table:style-name="ro1">
          <table:table-cell table:style-name="ce2" table:formula="of:=DATE(2020;11;18+(['raw values'.A230]/24))" office:value-type="date" office:date-value="2021-07-03" calcext:value-type="date">
            <text:p>07/03/21</text:p>
          </table:table-cell>
          <table:table-cell table:formula="of:=['raw values'.B230]/10000" office:value-type="percentage" office:value="0.1961" calcext:value-type="percentage">
            <text:p>19.61%</text:p>
          </table:table-cell>
        </table:table-row>
        <table:table-row table:style-name="ro1">
          <table:table-cell table:style-name="ce2" table:formula="of:=DATE(2020;11;18+(['raw values'.A231]/24))" office:value-type="date" office:date-value="2021-07-04" calcext:value-type="date">
            <text:p>07/04/21</text:p>
          </table:table-cell>
          <table:table-cell table:formula="of:=['raw values'.B231]/10000" office:value-type="percentage" office:value="0.1945" calcext:value-type="percentage">
            <text:p>19.45%</text:p>
          </table:table-cell>
        </table:table-row>
        <table:table-row table:style-name="ro1">
          <table:table-cell table:style-name="ce2" table:formula="of:=DATE(2020;11;18+(['raw values'.A232]/24))" office:value-type="date" office:date-value="2021-07-05" calcext:value-type="date">
            <text:p>07/05/21</text:p>
          </table:table-cell>
          <table:table-cell table:formula="of:=['raw values'.B232]/10000" office:value-type="percentage" office:value="0.1927" calcext:value-type="percentage">
            <text:p>19.27%</text:p>
          </table:table-cell>
        </table:table-row>
        <table:table-row table:style-name="ro1">
          <table:table-cell table:style-name="ce2" table:formula="of:=DATE(2020;11;18+(['raw values'.A233]/24))" office:value-type="date" office:date-value="2021-07-06" calcext:value-type="date">
            <text:p>07/06/21</text:p>
          </table:table-cell>
          <table:table-cell table:formula="of:=['raw values'.B233]/10000" office:value-type="percentage" office:value="0.1909" calcext:value-type="percentage">
            <text:p>19.09%</text:p>
          </table:table-cell>
        </table:table-row>
        <table:table-row table:style-name="ro1">
          <table:table-cell table:style-name="ce2" table:formula="of:=DATE(2020;11;18+(['raw values'.A234]/24))" office:value-type="date" office:date-value="2021-07-07" calcext:value-type="date">
            <text:p>07/07/21</text:p>
          </table:table-cell>
          <table:table-cell table:formula="of:=['raw values'.B234]/10000" office:value-type="percentage" office:value="0.1889" calcext:value-type="percentage">
            <text:p>18.89%</text:p>
          </table:table-cell>
        </table:table-row>
        <table:table-row table:style-name="ro1">
          <table:table-cell table:style-name="ce2" table:formula="of:=DATE(2020;11;18+(['raw values'.A235]/24))" office:value-type="date" office:date-value="2021-07-08" calcext:value-type="date">
            <text:p>07/08/21</text:p>
          </table:table-cell>
          <table:table-cell table:formula="of:=['raw values'.B235]/10000" office:value-type="percentage" office:value="0.187" calcext:value-type="percentage">
            <text:p>18.70%</text:p>
          </table:table-cell>
        </table:table-row>
        <table:table-row table:style-name="ro1">
          <table:table-cell table:style-name="ce2" table:formula="of:=DATE(2020;11;18+(['raw values'.A236]/24))" office:value-type="date" office:date-value="2021-07-09" calcext:value-type="date">
            <text:p>07/09/21</text:p>
          </table:table-cell>
          <table:table-cell table:formula="of:=['raw values'.B236]/10000" office:value-type="percentage" office:value="0.1851" calcext:value-type="percentage">
            <text:p>18.51%</text:p>
          </table:table-cell>
        </table:table-row>
        <table:table-row table:style-name="ro1">
          <table:table-cell table:style-name="ce2" table:formula="of:=DATE(2020;11;18+(['raw values'.A237]/24))" office:value-type="date" office:date-value="2021-07-10" calcext:value-type="date">
            <text:p>07/10/21</text:p>
          </table:table-cell>
          <table:table-cell table:formula="of:=['raw values'.B237]/10000" office:value-type="percentage" office:value="0.1834" calcext:value-type="percentage">
            <text:p>18.34%</text:p>
          </table:table-cell>
        </table:table-row>
        <table:table-row table:style-name="ro1">
          <table:table-cell table:style-name="ce2" table:formula="of:=DATE(2020;11;18+(['raw values'.A238]/24))" office:value-type="date" office:date-value="2021-07-11" calcext:value-type="date">
            <text:p>07/11/21</text:p>
          </table:table-cell>
          <table:table-cell table:formula="of:=['raw values'.B238]/10000" office:value-type="percentage" office:value="0.1818" calcext:value-type="percentage">
            <text:p>18.18%</text:p>
          </table:table-cell>
        </table:table-row>
        <table:table-row table:style-name="ro1">
          <table:table-cell table:style-name="ce2" table:formula="of:=DATE(2020;11;18+(['raw values'.A239]/24))" office:value-type="date" office:date-value="2021-07-12" calcext:value-type="date">
            <text:p>07/12/21</text:p>
          </table:table-cell>
          <table:table-cell table:formula="of:=['raw values'.B239]/10000" office:value-type="percentage" office:value="0.1803" calcext:value-type="percentage">
            <text:p>18.03%</text:p>
          </table:table-cell>
        </table:table-row>
        <table:table-row table:style-name="ro1">
          <table:table-cell table:style-name="ce2" table:formula="of:=DATE(2020;11;18+(['raw values'.A240]/24))" office:value-type="date" office:date-value="2021-07-13" calcext:value-type="date">
            <text:p>07/13/21</text:p>
          </table:table-cell>
          <table:table-cell table:formula="of:=['raw values'.B240]/10000" office:value-type="percentage" office:value="0.1791" calcext:value-type="percentage">
            <text:p>17.91%</text:p>
          </table:table-cell>
        </table:table-row>
        <table:table-row table:style-name="ro1">
          <table:table-cell table:style-name="ce2" table:formula="of:=DATE(2020;11;18+(['raw values'.A241]/24))" office:value-type="date" office:date-value="2021-07-14" calcext:value-type="date">
            <text:p>07/14/21</text:p>
          </table:table-cell>
          <table:table-cell table:formula="of:=['raw values'.B241]/10000" office:value-type="percentage" office:value="0.1779" calcext:value-type="percentage">
            <text:p>17.79%</text:p>
          </table:table-cell>
        </table:table-row>
        <table:table-row table:style-name="ro1">
          <table:table-cell table:style-name="ce2" table:formula="of:=DATE(2020;11;18+(['raw values'.A242]/24))" office:value-type="date" office:date-value="2021-07-15" calcext:value-type="date">
            <text:p>07/15/21</text:p>
          </table:table-cell>
          <table:table-cell table:formula="of:=['raw values'.B242]/10000" office:value-type="percentage" office:value="0.1769" calcext:value-type="percentage">
            <text:p>17.69%</text:p>
          </table:table-cell>
        </table:table-row>
        <table:table-row table:style-name="ro1">
          <table:table-cell table:style-name="ce2" table:formula="of:=DATE(2020;11;18+(['raw values'.A243]/24))" office:value-type="date" office:date-value="2021-07-16" calcext:value-type="date">
            <text:p>07/16/21</text:p>
          </table:table-cell>
          <table:table-cell table:formula="of:=['raw values'.B243]/10000" office:value-type="percentage" office:value="0.1761" calcext:value-type="percentage">
            <text:p>17.61%</text:p>
          </table:table-cell>
        </table:table-row>
        <table:table-row table:style-name="ro1">
          <table:table-cell table:style-name="ce2" table:formula="of:=DATE(2020;11;18+(['raw values'.A244]/24))" office:value-type="date" office:date-value="2021-07-17" calcext:value-type="date">
            <text:p>07/17/21</text:p>
          </table:table-cell>
          <table:table-cell table:formula="of:=['raw values'.B244]/10000" office:value-type="percentage" office:value="0.1753" calcext:value-type="percentage">
            <text:p>17.53%</text:p>
          </table:table-cell>
        </table:table-row>
        <table:table-row table:style-name="ro1">
          <table:table-cell table:style-name="ce2" table:formula="of:=DATE(2020;11;18+(['raw values'.A245]/24))" office:value-type="date" office:date-value="2021-07-18" calcext:value-type="date">
            <text:p>07/18/21</text:p>
          </table:table-cell>
          <table:table-cell table:formula="of:=['raw values'.B245]/10000" office:value-type="percentage" office:value="0.1747" calcext:value-type="percentage">
            <text:p>17.47%</text:p>
          </table:table-cell>
        </table:table-row>
        <table:table-row table:style-name="ro1">
          <table:table-cell table:style-name="ce2" table:formula="of:=DATE(2020;11;18+(['raw values'.A246]/24))" office:value-type="date" office:date-value="2021-07-19" calcext:value-type="date">
            <text:p>07/19/21</text:p>
          </table:table-cell>
          <table:table-cell table:formula="of:=['raw values'.B246]/10000" office:value-type="percentage" office:value="0.1741" calcext:value-type="percentage">
            <text:p>17.41%</text:p>
          </table:table-cell>
        </table:table-row>
        <table:table-row table:style-name="ro1">
          <table:table-cell table:style-name="ce2" table:formula="of:=DATE(2020;11;18+(['raw values'.A247]/24))" office:value-type="date" office:date-value="2021-07-20" calcext:value-type="date">
            <text:p>07/20/21</text:p>
          </table:table-cell>
          <table:table-cell table:formula="of:=['raw values'.B247]/10000" office:value-type="percentage" office:value="0.1736" calcext:value-type="percentage">
            <text:p>17.36%</text:p>
          </table:table-cell>
        </table:table-row>
        <table:table-row table:style-name="ro1">
          <table:table-cell table:style-name="ce2" table:formula="of:=DATE(2020;11;18+(['raw values'.A248]/24))" office:value-type="date" office:date-value="2021-07-21" calcext:value-type="date">
            <text:p>07/21/21</text:p>
          </table:table-cell>
          <table:table-cell table:formula="of:=['raw values'.B248]/10000" office:value-type="percentage" office:value="0.1731" calcext:value-type="percentage">
            <text:p>17.31%</text:p>
          </table:table-cell>
        </table:table-row>
        <table:table-row table:style-name="ro1">
          <table:table-cell table:style-name="ce2" table:formula="of:=DATE(2020;11;18+(['raw values'.A249]/24))" office:value-type="date" office:date-value="2021-07-22" calcext:value-type="date">
            <text:p>07/22/21</text:p>
          </table:table-cell>
          <table:table-cell table:formula="of:=['raw values'.B249]/10000" office:value-type="percentage" office:value="0.1727" calcext:value-type="percentage">
            <text:p>17.27%</text:p>
          </table:table-cell>
        </table:table-row>
        <table:table-row table:style-name="ro1">
          <table:table-cell table:style-name="ce2" table:formula="of:=DATE(2020;11;18+(['raw values'.A250]/24))" office:value-type="date" office:date-value="2021-07-23" calcext:value-type="date">
            <text:p>07/23/21</text:p>
          </table:table-cell>
          <table:table-cell table:formula="of:=['raw values'.B250]/10000" office:value-type="percentage" office:value="0.1723" calcext:value-type="percentage">
            <text:p>17.23%</text:p>
          </table:table-cell>
        </table:table-row>
        <table:table-row table:style-name="ro1">
          <table:table-cell table:style-name="ce2" table:formula="of:=DATE(2020;11;18+(['raw values'.A251]/24))" office:value-type="date" office:date-value="2021-07-24" calcext:value-type="date">
            <text:p>07/24/21</text:p>
          </table:table-cell>
          <table:table-cell table:formula="of:=['raw values'.B251]/10000" office:value-type="percentage" office:value="0.172" calcext:value-type="percentage">
            <text:p>17.20%</text:p>
          </table:table-cell>
        </table:table-row>
        <table:table-row table:style-name="ro1">
          <table:table-cell table:style-name="ce2" table:formula="of:=DATE(2020;11;18+(['raw values'.A252]/24))" office:value-type="date" office:date-value="2021-07-25" calcext:value-type="date">
            <text:p>07/25/21</text:p>
          </table:table-cell>
          <table:table-cell table:formula="of:=['raw values'.B252]/10000" office:value-type="percentage" office:value="0.1717" calcext:value-type="percentage">
            <text:p>17.17%</text:p>
          </table:table-cell>
        </table:table-row>
        <table:table-row table:style-name="ro1">
          <table:table-cell table:style-name="ce2" table:formula="of:=DATE(2020;11;18+(['raw values'.A253]/24))" office:value-type="date" office:date-value="2021-07-26" calcext:value-type="date">
            <text:p>07/26/21</text:p>
          </table:table-cell>
          <table:table-cell table:formula="of:=['raw values'.B253]/10000" office:value-type="percentage" office:value="0.1714" calcext:value-type="percentage">
            <text:p>17.14%</text:p>
          </table:table-cell>
        </table:table-row>
        <table:table-row table:style-name="ro1">
          <table:table-cell table:style-name="ce2" table:formula="of:=DATE(2020;11;18+(['raw values'.A254]/24))" office:value-type="date" office:date-value="2021-07-27" calcext:value-type="date">
            <text:p>07/27/21</text:p>
          </table:table-cell>
          <table:table-cell table:formula="of:=['raw values'.B254]/10000" office:value-type="percentage" office:value="0.1711" calcext:value-type="percentage">
            <text:p>17.11%</text:p>
          </table:table-cell>
        </table:table-row>
        <table:table-row table:style-name="ro1">
          <table:table-cell table:style-name="ce2" table:formula="of:=DATE(2020;11;18+(['raw values'.A255]/24))" office:value-type="date" office:date-value="2021-07-28" calcext:value-type="date">
            <text:p>07/28/21</text:p>
          </table:table-cell>
          <table:table-cell table:formula="of:=['raw values'.B255]/10000" office:value-type="percentage" office:value="0.1709" calcext:value-type="percentage">
            <text:p>17.09%</text:p>
          </table:table-cell>
        </table:table-row>
        <table:table-row table:style-name="ro1">
          <table:table-cell table:style-name="ce2" table:formula="of:=DATE(2020;11;18+(['raw values'.A256]/24))" office:value-type="date" office:date-value="2021-07-29" calcext:value-type="date">
            <text:p>07/29/21</text:p>
          </table:table-cell>
          <table:table-cell table:formula="of:=['raw values'.B256]/10000" office:value-type="percentage" office:value="0.1707" calcext:value-type="percentage">
            <text:p>17.07%</text:p>
          </table:table-cell>
        </table:table-row>
        <table:table-row table:style-name="ro1">
          <table:table-cell table:style-name="ce2" table:formula="of:=DATE(2020;11;18+(['raw values'.A257]/24))" office:value-type="date" office:date-value="2021-07-30" calcext:value-type="date">
            <text:p>07/30/21</text:p>
          </table:table-cell>
          <table:table-cell table:formula="of:=['raw values'.B257]/10000" office:value-type="percentage" office:value="0.1705" calcext:value-type="percentage">
            <text:p>17.05%</text:p>
          </table:table-cell>
        </table:table-row>
        <table:table-row table:style-name="ro1">
          <table:table-cell table:style-name="ce2" table:formula="of:=DATE(2020;11;18+(['raw values'.A258]/24))" office:value-type="date" office:date-value="2021-07-31" calcext:value-type="date">
            <text:p>07/31/21</text:p>
          </table:table-cell>
          <table:table-cell table:formula="of:=['raw values'.B258]/10000" office:value-type="percentage" office:value="0.1703" calcext:value-type="percentage">
            <text:p>17.03%</text:p>
          </table:table-cell>
        </table:table-row>
        <table:table-row table:style-name="ro1">
          <table:table-cell table:style-name="ce2" table:formula="of:=DATE(2020;11;18+(['raw values'.A259]/24))" office:value-type="date" office:date-value="2021-08-01" calcext:value-type="date">
            <text:p>08/01/21</text:p>
          </table:table-cell>
          <table:table-cell table:formula="of:=['raw values'.B259]/10000" office:value-type="percentage" office:value="0.1701" calcext:value-type="percentage">
            <text:p>17.01%</text:p>
          </table:table-cell>
        </table:table-row>
        <table:table-row table:style-name="ro1">
          <table:table-cell table:style-name="ce2" table:formula="of:=DATE(2020;11;18+(['raw values'.A260]/24))" office:value-type="date" office:date-value="2021-08-02" calcext:value-type="date">
            <text:p>08/02/21</text:p>
          </table:table-cell>
          <table:table-cell table:formula="of:=['raw values'.B260]/10000" office:value-type="percentage" office:value="0.17" calcext:value-type="percentage">
            <text:p>17.00%</text:p>
          </table:table-cell>
        </table:table-row>
        <table:table-row table:style-name="ro1">
          <table:table-cell table:style-name="ce2" table:formula="of:=DATE(2020;11;18+(['raw values'.A261]/24))" office:value-type="date" office:date-value="2021-08-03" calcext:value-type="date">
            <text:p>08/03/21</text:p>
          </table:table-cell>
          <table:table-cell table:formula="of:=['raw values'.B261]/10000" office:value-type="percentage" office:value="0.1698" calcext:value-type="percentage">
            <text:p>16.98%</text:p>
          </table:table-cell>
        </table:table-row>
        <table:table-row table:style-name="ro1">
          <table:table-cell table:style-name="ce2" table:formula="of:=DATE(2020;11;18+(['raw values'.A262]/24))" office:value-type="date" office:date-value="2021-08-04" calcext:value-type="date">
            <text:p>08/04/21</text:p>
          </table:table-cell>
          <table:table-cell table:formula="of:=['raw values'.B262]/10000" office:value-type="percentage" office:value="0.1697" calcext:value-type="percentage">
            <text:p>16.97%</text:p>
          </table:table-cell>
        </table:table-row>
        <table:table-row table:style-name="ro1">
          <table:table-cell table:style-name="ce2" table:formula="of:=DATE(2020;11;18+(['raw values'.A263]/24))" office:value-type="date" office:date-value="2021-08-05" calcext:value-type="date">
            <text:p>08/05/21</text:p>
          </table:table-cell>
          <table:table-cell table:formula="of:=['raw values'.B263]/10000" office:value-type="percentage" office:value="0.1696" calcext:value-type="percentage">
            <text:p>16.96%</text:p>
          </table:table-cell>
        </table:table-row>
        <table:table-row table:style-name="ro1">
          <table:table-cell table:style-name="ce2" table:formula="of:=DATE(2020;11;18+(['raw values'.A264]/24))" office:value-type="date" office:date-value="2021-12-07" calcext:value-type="date">
            <text:p>12/07/21</text:p>
          </table:table-cell>
          <table:table-cell table:formula="of:=['raw values'.B264]/10000" office:value-type="percentage" office:value="0.1694" calcext:value-type="percentage">
            <text:p>16.94%</text:p>
          </table:table-cell>
        </table:table-row>
        <table:table-row table:style-name="ro1">
          <table:table-cell table:style-name="ce2" table:formula="of:=DATE(2020;11;18+(['raw values'.A265]/24))" office:value-type="date" office:date-value="2021-12-08" calcext:value-type="date">
            <text:p>12/08/21</text:p>
          </table:table-cell>
          <table:table-cell table:formula="of:=['raw values'.B265]/10000" office:value-type="percentage" office:value="0.1693" calcext:value-type="percentage">
            <text:p>16.93%</text:p>
          </table:table-cell>
        </table:table-row>
        <table:table-row table:style-name="ro1">
          <table:table-cell table:style-name="ce2" table:formula="of:=DATE(2020;11;18+(['raw values'.A266]/24))" office:value-type="date" office:date-value="2021-12-09" calcext:value-type="date">
            <text:p>12/09/21</text:p>
          </table:table-cell>
          <table:table-cell table:formula="of:=['raw values'.B266]/10000" office:value-type="percentage" office:value="0.1692" calcext:value-type="percentage">
            <text:p>16.92%</text:p>
          </table:table-cell>
        </table:table-row>
        <table:table-row table:style-name="ro1">
          <table:table-cell table:style-name="ce2" table:formula="of:=DATE(2020;11;18+(['raw values'.A267]/24))" office:value-type="date" office:date-value="2021-12-10" calcext:value-type="date">
            <text:p>12/10/21</text:p>
          </table:table-cell>
          <table:table-cell table:formula="of:=['raw values'.B267]/10000" office:value-type="percentage" office:value="0.169" calcext:value-type="percentage">
            <text:p>16.90%</text:p>
          </table:table-cell>
        </table:table-row>
        <table:table-row table:style-name="ro1">
          <table:table-cell table:style-name="ce2" table:formula="of:=DATE(2020;11;18+(['raw values'.A268]/24))" office:value-type="date" office:date-value="2021-12-11" calcext:value-type="date">
            <text:p>12/11/21</text:p>
          </table:table-cell>
          <table:table-cell table:formula="of:=['raw values'.B268]/10000" office:value-type="percentage" office:value="0.1689" calcext:value-type="percentage">
            <text:p>16.89%</text:p>
          </table:table-cell>
        </table:table-row>
        <table:table-row table:style-name="ro1">
          <table:table-cell table:style-name="ce2" table:formula="of:=DATE(2020;11;18+(['raw values'.A269]/24))" office:value-type="date" office:date-value="2021-12-12" calcext:value-type="date">
            <text:p>12/12/21</text:p>
          </table:table-cell>
          <table:table-cell table:formula="of:=['raw values'.B269]/10000" office:value-type="percentage" office:value="0.1687" calcext:value-type="percentage">
            <text:p>16.87%</text:p>
          </table:table-cell>
        </table:table-row>
        <table:table-row table:style-name="ro1">
          <table:table-cell table:style-name="ce2" table:formula="of:=DATE(2020;11;18+(['raw values'.A270]/24))" office:value-type="date" office:date-value="2021-12-13" calcext:value-type="date">
            <text:p>12/13/21</text:p>
          </table:table-cell>
          <table:table-cell table:formula="of:=['raw values'.B270]/10000" office:value-type="percentage" office:value="0.1686" calcext:value-type="percentage">
            <text:p>16.86%</text:p>
          </table:table-cell>
        </table:table-row>
        <table:table-row table:style-name="ro1">
          <table:table-cell table:style-name="ce2" table:formula="of:=DATE(2020;11;18+(['raw values'.A271]/24))" office:value-type="date" office:date-value="2021-12-14" calcext:value-type="date">
            <text:p>12/14/21</text:p>
          </table:table-cell>
          <table:table-cell table:formula="of:=['raw values'.B271]/10000" office:value-type="percentage" office:value="0.1684" calcext:value-type="percentage">
            <text:p>16.84%</text:p>
          </table:table-cell>
        </table:table-row>
        <table:table-row table:style-name="ro1">
          <table:table-cell table:style-name="ce2" table:formula="of:=DATE(2020;11;18+(['raw values'.A272]/24))" office:value-type="date" office:date-value="2021-12-15" calcext:value-type="date">
            <text:p>12/15/21</text:p>
          </table:table-cell>
          <table:table-cell table:formula="of:=['raw values'.B272]/10000" office:value-type="percentage" office:value="0.1682" calcext:value-type="percentage">
            <text:p>16.82%</text:p>
          </table:table-cell>
        </table:table-row>
        <table:table-row table:style-name="ro1">
          <table:table-cell table:style-name="ce2" table:formula="of:=DATE(2020;11;18+(['raw values'.A273]/24))" office:value-type="date" office:date-value="2021-12-16" calcext:value-type="date">
            <text:p>12/16/21</text:p>
          </table:table-cell>
          <table:table-cell table:formula="of:=['raw values'.B273]/10000" office:value-type="percentage" office:value="0.168" calcext:value-type="percentage">
            <text:p>16.80%</text:p>
          </table:table-cell>
        </table:table-row>
        <table:table-row table:style-name="ro1">
          <table:table-cell table:style-name="ce2" table:formula="of:=DATE(2020;11;18+(['raw values'.A274]/24))" office:value-type="date" office:date-value="2021-12-17" calcext:value-type="date">
            <text:p>12/17/21</text:p>
          </table:table-cell>
          <table:table-cell table:formula="of:=['raw values'.B274]/10000" office:value-type="percentage" office:value="0.1677" calcext:value-type="percentage">
            <text:p>16.77%</text:p>
          </table:table-cell>
        </table:table-row>
        <table:table-row table:style-name="ro1">
          <table:table-cell table:style-name="ce2" table:formula="of:=DATE(2020;11;18+(['raw values'.A275]/24))" office:value-type="date" office:date-value="2021-12-18" calcext:value-type="date">
            <text:p>12/18/21</text:p>
          </table:table-cell>
          <table:table-cell table:formula="of:=['raw values'.B275]/10000" office:value-type="percentage" office:value="0.1675" calcext:value-type="percentage">
            <text:p>16.75%</text:p>
          </table:table-cell>
        </table:table-row>
        <table:table-row table:style-name="ro1">
          <table:table-cell table:style-name="ce2" table:formula="of:=DATE(2020;11;18+(['raw values'.A276]/24))" office:value-type="date" office:date-value="2021-12-19" calcext:value-type="date">
            <text:p>12/19/21</text:p>
          </table:table-cell>
          <table:table-cell table:formula="of:=['raw values'.B276]/10000" office:value-type="percentage" office:value="0.1672" calcext:value-type="percentage">
            <text:p>16.72%</text:p>
          </table:table-cell>
        </table:table-row>
        <table:table-row table:style-name="ro1">
          <table:table-cell table:style-name="ce2" table:formula="of:=DATE(2020;11;18+(['raw values'.A277]/24))" office:value-type="date" office:date-value="2021-12-20" calcext:value-type="date">
            <text:p>12/20/21</text:p>
          </table:table-cell>
          <table:table-cell table:formula="of:=['raw values'.B277]/10000" office:value-type="percentage" office:value="0.1669" calcext:value-type="percentage">
            <text:p>16.69%</text:p>
          </table:table-cell>
        </table:table-row>
        <table:table-row table:style-name="ro1">
          <table:table-cell table:style-name="ce2" table:formula="of:=DATE(2020;11;18+(['raw values'.A278]/24))" office:value-type="date" office:date-value="2021-12-21" calcext:value-type="date">
            <text:p>12/21/21</text:p>
          </table:table-cell>
          <table:table-cell table:formula="of:=['raw values'.B278]/10000" office:value-type="percentage" office:value="0.1666" calcext:value-type="percentage">
            <text:p>16.66%</text:p>
          </table:table-cell>
        </table:table-row>
        <table:table-row table:style-name="ro1">
          <table:table-cell table:style-name="ce2" table:formula="of:=DATE(2020;11;18+(['raw values'.A279]/24))" office:value-type="date" office:date-value="2021-12-22" calcext:value-type="date">
            <text:p>12/22/21</text:p>
          </table:table-cell>
          <table:table-cell table:formula="of:=['raw values'.B279]/10000" office:value-type="percentage" office:value="0.1662" calcext:value-type="percentage">
            <text:p>16.62%</text:p>
          </table:table-cell>
        </table:table-row>
        <table:table-row table:style-name="ro1">
          <table:table-cell table:style-name="ce2" table:formula="of:=DATE(2020;11;18+(['raw values'.A280]/24))" office:value-type="date" office:date-value="2021-12-23" calcext:value-type="date">
            <text:p>12/23/21</text:p>
          </table:table-cell>
          <table:table-cell table:formula="of:=['raw values'.B280]/10000" office:value-type="percentage" office:value="0.1658" calcext:value-type="percentage">
            <text:p>16.58%</text:p>
          </table:table-cell>
        </table:table-row>
        <table:table-row table:style-name="ro1">
          <table:table-cell table:style-name="ce2" table:formula="of:=DATE(2020;11;18+(['raw values'.A281]/24))" office:value-type="date" office:date-value="2021-12-24" calcext:value-type="date">
            <text:p>12/24/21</text:p>
          </table:table-cell>
          <table:table-cell table:formula="of:=['raw values'.B281]/10000" office:value-type="percentage" office:value="0.1653" calcext:value-type="percentage">
            <text:p>16.53%</text:p>
          </table:table-cell>
        </table:table-row>
        <table:table-row table:style-name="ro1">
          <table:table-cell table:style-name="ce2" table:formula="of:=DATE(2020;11;18+(['raw values'.A282]/24))" office:value-type="date" office:date-value="2021-12-25" calcext:value-type="date">
            <text:p>12/25/21</text:p>
          </table:table-cell>
          <table:table-cell table:formula="of:=['raw values'.B282]/10000" office:value-type="percentage" office:value="0.1648" calcext:value-type="percentage">
            <text:p>16.48%</text:p>
          </table:table-cell>
        </table:table-row>
        <table:table-row table:style-name="ro1">
          <table:table-cell table:style-name="ce2" table:formula="of:=DATE(2020;11;18+(['raw values'.A283]/24))" office:value-type="date" office:date-value="2021-12-26" calcext:value-type="date">
            <text:p>12/26/21</text:p>
          </table:table-cell>
          <table:table-cell table:formula="of:=['raw values'.B283]/10000" office:value-type="percentage" office:value="0.1642" calcext:value-type="percentage">
            <text:p>16.42%</text:p>
          </table:table-cell>
        </table:table-row>
        <table:table-row table:style-name="ro1">
          <table:table-cell table:style-name="ce2" table:formula="of:=DATE(2020;11;18+(['raw values'.A284]/24))" office:value-type="date" office:date-value="2021-12-27" calcext:value-type="date">
            <text:p>12/27/21</text:p>
          </table:table-cell>
          <table:table-cell table:formula="of:=['raw values'.B284]/10000" office:value-type="percentage" office:value="0.1635" calcext:value-type="percentage">
            <text:p>16.35%</text:p>
          </table:table-cell>
        </table:table-row>
        <table:table-row table:style-name="ro1">
          <table:table-cell table:style-name="ce2" table:formula="of:=DATE(2020;11;18+(['raw values'.A285]/24))" office:value-type="date" office:date-value="2021-12-28" calcext:value-type="date">
            <text:p>12/28/21</text:p>
          </table:table-cell>
          <table:table-cell table:formula="of:=['raw values'.B285]/10000" office:value-type="percentage" office:value="0.1627" calcext:value-type="percentage">
            <text:p>16.27%</text:p>
          </table:table-cell>
        </table:table-row>
        <table:table-row table:style-name="ro1">
          <table:table-cell table:style-name="ce2" table:formula="of:=DATE(2020;11;18+(['raw values'.A286]/24))" office:value-type="date" office:date-value="2021-12-29" calcext:value-type="date">
            <text:p>12/29/21</text:p>
          </table:table-cell>
          <table:table-cell table:formula="of:=['raw values'.B286]/10000" office:value-type="percentage" office:value="0.1619" calcext:value-type="percentage">
            <text:p>16.19%</text:p>
          </table:table-cell>
        </table:table-row>
        <table:table-row table:style-name="ro1">
          <table:table-cell table:style-name="ce2" table:formula="of:=DATE(2020;11;18+(['raw values'.A287]/24))" office:value-type="date" office:date-value="2021-12-30" calcext:value-type="date">
            <text:p>12/30/21</text:p>
          </table:table-cell>
          <table:table-cell table:formula="of:=['raw values'.B287]/10000" office:value-type="percentage" office:value="0.1609" calcext:value-type="percentage">
            <text:p>16.09%</text:p>
          </table:table-cell>
        </table:table-row>
        <table:table-row table:style-name="ro1">
          <table:table-cell table:style-name="ce2" table:formula="of:=DATE(2020;11;18+(['raw values'.A288]/24))" office:value-type="date" office:date-value="2021-12-31" calcext:value-type="date">
            <text:p>12/31/21</text:p>
          </table:table-cell>
          <table:table-cell table:formula="of:=['raw values'.B288]/10000" office:value-type="percentage" office:value="0.1597" calcext:value-type="percentage">
            <text:p>15.97%</text:p>
          </table:table-cell>
        </table:table-row>
        <table:table-row table:style-name="ro1">
          <table:table-cell table:style-name="ce2" table:formula="of:=DATE(2020;11;18+(['raw values'.A289]/24))" office:value-type="date" office:date-value="2022-01-01" calcext:value-type="date">
            <text:p>01/01/22</text:p>
          </table:table-cell>
          <table:table-cell table:formula="of:=['raw values'.B289]/10000" office:value-type="percentage" office:value="0.1584" calcext:value-type="percentage">
            <text:p>15.84%</text:p>
          </table:table-cell>
        </table:table-row>
        <table:table-row table:style-name="ro1">
          <table:table-cell table:style-name="ce2" table:formula="of:=DATE(2020;11;18+(['raw values'.A290]/24))" office:value-type="date" office:date-value="2022-01-02" calcext:value-type="date">
            <text:p>01/02/22</text:p>
          </table:table-cell>
          <table:table-cell table:formula="of:=['raw values'.B290]/10000" office:value-type="percentage" office:value="0.157" calcext:value-type="percentage">
            <text:p>15.70%</text:p>
          </table:table-cell>
        </table:table-row>
        <table:table-row table:style-name="ro1">
          <table:table-cell table:style-name="ce2" table:formula="of:=DATE(2020;11;18+(['raw values'.A291]/24))" office:value-type="date" office:date-value="2022-01-03" calcext:value-type="date">
            <text:p>01/03/22</text:p>
          </table:table-cell>
          <table:table-cell table:formula="of:=['raw values'.B291]/10000" office:value-type="percentage" office:value="0.1553" calcext:value-type="percentage">
            <text:p>15.53%</text:p>
          </table:table-cell>
        </table:table-row>
        <table:table-row table:style-name="ro1">
          <table:table-cell table:style-name="ce2" table:formula="of:=DATE(2020;11;18+(['raw values'.A292]/24))" office:value-type="date" office:date-value="2022-01-04" calcext:value-type="date">
            <text:p>01/04/22</text:p>
          </table:table-cell>
          <table:table-cell table:formula="of:=['raw values'.B292]/10000" office:value-type="percentage" office:value="0.1535" calcext:value-type="percentage">
            <text:p>15.35%</text:p>
          </table:table-cell>
        </table:table-row>
        <table:table-row table:style-name="ro1">
          <table:table-cell table:style-name="ce2" table:formula="of:=DATE(2020;11;18+(['raw values'.A293]/24))" office:value-type="date" office:date-value="2022-01-05" calcext:value-type="date">
            <text:p>01/05/22</text:p>
          </table:table-cell>
          <table:table-cell table:formula="of:=['raw values'.B293]/10000" office:value-type="percentage" office:value="0.1516" calcext:value-type="percentage">
            <text:p>15.16%</text:p>
          </table:table-cell>
        </table:table-row>
        <table:table-row table:style-name="ro1">
          <table:table-cell table:style-name="ce2" table:formula="of:=DATE(2020;11;18+(['raw values'.A294]/24))" office:value-type="date" office:date-value="2022-01-06" calcext:value-type="date">
            <text:p>01/06/22</text:p>
          </table:table-cell>
          <table:table-cell table:formula="of:=['raw values'.B294]/10000" office:value-type="percentage" office:value="0.1496" calcext:value-type="percentage">
            <text:p>14.96%</text:p>
          </table:table-cell>
        </table:table-row>
        <table:table-row table:style-name="ro1">
          <table:table-cell table:style-name="ce2" table:formula="of:=DATE(2020;11;18+(['raw values'.A295]/24))" office:value-type="date" office:date-value="2022-01-07" calcext:value-type="date">
            <text:p>01/07/22</text:p>
          </table:table-cell>
          <table:table-cell table:formula="of:=['raw values'.B295]/10000" office:value-type="percentage" office:value="0.1476" calcext:value-type="percentage">
            <text:p>14.76%</text:p>
          </table:table-cell>
        </table:table-row>
        <table:table-row table:style-name="ro1">
          <table:table-cell table:style-name="ce2" table:formula="of:=DATE(2020;11;18+(['raw values'.A296]/24))" office:value-type="date" office:date-value="2022-01-08" calcext:value-type="date">
            <text:p>01/08/22</text:p>
          </table:table-cell>
          <table:table-cell table:formula="of:=['raw values'.B296]/10000" office:value-type="percentage" office:value="0.1456" calcext:value-type="percentage">
            <text:p>14.56%</text:p>
          </table:table-cell>
        </table:table-row>
        <table:table-row table:style-name="ro1">
          <table:table-cell table:style-name="ce2" table:formula="of:=DATE(2020;11;18+(['raw values'.A297]/24))" office:value-type="date" office:date-value="2022-01-09" calcext:value-type="date">
            <text:p>01/09/22</text:p>
          </table:table-cell>
          <table:table-cell table:formula="of:=['raw values'.B297]/10000" office:value-type="percentage" office:value="0.1438" calcext:value-type="percentage">
            <text:p>14.38%</text:p>
          </table:table-cell>
        </table:table-row>
        <table:table-row table:style-name="ro1">
          <table:table-cell table:style-name="ce2" table:formula="of:=DATE(2020;11;18+(['raw values'.A298]/24))" office:value-type="date" office:date-value="2022-01-10" calcext:value-type="date">
            <text:p>01/10/22</text:p>
          </table:table-cell>
          <table:table-cell table:formula="of:=['raw values'.B298]/10000" office:value-type="percentage" office:value="0.1422" calcext:value-type="percentage">
            <text:p>14.22%</text:p>
          </table:table-cell>
        </table:table-row>
        <table:table-row table:style-name="ro1">
          <table:table-cell table:style-name="ce2" table:formula="of:=DATE(2020;11;18+(['raw values'.A299]/24))" office:value-type="date" office:date-value="2022-01-11" calcext:value-type="date">
            <text:p>01/11/22</text:p>
          </table:table-cell>
          <table:table-cell table:formula="of:=['raw values'.B299]/10000" office:value-type="percentage" office:value="0.1407" calcext:value-type="percentage">
            <text:p>14.07%</text:p>
          </table:table-cell>
        </table:table-row>
        <table:table-row table:style-name="ro1">
          <table:table-cell table:style-name="ce2" table:formula="of:=DATE(2020;11;18+(['raw values'.A300]/24))" office:value-type="date" office:date-value="2022-01-12" calcext:value-type="date">
            <text:p>01/12/22</text:p>
          </table:table-cell>
          <table:table-cell table:formula="of:=['raw values'.B300]/10000" office:value-type="percentage" office:value="0.1393" calcext:value-type="percentage">
            <text:p>13.93%</text:p>
          </table:table-cell>
        </table:table-row>
        <table:table-row table:style-name="ro1">
          <table:table-cell table:style-name="ce2" table:formula="of:=DATE(2020;11;18+(['raw values'.A301]/24))" office:value-type="date" office:date-value="2022-01-13" calcext:value-type="date">
            <text:p>01/13/22</text:p>
          </table:table-cell>
          <table:table-cell table:formula="of:=['raw values'.B301]/10000" office:value-type="percentage" office:value="0.1382" calcext:value-type="percentage">
            <text:p>13.82%</text:p>
          </table:table-cell>
        </table:table-row>
        <table:table-row table:style-name="ro1">
          <table:table-cell table:style-name="ce2" table:formula="of:=DATE(2020;11;18+(['raw values'.A302]/24))" office:value-type="date" office:date-value="2022-01-14" calcext:value-type="date">
            <text:p>01/14/22</text:p>
          </table:table-cell>
          <table:table-cell table:formula="of:=['raw values'.B302]/10000" office:value-type="percentage" office:value="0.1372" calcext:value-type="percentage">
            <text:p>13.72%</text:p>
          </table:table-cell>
        </table:table-row>
        <table:table-row table:style-name="ro1">
          <table:table-cell table:style-name="ce2" table:formula="of:=DATE(2020;11;18+(['raw values'.A303]/24))" office:value-type="date" office:date-value="2022-01-15" calcext:value-type="date">
            <text:p>01/15/22</text:p>
          </table:table-cell>
          <table:table-cell table:formula="of:=['raw values'.B303]/10000" office:value-type="percentage" office:value="0.1363" calcext:value-type="percentage">
            <text:p>13.63%</text:p>
          </table:table-cell>
        </table:table-row>
        <table:table-row table:style-name="ro1">
          <table:table-cell table:style-name="ce2" table:formula="of:=DATE(2020;11;18+(['raw values'.A304]/24))" office:value-type="date" office:date-value="2022-01-16" calcext:value-type="date">
            <text:p>01/16/22</text:p>
          </table:table-cell>
          <table:table-cell table:formula="of:=['raw values'.B304]/10000" office:value-type="percentage" office:value="0.1355" calcext:value-type="percentage">
            <text:p>13.55%</text:p>
          </table:table-cell>
        </table:table-row>
        <table:table-row table:style-name="ro1">
          <table:table-cell table:style-name="ce2" table:formula="of:=DATE(2020;11;18+(['raw values'.A305]/24))" office:value-type="date" office:date-value="2022-01-17" calcext:value-type="date">
            <text:p>01/17/22</text:p>
          </table:table-cell>
          <table:table-cell table:formula="of:=['raw values'.B305]/10000" office:value-type="percentage" office:value="0.1348" calcext:value-type="percentage">
            <text:p>13.48%</text:p>
          </table:table-cell>
        </table:table-row>
        <table:table-row table:style-name="ro1">
          <table:table-cell table:style-name="ce2" table:formula="of:=DATE(2020;11;18+(['raw values'.A306]/24))" office:value-type="date" office:date-value="2022-01-18" calcext:value-type="date">
            <text:p>01/18/22</text:p>
          </table:table-cell>
          <table:table-cell table:formula="of:=['raw values'.B306]/10000" office:value-type="percentage" office:value="0.1342" calcext:value-type="percentage">
            <text:p>13.42%</text:p>
          </table:table-cell>
        </table:table-row>
        <table:table-row table:style-name="ro1">
          <table:table-cell table:style-name="ce2" table:formula="of:=DATE(2020;11;18+(['raw values'.A307]/24))" office:value-type="date" office:date-value="2022-01-19" calcext:value-type="date">
            <text:p>01/19/22</text:p>
          </table:table-cell>
          <table:table-cell table:formula="of:=['raw values'.B307]/10000" office:value-type="percentage" office:value="0.1336" calcext:value-type="percentage">
            <text:p>13.36%</text:p>
          </table:table-cell>
        </table:table-row>
        <table:table-row table:style-name="ro1">
          <table:table-cell table:style-name="ce2" table:formula="of:=DATE(2020;11;18+(['raw values'.A308]/24))" office:value-type="date" office:date-value="2022-01-20" calcext:value-type="date">
            <text:p>01/20/22</text:p>
          </table:table-cell>
          <table:table-cell table:formula="of:=['raw values'.B308]/10000" office:value-type="percentage" office:value="0.1332" calcext:value-type="percentage">
            <text:p>13.32%</text:p>
          </table:table-cell>
        </table:table-row>
        <table:table-row table:style-name="ro1">
          <table:table-cell table:style-name="ce2" table:formula="of:=DATE(2020;11;18+(['raw values'.A309]/24))" office:value-type="date" office:date-value="2022-01-21" calcext:value-type="date">
            <text:p>01/21/22</text:p>
          </table:table-cell>
          <table:table-cell table:formula="of:=['raw values'.B309]/10000" office:value-type="percentage" office:value="0.1327" calcext:value-type="percentage">
            <text:p>13.27%</text:p>
          </table:table-cell>
        </table:table-row>
        <table:table-row table:style-name="ro1">
          <table:table-cell table:style-name="ce2" table:formula="of:=DATE(2020;11;18+(['raw values'.A310]/24))" office:value-type="date" office:date-value="2022-01-22" calcext:value-type="date">
            <text:p>01/22/22</text:p>
          </table:table-cell>
          <table:table-cell table:formula="of:=['raw values'.B310]/10000" office:value-type="percentage" office:value="0.1323" calcext:value-type="percentage">
            <text:p>13.23%</text:p>
          </table:table-cell>
        </table:table-row>
        <table:table-row table:style-name="ro1">
          <table:table-cell table:style-name="ce2" table:formula="of:=DATE(2020;11;18+(['raw values'.A311]/24))" office:value-type="date" office:date-value="2022-01-23" calcext:value-type="date">
            <text:p>01/23/22</text:p>
          </table:table-cell>
          <table:table-cell table:formula="of:=['raw values'.B311]/10000" office:value-type="percentage" office:value="0.132" calcext:value-type="percentage">
            <text:p>13.20%</text:p>
          </table:table-cell>
        </table:table-row>
        <table:table-row table:style-name="ro1">
          <table:table-cell table:style-name="ce2" table:formula="of:=DATE(2020;11;18+(['raw values'.A312]/24))" office:value-type="date" office:date-value="2022-01-24" calcext:value-type="date">
            <text:p>01/24/22</text:p>
          </table:table-cell>
          <table:table-cell table:formula="of:=['raw values'.B312]/10000" office:value-type="percentage" office:value="0.1317" calcext:value-type="percentage">
            <text:p>13.17%</text:p>
          </table:table-cell>
        </table:table-row>
        <table:table-row table:style-name="ro1">
          <table:table-cell table:style-name="ce2" table:formula="of:=DATE(2020;11;18+(['raw values'.A313]/24))" office:value-type="date" office:date-value="2022-01-25" calcext:value-type="date">
            <text:p>01/25/22</text:p>
          </table:table-cell>
          <table:table-cell table:formula="of:=['raw values'.B313]/10000" office:value-type="percentage" office:value="0.1314" calcext:value-type="percentage">
            <text:p>13.14%</text:p>
          </table:table-cell>
        </table:table-row>
        <table:table-row table:style-name="ro1">
          <table:table-cell table:style-name="ce2" table:formula="of:=DATE(2020;11;18+(['raw values'.A314]/24))" office:value-type="date" office:date-value="2022-01-26" calcext:value-type="date">
            <text:p>01/26/22</text:p>
          </table:table-cell>
          <table:table-cell table:formula="of:=['raw values'.B314]/10000" office:value-type="percentage" office:value="0.1311" calcext:value-type="percentage">
            <text:p>13.11%</text:p>
          </table:table-cell>
        </table:table-row>
        <table:table-row table:style-name="ro1">
          <table:table-cell table:style-name="ce2" table:formula="of:=DATE(2020;11;18+(['raw values'.A315]/24))" office:value-type="date" office:date-value="2022-01-27" calcext:value-type="date">
            <text:p>01/27/22</text:p>
          </table:table-cell>
          <table:table-cell table:formula="of:=['raw values'.B315]/10000" office:value-type="percentage" office:value="0.1309" calcext:value-type="percentage">
            <text:p>13.09%</text:p>
          </table:table-cell>
        </table:table-row>
        <table:table-row table:style-name="ro1">
          <table:table-cell table:style-name="ce2" table:formula="of:=DATE(2020;11;18+(['raw values'.A316]/24))" office:value-type="date" office:date-value="2022-01-28" calcext:value-type="date">
            <text:p>01/28/22</text:p>
          </table:table-cell>
          <table:table-cell table:formula="of:=['raw values'.B316]/10000" office:value-type="percentage" office:value="0.1307" calcext:value-type="percentage">
            <text:p>13.07%</text:p>
          </table:table-cell>
        </table:table-row>
        <table:table-row table:style-name="ro1">
          <table:table-cell table:style-name="ce2" table:formula="of:=DATE(2020;11;18+(['raw values'.A317]/24))" office:value-type="date" office:date-value="2022-01-29" calcext:value-type="date">
            <text:p>01/29/22</text:p>
          </table:table-cell>
          <table:table-cell table:formula="of:=['raw values'.B317]/10000" office:value-type="percentage" office:value="0.1305" calcext:value-type="percentage">
            <text:p>13.05%</text:p>
          </table:table-cell>
        </table:table-row>
        <table:table-row table:style-name="ro1">
          <table:table-cell table:style-name="ce2" table:formula="of:=DATE(2020;11;18+(['raw values'.A318]/24))" office:value-type="date" office:date-value="2022-01-30" calcext:value-type="date">
            <text:p>01/30/22</text:p>
          </table:table-cell>
          <table:table-cell table:formula="of:=['raw values'.B318]/10000" office:value-type="percentage" office:value="0.1303" calcext:value-type="percentage">
            <text:p>13.03%</text:p>
          </table:table-cell>
        </table:table-row>
        <table:table-row table:style-name="ro1">
          <table:table-cell table:style-name="ce2" table:formula="of:=DATE(2020;11;18+(['raw values'.A319]/24))" office:value-type="date" office:date-value="2022-01-31" calcext:value-type="date">
            <text:p>01/31/22</text:p>
          </table:table-cell>
          <table:table-cell table:formula="of:=['raw values'.B319]/10000" office:value-type="percentage" office:value="0.1301" calcext:value-type="percentage">
            <text:p>13.01%</text:p>
          </table:table-cell>
        </table:table-row>
        <table:table-row table:style-name="ro1">
          <table:table-cell table:style-name="ce2" table:formula="of:=DATE(2020;11;18+(['raw values'.A320]/24))" office:value-type="date" office:date-value="2022-02-01" calcext:value-type="date">
            <text:p>02/01/22</text:p>
          </table:table-cell>
          <table:table-cell table:formula="of:=['raw values'.B320]/10000" office:value-type="percentage" office:value="0.1299" calcext:value-type="percentage">
            <text:p>12.99%</text:p>
          </table:table-cell>
        </table:table-row>
        <table:table-row table:style-name="ro1">
          <table:table-cell table:style-name="ce2" table:formula="of:=DATE(2020;11;18+(['raw values'.A321]/24))" office:value-type="date" office:date-value="2022-02-02" calcext:value-type="date">
            <text:p>02/02/22</text:p>
          </table:table-cell>
          <table:table-cell table:formula="of:=['raw values'.B321]/10000" office:value-type="percentage" office:value="0.1298" calcext:value-type="percentage">
            <text:p>12.98%</text:p>
          </table:table-cell>
        </table:table-row>
        <table:table-row table:style-name="ro1">
          <table:table-cell table:style-name="ce2" table:formula="of:=DATE(2020;11;18+(['raw values'.A322]/24))" office:value-type="date" office:date-value="2022-02-03" calcext:value-type="date">
            <text:p>02/03/22</text:p>
          </table:table-cell>
          <table:table-cell table:formula="of:=['raw values'.B322]/10000" office:value-type="percentage" office:value="0.1296" calcext:value-type="percentage">
            <text:p>12.96%</text:p>
          </table:table-cell>
        </table:table-row>
        <table:table-row table:style-name="ro1">
          <table:table-cell table:style-name="ce2" table:formula="of:=DATE(2020;11;18+(['raw values'.A323]/24))" office:value-type="date" office:date-value="2022-02-04" calcext:value-type="date">
            <text:p>02/04/22</text:p>
          </table:table-cell>
          <table:table-cell table:formula="of:=['raw values'.B323]/10000" office:value-type="percentage" office:value="0.1295" calcext:value-type="percentage">
            <text:p>12.95%</text:p>
          </table:table-cell>
        </table:table-row>
        <table:table-row table:style-name="ro1">
          <table:table-cell table:style-name="ce2" table:formula="of:=DATE(2020;11;18+(['raw values'.A324]/24))" office:value-type="date" office:date-value="2022-06-07" calcext:value-type="date">
            <text:p>06/07/22</text:p>
          </table:table-cell>
          <table:table-cell table:formula="of:=['raw values'.B324]/10000" office:value-type="percentage" office:value="0.1294" calcext:value-type="percentage">
            <text:p>12.94%</text:p>
          </table:table-cell>
        </table:table-row>
        <table:table-row table:style-name="ro1">
          <table:table-cell table:style-name="ce2" table:formula="of:=DATE(2020;11;18+(['raw values'.A325]/24))" office:value-type="date" office:date-value="2022-06-08" calcext:value-type="date">
            <text:p>06/08/22</text:p>
          </table:table-cell>
          <table:table-cell table:formula="of:=['raw values'.B325]/10000" office:value-type="percentage" office:value="0.1293" calcext:value-type="percentage">
            <text:p>12.93%</text:p>
          </table:table-cell>
        </table:table-row>
        <table:table-row table:style-name="ro1">
          <table:table-cell table:style-name="ce2" table:formula="of:=DATE(2020;11;18+(['raw values'.A326]/24))" office:value-type="date" office:date-value="2022-06-10" calcext:value-type="date">
            <text:p>06/10/22</text:p>
          </table:table-cell>
          <table:table-cell table:formula="of:=['raw values'.B326]/10000" office:value-type="percentage" office:value="0.1292" calcext:value-type="percentage">
            <text:p>12.92%</text:p>
          </table:table-cell>
        </table:table-row>
        <table:table-row table:style-name="ro1">
          <table:table-cell table:style-name="ce2" table:formula="of:=DATE(2020;11;18+(['raw values'.A327]/24))" office:value-type="date" office:date-value="2022-06-11" calcext:value-type="date">
            <text:p>06/11/22</text:p>
          </table:table-cell>
          <table:table-cell table:formula="of:=['raw values'.B327]/10000" office:value-type="percentage" office:value="0.1291" calcext:value-type="percentage">
            <text:p>12.91%</text:p>
          </table:table-cell>
        </table:table-row>
        <table:table-row table:style-name="ro1">
          <table:table-cell table:style-name="ce2" table:formula="of:=DATE(2020;11;18+(['raw values'.A328]/24))" office:value-type="date" office:date-value="2022-06-12" calcext:value-type="date">
            <text:p>06/12/22</text:p>
          </table:table-cell>
          <table:table-cell table:formula="of:=['raw values'.B328]/10000" office:value-type="percentage" office:value="0.129" calcext:value-type="percentage">
            <text:p>12.90%</text:p>
          </table:table-cell>
        </table:table-row>
        <table:table-row table:style-name="ro1">
          <table:table-cell table:style-name="ce2" table:formula="of:=DATE(2020;11;18+(['raw values'.A329]/24))" office:value-type="date" office:date-value="2022-06-13" calcext:value-type="date">
            <text:p>06/13/22</text:p>
          </table:table-cell>
          <table:table-cell table:formula="of:=['raw values'.B329]/10000" office:value-type="percentage" office:value="0.1289" calcext:value-type="percentage">
            <text:p>12.89%</text:p>
          </table:table-cell>
        </table:table-row>
        <table:table-row table:style-name="ro1">
          <table:table-cell table:style-name="ce2" table:formula="of:=DATE(2020;11;18+(['raw values'.A330]/24))" office:value-type="date" office:date-value="2022-06-14" calcext:value-type="date">
            <text:p>06/14/22</text:p>
          </table:table-cell>
          <table:table-cell table:formula="of:=['raw values'.B330]/10000" office:value-type="percentage" office:value="0.1288" calcext:value-type="percentage">
            <text:p>12.88%</text:p>
          </table:table-cell>
        </table:table-row>
        <table:table-row table:style-name="ro1">
          <table:table-cell table:style-name="ce2" table:formula="of:=DATE(2020;11;18+(['raw values'.A331]/24))" office:value-type="date" office:date-value="2022-06-15" calcext:value-type="date">
            <text:p>06/15/22</text:p>
          </table:table-cell>
          <table:table-cell table:formula="of:=['raw values'.B331]/10000" office:value-type="percentage" office:value="0.1287" calcext:value-type="percentage">
            <text:p>12.87%</text:p>
          </table:table-cell>
        </table:table-row>
        <table:table-row table:style-name="ro1">
          <table:table-cell table:style-name="ce2" table:formula="of:=DATE(2020;11;18+(['raw values'.A332]/24))" office:value-type="date" office:date-value="2022-06-16" calcext:value-type="date">
            <text:p>06/16/22</text:p>
          </table:table-cell>
          <table:table-cell table:formula="of:=['raw values'.B332]/10000" office:value-type="percentage" office:value="0.1286" calcext:value-type="percentage">
            <text:p>12.86%</text:p>
          </table:table-cell>
        </table:table-row>
        <table:table-row table:style-name="ro1">
          <table:table-cell table:style-name="ce2" table:formula="of:=DATE(2020;11;18+(['raw values'.A333]/24))" office:value-type="date" office:date-value="2022-06-17" calcext:value-type="date">
            <text:p>06/17/22</text:p>
          </table:table-cell>
          <table:table-cell table:formula="of:=['raw values'.B333]/10000" office:value-type="percentage" office:value="0.1285" calcext:value-type="percentage">
            <text:p>12.85%</text:p>
          </table:table-cell>
        </table:table-row>
        <table:table-row table:style-name="ro1">
          <table:table-cell table:style-name="ce2" table:formula="of:=DATE(2020;11;18+(['raw values'.A334]/24))" office:value-type="date" office:date-value="2022-06-18" calcext:value-type="date">
            <text:p>06/18/22</text:p>
          </table:table-cell>
          <table:table-cell table:formula="of:=['raw values'.B334]/10000" office:value-type="percentage" office:value="0.1284" calcext:value-type="percentage">
            <text:p>12.84%</text:p>
          </table:table-cell>
        </table:table-row>
        <table:table-row table:style-name="ro1">
          <table:table-cell table:style-name="ce2" table:formula="of:=DATE(2020;11;18+(['raw values'.A335]/24))" office:value-type="date" office:date-value="2022-06-19" calcext:value-type="date">
            <text:p>06/19/22</text:p>
          </table:table-cell>
          <table:table-cell table:formula="of:=['raw values'.B335]/10000" office:value-type="percentage" office:value="0.1282" calcext:value-type="percentage">
            <text:p>12.82%</text:p>
          </table:table-cell>
        </table:table-row>
        <table:table-row table:style-name="ro1">
          <table:table-cell table:style-name="ce2" table:formula="of:=DATE(2020;11;18+(['raw values'.A336]/24))" office:value-type="date" office:date-value="2022-06-20" calcext:value-type="date">
            <text:p>06/20/22</text:p>
          </table:table-cell>
          <table:table-cell table:formula="of:=['raw values'.B336]/10000" office:value-type="percentage" office:value="0.1281" calcext:value-type="percentage">
            <text:p>12.81%</text:p>
          </table:table-cell>
        </table:table-row>
        <table:table-row table:style-name="ro1">
          <table:table-cell table:style-name="ce2" table:formula="of:=DATE(2020;11;18+(['raw values'.A337]/24))" office:value-type="date" office:date-value="2022-06-21" calcext:value-type="date">
            <text:p>06/21/22</text:p>
          </table:table-cell>
          <table:table-cell table:formula="of:=['raw values'.B337]/10000" office:value-type="percentage" office:value="0.1279" calcext:value-type="percentage">
            <text:p>12.79%</text:p>
          </table:table-cell>
        </table:table-row>
        <table:table-row table:style-name="ro1">
          <table:table-cell table:style-name="ce2" table:formula="of:=DATE(2020;11;18+(['raw values'.A338]/24))" office:value-type="date" office:date-value="2022-06-22" calcext:value-type="date">
            <text:p>06/22/22</text:p>
          </table:table-cell>
          <table:table-cell table:formula="of:=['raw values'.B338]/10000" office:value-type="percentage" office:value="0.1277" calcext:value-type="percentage">
            <text:p>12.77%</text:p>
          </table:table-cell>
        </table:table-row>
        <table:table-row table:style-name="ro1">
          <table:table-cell table:style-name="ce2" table:formula="of:=DATE(2020;11;18+(['raw values'.A339]/24))" office:value-type="date" office:date-value="2022-06-23" calcext:value-type="date">
            <text:p>06/23/22</text:p>
          </table:table-cell>
          <table:table-cell table:formula="of:=['raw values'.B339]/10000" office:value-type="percentage" office:value="0.1275" calcext:value-type="percentage">
            <text:p>12.75%</text:p>
          </table:table-cell>
        </table:table-row>
        <table:table-row table:style-name="ro1">
          <table:table-cell table:style-name="ce2" table:formula="of:=DATE(2020;11;18+(['raw values'.A340]/24))" office:value-type="date" office:date-value="2022-06-24" calcext:value-type="date">
            <text:p>06/24/22</text:p>
          </table:table-cell>
          <table:table-cell table:formula="of:=['raw values'.B340]/10000" office:value-type="percentage" office:value="0.1272" calcext:value-type="percentage">
            <text:p>12.72%</text:p>
          </table:table-cell>
        </table:table-row>
        <table:table-row table:style-name="ro1">
          <table:table-cell table:style-name="ce2" table:formula="of:=DATE(2020;11;18+(['raw values'.A341]/24))" office:value-type="date" office:date-value="2022-06-25" calcext:value-type="date">
            <text:p>06/25/22</text:p>
          </table:table-cell>
          <table:table-cell table:formula="of:=['raw values'.B341]/10000" office:value-type="percentage" office:value="0.127" calcext:value-type="percentage">
            <text:p>12.70%</text:p>
          </table:table-cell>
        </table:table-row>
        <table:table-row table:style-name="ro1">
          <table:table-cell table:style-name="ce2" table:formula="of:=DATE(2020;11;18+(['raw values'.A342]/24))" office:value-type="date" office:date-value="2022-06-26" calcext:value-type="date">
            <text:p>06/26/22</text:p>
          </table:table-cell>
          <table:table-cell table:formula="of:=['raw values'.B342]/10000" office:value-type="percentage" office:value="0.1267" calcext:value-type="percentage">
            <text:p>12.67%</text:p>
          </table:table-cell>
        </table:table-row>
        <table:table-row table:style-name="ro1">
          <table:table-cell table:style-name="ce2" table:formula="of:=DATE(2020;11;18+(['raw values'.A343]/24))" office:value-type="date" office:date-value="2022-06-27" calcext:value-type="date">
            <text:p>06/27/22</text:p>
          </table:table-cell>
          <table:table-cell table:formula="of:=['raw values'.B343]/10000" office:value-type="percentage" office:value="0.1263" calcext:value-type="percentage">
            <text:p>12.63%</text:p>
          </table:table-cell>
        </table:table-row>
        <table:table-row table:style-name="ro1">
          <table:table-cell table:style-name="ce2" table:formula="of:=DATE(2020;11;18+(['raw values'.A344]/24))" office:value-type="date" office:date-value="2022-06-28" calcext:value-type="date">
            <text:p>06/28/22</text:p>
          </table:table-cell>
          <table:table-cell table:formula="of:=['raw values'.B344]/10000" office:value-type="percentage" office:value="0.1259" calcext:value-type="percentage">
            <text:p>12.59%</text:p>
          </table:table-cell>
        </table:table-row>
        <table:table-row table:style-name="ro1">
          <table:table-cell table:style-name="ce2" table:formula="of:=DATE(2020;11;18+(['raw values'.A345]/24))" office:value-type="date" office:date-value="2022-06-29" calcext:value-type="date">
            <text:p>06/29/22</text:p>
          </table:table-cell>
          <table:table-cell table:formula="of:=['raw values'.B345]/10000" office:value-type="percentage" office:value="0.1255" calcext:value-type="percentage">
            <text:p>12.55%</text:p>
          </table:table-cell>
        </table:table-row>
        <table:table-row table:style-name="ro1">
          <table:table-cell table:style-name="ce2" table:formula="of:=DATE(2020;11;18+(['raw values'.A346]/24))" office:value-type="date" office:date-value="2022-06-30" calcext:value-type="date">
            <text:p>06/30/22</text:p>
          </table:table-cell>
          <table:table-cell table:formula="of:=['raw values'.B346]/10000" office:value-type="percentage" office:value="0.1249" calcext:value-type="percentage">
            <text:p>12.49%</text:p>
          </table:table-cell>
        </table:table-row>
        <table:table-row table:style-name="ro1">
          <table:table-cell table:style-name="ce2" table:formula="of:=DATE(2020;11;18+(['raw values'.A347]/24))" office:value-type="date" office:date-value="2022-07-01" calcext:value-type="date">
            <text:p>07/01/22</text:p>
          </table:table-cell>
          <table:table-cell table:formula="of:=['raw values'.B347]/10000" office:value-type="percentage" office:value="0.1244" calcext:value-type="percentage">
            <text:p>12.44%</text:p>
          </table:table-cell>
        </table:table-row>
        <table:table-row table:style-name="ro1">
          <table:table-cell table:style-name="ce2" table:formula="of:=DATE(2020;11;18+(['raw values'.A348]/24))" office:value-type="date" office:date-value="2022-07-02" calcext:value-type="date">
            <text:p>07/02/22</text:p>
          </table:table-cell>
          <table:table-cell table:formula="of:=['raw values'.B348]/10000" office:value-type="percentage" office:value="0.1237" calcext:value-type="percentage">
            <text:p>12.37%</text:p>
          </table:table-cell>
        </table:table-row>
        <table:table-row table:style-name="ro1">
          <table:table-cell table:style-name="ce2" table:formula="of:=DATE(2020;11;18+(['raw values'.A349]/24))" office:value-type="date" office:date-value="2022-07-03" calcext:value-type="date">
            <text:p>07/03/22</text:p>
          </table:table-cell>
          <table:table-cell table:formula="of:=['raw values'.B349]/10000" office:value-type="percentage" office:value="0.1229" calcext:value-type="percentage">
            <text:p>12.29%</text:p>
          </table:table-cell>
        </table:table-row>
        <table:table-row table:style-name="ro1">
          <table:table-cell table:style-name="ce2" table:formula="of:=DATE(2020;11;18+(['raw values'.A350]/24))" office:value-type="date" office:date-value="2022-07-04" calcext:value-type="date">
            <text:p>07/04/22</text:p>
          </table:table-cell>
          <table:table-cell table:formula="of:=['raw values'.B350]/10000" office:value-type="percentage" office:value="0.1221" calcext:value-type="percentage">
            <text:p>12.21%</text:p>
          </table:table-cell>
        </table:table-row>
        <table:table-row table:style-name="ro1">
          <table:table-cell table:style-name="ce2" table:formula="of:=DATE(2020;11;18+(['raw values'.A351]/24))" office:value-type="date" office:date-value="2022-07-05" calcext:value-type="date">
            <text:p>07/05/22</text:p>
          </table:table-cell>
          <table:table-cell table:formula="of:=['raw values'.B351]/10000" office:value-type="percentage" office:value="0.1212" calcext:value-type="percentage">
            <text:p>12.12%</text:p>
          </table:table-cell>
        </table:table-row>
        <table:table-row table:style-name="ro1">
          <table:table-cell table:style-name="ce2" table:formula="of:=DATE(2020;11;18+(['raw values'.A352]/24))" office:value-type="date" office:date-value="2022-07-06" calcext:value-type="date">
            <text:p>07/06/22</text:p>
          </table:table-cell>
          <table:table-cell table:formula="of:=['raw values'.B352]/10000" office:value-type="percentage" office:value="0.1202" calcext:value-type="percentage">
            <text:p>12.02%</text:p>
          </table:table-cell>
        </table:table-row>
        <table:table-row table:style-name="ro1">
          <table:table-cell table:style-name="ce2" table:formula="of:=DATE(2020;11;18+(['raw values'.A353]/24))" office:value-type="date" office:date-value="2022-07-07" calcext:value-type="date">
            <text:p>07/07/22</text:p>
          </table:table-cell>
          <table:table-cell table:formula="of:=['raw values'.B353]/10000" office:value-type="percentage" office:value="0.1191" calcext:value-type="percentage">
            <text:p>11.91%</text:p>
          </table:table-cell>
        </table:table-row>
        <table:table-row table:style-name="ro1">
          <table:table-cell table:style-name="ce2" table:formula="of:=DATE(2020;11;18+(['raw values'.A354]/24))" office:value-type="date" office:date-value="2022-07-08" calcext:value-type="date">
            <text:p>07/08/22</text:p>
          </table:table-cell>
          <table:table-cell table:formula="of:=['raw values'.B354]/10000" office:value-type="percentage" office:value="0.1181" calcext:value-type="percentage">
            <text:p>11.81%</text:p>
          </table:table-cell>
        </table:table-row>
        <table:table-row table:style-name="ro1">
          <table:table-cell table:style-name="ce2" table:formula="of:=DATE(2020;11;18+(['raw values'.A355]/24))" office:value-type="date" office:date-value="2022-07-09" calcext:value-type="date">
            <text:p>07/09/22</text:p>
          </table:table-cell>
          <table:table-cell table:formula="of:=['raw values'.B355]/10000" office:value-type="percentage" office:value="0.1171" calcext:value-type="percentage">
            <text:p>11.71%</text:p>
          </table:table-cell>
        </table:table-row>
        <table:table-row table:style-name="ro1">
          <table:table-cell table:style-name="ce2" table:formula="of:=DATE(2020;11;18+(['raw values'.A356]/24))" office:value-type="date" office:date-value="2022-07-10" calcext:value-type="date">
            <text:p>07/10/22</text:p>
          </table:table-cell>
          <table:table-cell table:formula="of:=['raw values'.B356]/10000" office:value-type="percentage" office:value="0.1162" calcext:value-type="percentage">
            <text:p>11.62%</text:p>
          </table:table-cell>
        </table:table-row>
        <table:table-row table:style-name="ro1">
          <table:table-cell table:style-name="ce2" table:formula="of:=DATE(2020;11;18+(['raw values'.A357]/24))" office:value-type="date" office:date-value="2022-07-11" calcext:value-type="date">
            <text:p>07/11/22</text:p>
          </table:table-cell>
          <table:table-cell table:formula="of:=['raw values'.B357]/10000" office:value-type="percentage" office:value="0.1153" calcext:value-type="percentage">
            <text:p>11.53%</text:p>
          </table:table-cell>
        </table:table-row>
        <table:table-row table:style-name="ro1">
          <table:table-cell table:style-name="ce2" table:formula="of:=DATE(2020;11;18+(['raw values'.A358]/24))" office:value-type="date" office:date-value="2022-07-12" calcext:value-type="date">
            <text:p>07/12/22</text:p>
          </table:table-cell>
          <table:table-cell table:formula="of:=['raw values'.B358]/10000" office:value-type="percentage" office:value="0.1146" calcext:value-type="percentage">
            <text:p>11.46%</text:p>
          </table:table-cell>
        </table:table-row>
        <table:table-row table:style-name="ro1">
          <table:table-cell table:style-name="ce2" table:formula="of:=DATE(2020;11;18+(['raw values'.A359]/24))" office:value-type="date" office:date-value="2022-07-13" calcext:value-type="date">
            <text:p>07/13/22</text:p>
          </table:table-cell>
          <table:table-cell table:formula="of:=['raw values'.B359]/10000" office:value-type="percentage" office:value="0.1139" calcext:value-type="percentage">
            <text:p>11.39%</text:p>
          </table:table-cell>
        </table:table-row>
        <table:table-row table:style-name="ro1">
          <table:table-cell table:style-name="ce2" table:formula="of:=DATE(2020;11;18+(['raw values'.A360]/24))" office:value-type="date" office:date-value="2022-07-14" calcext:value-type="date">
            <text:p>07/14/22</text:p>
          </table:table-cell>
          <table:table-cell table:formula="of:=['raw values'.B360]/10000" office:value-type="percentage" office:value="0.1133" calcext:value-type="percentage">
            <text:p>11.33%</text:p>
          </table:table-cell>
        </table:table-row>
        <table:table-row table:style-name="ro1">
          <table:table-cell table:style-name="ce2" table:formula="of:=DATE(2020;11;18+(['raw values'.A361]/24))" office:value-type="date" office:date-value="2022-07-15" calcext:value-type="date">
            <text:p>07/15/22</text:p>
          </table:table-cell>
          <table:table-cell table:formula="of:=['raw values'.B361]/10000" office:value-type="percentage" office:value="0.1128" calcext:value-type="percentage">
            <text:p>11.28%</text:p>
          </table:table-cell>
        </table:table-row>
        <table:table-row table:style-name="ro1">
          <table:table-cell table:style-name="ce2" table:formula="of:=DATE(2020;11;18+(['raw values'.A362]/24))" office:value-type="date" office:date-value="2022-07-16" calcext:value-type="date">
            <text:p>07/16/22</text:p>
          </table:table-cell>
          <table:table-cell table:formula="of:=['raw values'.B362]/10000" office:value-type="percentage" office:value="0.1123" calcext:value-type="percentage">
            <text:p>11.23%</text:p>
          </table:table-cell>
        </table:table-row>
        <table:table-row table:style-name="ro1">
          <table:table-cell table:style-name="ce2" table:formula="of:=DATE(2020;11;18+(['raw values'.A363]/24))" office:value-type="date" office:date-value="2022-07-17" calcext:value-type="date">
            <text:p>07/17/22</text:p>
          </table:table-cell>
          <table:table-cell table:formula="of:=['raw values'.B363]/10000" office:value-type="percentage" office:value="0.1119" calcext:value-type="percentage">
            <text:p>11.19%</text:p>
          </table:table-cell>
        </table:table-row>
        <table:table-row table:style-name="ro1">
          <table:table-cell table:style-name="ce2" table:formula="of:=DATE(2020;11;18+(['raw values'.A364]/24))" office:value-type="date" office:date-value="2022-07-18" calcext:value-type="date">
            <text:p>07/18/22</text:p>
          </table:table-cell>
          <table:table-cell table:formula="of:=['raw values'.B364]/10000" office:value-type="percentage" office:value="0.1116" calcext:value-type="percentage">
            <text:p>11.16%</text:p>
          </table:table-cell>
        </table:table-row>
        <table:table-row table:style-name="ro1">
          <table:table-cell table:style-name="ce2" table:formula="of:=DATE(2020;11;18+(['raw values'.A365]/24))" office:value-type="date" office:date-value="2022-07-19" calcext:value-type="date">
            <text:p>07/19/22</text:p>
          </table:table-cell>
          <table:table-cell table:formula="of:=['raw values'.B365]/10000" office:value-type="percentage" office:value="0.1113" calcext:value-type="percentage">
            <text:p>11.13%</text:p>
          </table:table-cell>
        </table:table-row>
        <table:table-row table:style-name="ro1">
          <table:table-cell table:style-name="ce2" table:formula="of:=DATE(2020;11;18+(['raw values'.A366]/24))" office:value-type="date" office:date-value="2022-07-20" calcext:value-type="date">
            <text:p>07/20/22</text:p>
          </table:table-cell>
          <table:table-cell table:formula="of:=['raw values'.B366]/10000" office:value-type="percentage" office:value="0.111" calcext:value-type="percentage">
            <text:p>11.10%</text:p>
          </table:table-cell>
        </table:table-row>
        <table:table-row table:style-name="ro1">
          <table:table-cell table:style-name="ce2" table:formula="of:=DATE(2020;11;18+(['raw values'.A367]/24))" office:value-type="date" office:date-value="2022-07-21" calcext:value-type="date">
            <text:p>07/21/22</text:p>
          </table:table-cell>
          <table:table-cell table:formula="of:=['raw values'.B367]/10000" office:value-type="percentage" office:value="0.1107" calcext:value-type="percentage">
            <text:p>11.07%</text:p>
          </table:table-cell>
        </table:table-row>
        <table:table-row table:style-name="ro1">
          <table:table-cell table:style-name="ce2" table:formula="of:=DATE(2020;11;18+(['raw values'.A368]/24))" office:value-type="date" office:date-value="2022-07-22" calcext:value-type="date">
            <text:p>07/22/22</text:p>
          </table:table-cell>
          <table:table-cell table:formula="of:=['raw values'.B368]/10000" office:value-type="percentage" office:value="0.1105" calcext:value-type="percentage">
            <text:p>11.05%</text:p>
          </table:table-cell>
        </table:table-row>
        <table:table-row table:style-name="ro1">
          <table:table-cell table:style-name="ce2" table:formula="of:=DATE(2020;11;18+(['raw values'.A369]/24))" office:value-type="date" office:date-value="2022-07-23" calcext:value-type="date">
            <text:p>07/23/22</text:p>
          </table:table-cell>
          <table:table-cell table:formula="of:=['raw values'.B369]/10000" office:value-type="percentage" office:value="0.1103" calcext:value-type="percentage">
            <text:p>11.03%</text:p>
          </table:table-cell>
        </table:table-row>
        <table:table-row table:style-name="ro1">
          <table:table-cell table:style-name="ce2" table:formula="of:=DATE(2020;11;18+(['raw values'.A370]/24))" office:value-type="date" office:date-value="2022-07-24" calcext:value-type="date">
            <text:p>07/24/22</text:p>
          </table:table-cell>
          <table:table-cell table:formula="of:=['raw values'.B370]/10000" office:value-type="percentage" office:value="0.1101" calcext:value-type="percentage">
            <text:p>11.01%</text:p>
          </table:table-cell>
        </table:table-row>
        <table:table-row table:style-name="ro1">
          <table:table-cell table:style-name="ce2" table:formula="of:=DATE(2020;11;18+(['raw values'.A371]/24))" office:value-type="date" office:date-value="2022-07-25" calcext:value-type="date">
            <text:p>07/25/22</text:p>
          </table:table-cell>
          <table:table-cell table:formula="of:=['raw values'.B371]/10000" office:value-type="percentage" office:value="0.11" calcext:value-type="percentage">
            <text:p>11.00%</text:p>
          </table:table-cell>
        </table:table-row>
        <table:table-row table:style-name="ro1">
          <table:table-cell table:style-name="ce2" table:formula="of:=DATE(2020;11;18+(['raw values'.A372]/24))" office:value-type="date" office:date-value="2022-07-26" calcext:value-type="date">
            <text:p>07/26/22</text:p>
          </table:table-cell>
          <table:table-cell table:formula="of:=['raw values'.B372]/10000" office:value-type="percentage" office:value="0.1098" calcext:value-type="percentage">
            <text:p>10.98%</text:p>
          </table:table-cell>
        </table:table-row>
        <table:table-row table:style-name="ro1">
          <table:table-cell table:style-name="ce2" table:formula="of:=DATE(2020;11;18+(['raw values'.A373]/24))" office:value-type="date" office:date-value="2022-07-27" calcext:value-type="date">
            <text:p>07/27/22</text:p>
          </table:table-cell>
          <table:table-cell table:formula="of:=['raw values'.B373]/10000" office:value-type="percentage" office:value="0.1097" calcext:value-type="percentage">
            <text:p>10.97%</text:p>
          </table:table-cell>
        </table:table-row>
        <table:table-row table:style-name="ro1">
          <table:table-cell table:style-name="ce2" table:formula="of:=DATE(2020;11;18+(['raw values'.A374]/24))" office:value-type="date" office:date-value="2022-07-28" calcext:value-type="date">
            <text:p>07/28/22</text:p>
          </table:table-cell>
          <table:table-cell table:formula="of:=['raw values'.B374]/10000" office:value-type="percentage" office:value="0.1096" calcext:value-type="percentage">
            <text:p>10.96%</text:p>
          </table:table-cell>
        </table:table-row>
        <table:table-row table:style-name="ro1">
          <table:table-cell table:style-name="ce2" table:formula="of:=DATE(2020;11;18+(['raw values'.A375]/24))" office:value-type="date" office:date-value="2022-07-29" calcext:value-type="date">
            <text:p>07/29/22</text:p>
          </table:table-cell>
          <table:table-cell table:formula="of:=['raw values'.B375]/10000" office:value-type="percentage" office:value="0.1095" calcext:value-type="percentage">
            <text:p>10.95%</text:p>
          </table:table-cell>
        </table:table-row>
        <table:table-row table:style-name="ro1">
          <table:table-cell table:style-name="ce2" table:formula="of:=DATE(2020;11;18+(['raw values'.A376]/24))" office:value-type="date" office:date-value="2022-07-30" calcext:value-type="date">
            <text:p>07/30/22</text:p>
          </table:table-cell>
          <table:table-cell table:formula="of:=['raw values'.B376]/10000" office:value-type="percentage" office:value="0.1094" calcext:value-type="percentage">
            <text:p>10.94%</text:p>
          </table:table-cell>
        </table:table-row>
        <table:table-row table:style-name="ro1">
          <table:table-cell table:style-name="ce2" table:formula="of:=DATE(2020;11;18+(['raw values'.A377]/24))" office:value-type="date" office:date-value="2022-07-31" calcext:value-type="date">
            <text:p>07/31/22</text:p>
          </table:table-cell>
          <table:table-cell table:formula="of:=['raw values'.B377]/10000" office:value-type="percentage" office:value="0.1093" calcext:value-type="percentage">
            <text:p>10.93%</text:p>
          </table:table-cell>
        </table:table-row>
        <table:table-row table:style-name="ro1">
          <table:table-cell table:style-name="ce2" table:formula="of:=DATE(2020;11;18+(['raw values'.A378]/24))" office:value-type="date" office:date-value="2022-08-01" calcext:value-type="date">
            <text:p>08/01/22</text:p>
          </table:table-cell>
          <table:table-cell table:formula="of:=['raw values'.B378]/10000" office:value-type="percentage" office:value="0.1092" calcext:value-type="percentage">
            <text:p>10.92%</text:p>
          </table:table-cell>
        </table:table-row>
        <table:table-row table:style-name="ro1">
          <table:table-cell table:style-name="ce2" table:formula="of:=DATE(2020;11;18+(['raw values'.A379]/24))" office:value-type="date" office:date-value="2022-08-02" calcext:value-type="date">
            <text:p>08/02/22</text:p>
          </table:table-cell>
          <table:table-cell table:formula="of:=['raw values'.B379]/10000" office:value-type="percentage" office:value="0.1091" calcext:value-type="percentage">
            <text:p>10.91%</text:p>
          </table:table-cell>
        </table:table-row>
        <table:table-row table:style-name="ro1">
          <table:table-cell table:style-name="ce2" table:formula="of:=DATE(2020;11;18+(['raw values'.A380]/24))" office:value-type="date" office:date-value="2022-08-03" calcext:value-type="date">
            <text:p>08/03/22</text:p>
          </table:table-cell>
          <table:table-cell table:formula="of:=['raw values'.B380]/10000" office:value-type="percentage" office:value="0.109" calcext:value-type="percentage">
            <text:p>10.90%</text:p>
          </table:table-cell>
        </table:table-row>
        <table:table-row table:style-name="ro1">
          <table:table-cell table:style-name="ce2" table:formula="of:=DATE(2020;11;18+(['raw values'.A381]/24))" office:value-type="date" office:date-value="2022-08-05" calcext:value-type="date">
            <text:p>08/05/22</text:p>
          </table:table-cell>
          <table:table-cell table:formula="of:=['raw values'.B381]/10000" office:value-type="percentage" office:value="0.1089" calcext:value-type="percentage">
            <text:p>10.89%</text:p>
          </table:table-cell>
        </table:table-row>
        <table:table-row table:style-name="ro1">
          <table:table-cell table:style-name="ce2" table:formula="of:=DATE(2020;11;18+(['raw values'.A382]/24))" office:value-type="date" office:date-value="2022-12-07" calcext:value-type="date">
            <text:p>12/07/22</text:p>
          </table:table-cell>
          <table:table-cell table:formula="of:=['raw values'.B382]/10000" office:value-type="percentage" office:value="0.1088" calcext:value-type="percentage">
            <text:p>10.88%</text:p>
          </table:table-cell>
        </table:table-row>
        <table:table-row table:style-name="ro1">
          <table:table-cell table:style-name="ce2" table:formula="of:=DATE(2020;11;18+(['raw values'.A383]/24))" office:value-type="date" office:date-value="2022-12-08" calcext:value-type="date">
            <text:p>12/08/22</text:p>
          </table:table-cell>
          <table:table-cell table:formula="of:=['raw values'.B383]/10000" office:value-type="percentage" office:value="0.1087" calcext:value-type="percentage">
            <text:p>10.87%</text:p>
          </table:table-cell>
        </table:table-row>
        <table:table-row table:style-name="ro1">
          <table:table-cell table:style-name="ce2" table:formula="of:=DATE(2020;11;18+(['raw values'.A384]/24))" office:value-type="date" office:date-value="2022-12-09" calcext:value-type="date">
            <text:p>12/09/22</text:p>
          </table:table-cell>
          <table:table-cell table:formula="of:=['raw values'.B384]/10000" office:value-type="percentage" office:value="0.1085" calcext:value-type="percentage">
            <text:p>10.85%</text:p>
          </table:table-cell>
        </table:table-row>
        <table:table-row table:style-name="ro1">
          <table:table-cell table:style-name="ce2" table:formula="of:=DATE(2020;11;18+(['raw values'.A385]/24))" office:value-type="date" office:date-value="2022-12-10" calcext:value-type="date">
            <text:p>12/10/22</text:p>
          </table:table-cell>
          <table:table-cell table:formula="of:=['raw values'.B385]/10000" office:value-type="percentage" office:value="0.1084" calcext:value-type="percentage">
            <text:p>10.84%</text:p>
          </table:table-cell>
        </table:table-row>
        <table:table-row table:style-name="ro1">
          <table:table-cell table:style-name="ce2" table:formula="of:=DATE(2020;11;18+(['raw values'.A386]/24))" office:value-type="date" office:date-value="2022-12-11" calcext:value-type="date">
            <text:p>12/11/22</text:p>
          </table:table-cell>
          <table:table-cell table:formula="of:=['raw values'.B386]/10000" office:value-type="percentage" office:value="0.1082" calcext:value-type="percentage">
            <text:p>10.82%</text:p>
          </table:table-cell>
        </table:table-row>
        <table:table-row table:style-name="ro1">
          <table:table-cell table:style-name="ce2" table:formula="of:=DATE(2020;11;18+(['raw values'.A387]/24))" office:value-type="date" office:date-value="2022-12-12" calcext:value-type="date">
            <text:p>12/12/22</text:p>
          </table:table-cell>
          <table:table-cell table:formula="of:=['raw values'.B387]/10000" office:value-type="percentage" office:value="0.1081" calcext:value-type="percentage">
            <text:p>10.81%</text:p>
          </table:table-cell>
        </table:table-row>
        <table:table-row table:style-name="ro1">
          <table:table-cell table:style-name="ce2" table:formula="of:=DATE(2020;11;18+(['raw values'.A388]/24))" office:value-type="date" office:date-value="2022-12-13" calcext:value-type="date">
            <text:p>12/13/22</text:p>
          </table:table-cell>
          <table:table-cell table:formula="of:=['raw values'.B388]/10000" office:value-type="percentage" office:value="0.1079" calcext:value-type="percentage">
            <text:p>10.79%</text:p>
          </table:table-cell>
        </table:table-row>
        <table:table-row table:style-name="ro1">
          <table:table-cell table:style-name="ce2" table:formula="of:=DATE(2020;11;18+(['raw values'.A389]/24))" office:value-type="date" office:date-value="2022-12-14" calcext:value-type="date">
            <text:p>12/14/22</text:p>
          </table:table-cell>
          <table:table-cell table:formula="of:=['raw values'.B389]/10000" office:value-type="percentage" office:value="0.1077" calcext:value-type="percentage">
            <text:p>10.77%</text:p>
          </table:table-cell>
        </table:table-row>
        <table:table-row table:style-name="ro1">
          <table:table-cell table:style-name="ce2" table:formula="of:=DATE(2020;11;18+(['raw values'.A390]/24))" office:value-type="date" office:date-value="2022-12-15" calcext:value-type="date">
            <text:p>12/15/22</text:p>
          </table:table-cell>
          <table:table-cell table:formula="of:=['raw values'.B390]/10000" office:value-type="percentage" office:value="0.1075" calcext:value-type="percentage">
            <text:p>10.75%</text:p>
          </table:table-cell>
        </table:table-row>
        <table:table-row table:style-name="ro1">
          <table:table-cell table:style-name="ce2" table:formula="of:=DATE(2020;11;18+(['raw values'.A391]/24))" office:value-type="date" office:date-value="2022-12-16" calcext:value-type="date">
            <text:p>12/16/22</text:p>
          </table:table-cell>
          <table:table-cell table:formula="of:=['raw values'.B391]/10000" office:value-type="percentage" office:value="0.1073" calcext:value-type="percentage">
            <text:p>10.73%</text:p>
          </table:table-cell>
        </table:table-row>
        <table:table-row table:style-name="ro1">
          <table:table-cell table:style-name="ce2" table:formula="of:=DATE(2020;11;18+(['raw values'.A392]/24))" office:value-type="date" office:date-value="2022-12-17" calcext:value-type="date">
            <text:p>12/17/22</text:p>
          </table:table-cell>
          <table:table-cell table:formula="of:=['raw values'.B392]/10000" office:value-type="percentage" office:value="0.107" calcext:value-type="percentage">
            <text:p>10.70%</text:p>
          </table:table-cell>
        </table:table-row>
        <table:table-row table:style-name="ro1">
          <table:table-cell table:style-name="ce2" table:formula="of:=DATE(2020;11;18+(['raw values'.A393]/24))" office:value-type="date" office:date-value="2022-12-18" calcext:value-type="date">
            <text:p>12/18/22</text:p>
          </table:table-cell>
          <table:table-cell table:formula="of:=['raw values'.B393]/10000" office:value-type="percentage" office:value="0.1067" calcext:value-type="percentage">
            <text:p>10.67%</text:p>
          </table:table-cell>
        </table:table-row>
        <table:table-row table:style-name="ro1">
          <table:table-cell table:style-name="ce2" table:formula="of:=DATE(2020;11;18+(['raw values'.A394]/24))" office:value-type="date" office:date-value="2022-12-19" calcext:value-type="date">
            <text:p>12/19/22</text:p>
          </table:table-cell>
          <table:table-cell table:formula="of:=['raw values'.B394]/10000" office:value-type="percentage" office:value="0.1065" calcext:value-type="percentage">
            <text:p>10.65%</text:p>
          </table:table-cell>
        </table:table-row>
        <table:table-row table:style-name="ro1">
          <table:table-cell table:style-name="ce2" table:formula="of:=DATE(2020;11;18+(['raw values'.A395]/24))" office:value-type="date" office:date-value="2022-12-20" calcext:value-type="date">
            <text:p>12/20/22</text:p>
          </table:table-cell>
          <table:table-cell table:formula="of:=['raw values'.B395]/10000" office:value-type="percentage" office:value="0.1061" calcext:value-type="percentage">
            <text:p>10.61%</text:p>
          </table:table-cell>
        </table:table-row>
        <table:table-row table:style-name="ro1">
          <table:table-cell table:style-name="ce2" table:formula="of:=DATE(2020;11;18+(['raw values'.A396]/24))" office:value-type="date" office:date-value="2022-12-21" calcext:value-type="date">
            <text:p>12/21/22</text:p>
          </table:table-cell>
          <table:table-cell table:formula="of:=['raw values'.B396]/10000" office:value-type="percentage" office:value="0.1058" calcext:value-type="percentage">
            <text:p>10.58%</text:p>
          </table:table-cell>
        </table:table-row>
        <table:table-row table:style-name="ro1">
          <table:table-cell table:style-name="ce2" table:formula="of:=DATE(2020;11;18+(['raw values'.A397]/24))" office:value-type="date" office:date-value="2022-12-22" calcext:value-type="date">
            <text:p>12/22/22</text:p>
          </table:table-cell>
          <table:table-cell table:formula="of:=['raw values'.B397]/10000" office:value-type="percentage" office:value="0.1054" calcext:value-type="percentage">
            <text:p>10.54%</text:p>
          </table:table-cell>
        </table:table-row>
        <table:table-row table:style-name="ro1">
          <table:table-cell table:style-name="ce2" table:formula="of:=DATE(2020;11;18+(['raw values'.A398]/24))" office:value-type="date" office:date-value="2022-12-23" calcext:value-type="date">
            <text:p>12/23/22</text:p>
          </table:table-cell>
          <table:table-cell table:formula="of:=['raw values'.B398]/10000" office:value-type="percentage" office:value="0.1049" calcext:value-type="percentage">
            <text:p>10.49%</text:p>
          </table:table-cell>
        </table:table-row>
        <table:table-row table:style-name="ro1">
          <table:table-cell table:style-name="ce2" table:formula="of:=DATE(2020;11;18+(['raw values'.A399]/24))" office:value-type="date" office:date-value="2022-12-24" calcext:value-type="date">
            <text:p>12/24/22</text:p>
          </table:table-cell>
          <table:table-cell table:formula="of:=['raw values'.B399]/10000" office:value-type="percentage" office:value="0.1044" calcext:value-type="percentage">
            <text:p>10.44%</text:p>
          </table:table-cell>
        </table:table-row>
        <table:table-row table:style-name="ro1">
          <table:table-cell table:style-name="ce2" table:formula="of:=DATE(2020;11;18+(['raw values'.A400]/24))" office:value-type="date" office:date-value="2022-12-25" calcext:value-type="date">
            <text:p>12/25/22</text:p>
          </table:table-cell>
          <table:table-cell table:formula="of:=['raw values'.B400]/10000" office:value-type="percentage" office:value="0.1039" calcext:value-type="percentage">
            <text:p>10.39%</text:p>
          </table:table-cell>
        </table:table-row>
        <table:table-row table:style-name="ro1">
          <table:table-cell table:style-name="ce2" table:formula="of:=DATE(2020;11;18+(['raw values'.A401]/24))" office:value-type="date" office:date-value="2022-12-26" calcext:value-type="date">
            <text:p>12/26/22</text:p>
          </table:table-cell>
          <table:table-cell table:formula="of:=['raw values'.B401]/10000" office:value-type="percentage" office:value="0.1033" calcext:value-type="percentage">
            <text:p>10.33%</text:p>
          </table:table-cell>
        </table:table-row>
        <table:table-row table:style-name="ro1">
          <table:table-cell table:style-name="ce2" table:formula="of:=DATE(2020;11;18+(['raw values'.A402]/24))" office:value-type="date" office:date-value="2022-12-27" calcext:value-type="date">
            <text:p>12/27/22</text:p>
          </table:table-cell>
          <table:table-cell table:formula="of:=['raw values'.B402]/10000" office:value-type="percentage" office:value="0.1025" calcext:value-type="percentage">
            <text:p>10.25%</text:p>
          </table:table-cell>
        </table:table-row>
        <table:table-row table:style-name="ro1">
          <table:table-cell table:style-name="ce2" table:formula="of:=DATE(2020;11;18+(['raw values'.A403]/24))" office:value-type="date" office:date-value="2022-12-28" calcext:value-type="date">
            <text:p>12/28/22</text:p>
          </table:table-cell>
          <table:table-cell table:formula="of:=['raw values'.B403]/10000" office:value-type="percentage" office:value="0.1017" calcext:value-type="percentage">
            <text:p>10.17%</text:p>
          </table:table-cell>
        </table:table-row>
        <table:table-row table:style-name="ro1">
          <table:table-cell table:style-name="ce2" table:formula="of:=DATE(2020;11;18+(['raw values'.A404]/24))" office:value-type="date" office:date-value="2022-12-29" calcext:value-type="date">
            <text:p>12/29/22</text:p>
          </table:table-cell>
          <table:table-cell table:formula="of:=['raw values'.B404]/10000" office:value-type="percentage" office:value="0.1008" calcext:value-type="percentage">
            <text:p>10.08%</text:p>
          </table:table-cell>
        </table:table-row>
        <table:table-row table:style-name="ro1">
          <table:table-cell table:style-name="ce2" table:formula="of:=DATE(2020;11;18+(['raw values'.A405]/24))" office:value-type="date" office:date-value="2022-12-30" calcext:value-type="date">
            <text:p>12/30/22</text:p>
          </table:table-cell>
          <table:table-cell table:formula="of:=['raw values'.B405]/10000" office:value-type="percentage" office:value="0.0998" calcext:value-type="percentage">
            <text:p>9.98%</text:p>
          </table:table-cell>
        </table:table-row>
        <table:table-row table:style-name="ro1">
          <table:table-cell table:style-name="ce2" table:formula="of:=DATE(2020;11;18+(['raw values'.A406]/24))" office:value-type="date" office:date-value="2022-12-31" calcext:value-type="date">
            <text:p>12/31/22</text:p>
          </table:table-cell>
          <table:table-cell table:formula="of:=['raw values'.B406]/10000" office:value-type="percentage" office:value="0.0986" calcext:value-type="percentage">
            <text:p>9.86%</text:p>
          </table:table-cell>
        </table:table-row>
        <table:table-row table:style-name="ro1">
          <table:table-cell table:style-name="ce2" table:formula="of:=DATE(2020;11;18+(['raw values'.A407]/24))" office:value-type="date" office:date-value="2023-01-01" calcext:value-type="date">
            <text:p>01/01/23</text:p>
          </table:table-cell>
          <table:table-cell table:formula="of:=['raw values'.B407]/10000" office:value-type="percentage" office:value="0.0972" calcext:value-type="percentage">
            <text:p>9.72%</text:p>
          </table:table-cell>
        </table:table-row>
        <table:table-row table:style-name="ro1">
          <table:table-cell table:style-name="ce2" table:formula="of:=DATE(2020;11;18+(['raw values'.A408]/24))" office:value-type="date" office:date-value="2023-01-02" calcext:value-type="date">
            <text:p>01/02/23</text:p>
          </table:table-cell>
          <table:table-cell table:formula="of:=['raw values'.B408]/10000" office:value-type="percentage" office:value="0.0956" calcext:value-type="percentage">
            <text:p>9.56%</text:p>
          </table:table-cell>
        </table:table-row>
        <table:table-row table:style-name="ro1">
          <table:table-cell table:style-name="ce2" table:formula="of:=DATE(2020;11;18+(['raw values'.A409]/24))" office:value-type="date" office:date-value="2023-01-03" calcext:value-type="date">
            <text:p>01/03/23</text:p>
          </table:table-cell>
          <table:table-cell table:formula="of:=['raw values'.B409]/10000" office:value-type="percentage" office:value="0.0939" calcext:value-type="percentage">
            <text:p>9.39%</text:p>
          </table:table-cell>
        </table:table-row>
        <table:table-row table:style-name="ro1">
          <table:table-cell table:style-name="ce2" table:formula="of:=DATE(2020;11;18+(['raw values'.A410]/24))" office:value-type="date" office:date-value="2023-01-04" calcext:value-type="date">
            <text:p>01/04/23</text:p>
          </table:table-cell>
          <table:table-cell table:formula="of:=['raw values'.B410]/10000" office:value-type="percentage" office:value="0.092" calcext:value-type="percentage">
            <text:p>9.20%</text:p>
          </table:table-cell>
        </table:table-row>
        <table:table-row table:style-name="ro1">
          <table:table-cell table:style-name="ce2" table:formula="of:=DATE(2020;11;18+(['raw values'.A411]/24))" office:value-type="date" office:date-value="2023-01-05" calcext:value-type="date">
            <text:p>01/05/23</text:p>
          </table:table-cell>
          <table:table-cell table:formula="of:=['raw values'.B411]/10000" office:value-type="percentage" office:value="0.09" calcext:value-type="percentage">
            <text:p>9.00%</text:p>
          </table:table-cell>
        </table:table-row>
        <table:table-row table:style-name="ro1">
          <table:table-cell table:style-name="ce2" table:formula="of:=DATE(2020;11;18+(['raw values'.A412]/24))" office:value-type="date" office:date-value="2023-01-06" calcext:value-type="date">
            <text:p>01/06/23</text:p>
          </table:table-cell>
          <table:table-cell table:formula="of:=['raw values'.B412]/10000" office:value-type="percentage" office:value="0.0879" calcext:value-type="percentage">
            <text:p>8.79%</text:p>
          </table:table-cell>
        </table:table-row>
        <table:table-row table:style-name="ro1">
          <table:table-cell table:style-name="ce2" table:formula="of:=DATE(2020;11;18+(['raw values'.A413]/24))" office:value-type="date" office:date-value="2023-01-07" calcext:value-type="date">
            <text:p>01/07/23</text:p>
          </table:table-cell>
          <table:table-cell table:formula="of:=['raw values'.B413]/10000" office:value-type="percentage" office:value="0.0857" calcext:value-type="percentage">
            <text:p>8.57%</text:p>
          </table:table-cell>
        </table:table-row>
        <table:table-row table:style-name="ro1">
          <table:table-cell table:style-name="ce2" table:formula="of:=DATE(2020;11;18+(['raw values'.A414]/24))" office:value-type="date" office:date-value="2023-01-08" calcext:value-type="date">
            <text:p>01/08/23</text:p>
          </table:table-cell>
          <table:table-cell table:formula="of:=['raw values'.B414]/10000" office:value-type="percentage" office:value="0.0837" calcext:value-type="percentage">
            <text:p>8.37%</text:p>
          </table:table-cell>
        </table:table-row>
        <table:table-row table:style-name="ro1">
          <table:table-cell table:style-name="ce2" table:formula="of:=DATE(2020;11;18+(['raw values'.A415]/24))" office:value-type="date" office:date-value="2023-01-09" calcext:value-type="date">
            <text:p>01/09/23</text:p>
          </table:table-cell>
          <table:table-cell table:formula="of:=['raw values'.B415]/10000" office:value-type="percentage" office:value="0.0818" calcext:value-type="percentage">
            <text:p>8.18%</text:p>
          </table:table-cell>
        </table:table-row>
        <table:table-row table:style-name="ro1">
          <table:table-cell table:style-name="ce2" table:formula="of:=DATE(2020;11;18+(['raw values'.A416]/24))" office:value-type="date" office:date-value="2023-01-10" calcext:value-type="date">
            <text:p>01/10/23</text:p>
          </table:table-cell>
          <table:table-cell table:formula="of:=['raw values'.B416]/10000" office:value-type="percentage" office:value="0.08" calcext:value-type="percentage">
            <text:p>8.00%</text:p>
          </table:table-cell>
        </table:table-row>
        <table:table-row table:style-name="ro1">
          <table:table-cell table:style-name="ce2" table:formula="of:=DATE(2020;11;18+(['raw values'.A417]/24))" office:value-type="date" office:date-value="2023-01-11" calcext:value-type="date">
            <text:p>01/11/23</text:p>
          </table:table-cell>
          <table:table-cell table:formula="of:=['raw values'.B417]/10000" office:value-type="percentage" office:value="0.0784" calcext:value-type="percentage">
            <text:p>7.84%</text:p>
          </table:table-cell>
        </table:table-row>
        <table:table-row table:style-name="ro1">
          <table:table-cell table:style-name="ce2" table:formula="of:=DATE(2020;11;18+(['raw values'.A418]/24))" office:value-type="date" office:date-value="2023-01-12" calcext:value-type="date">
            <text:p>01/12/23</text:p>
          </table:table-cell>
          <table:table-cell table:formula="of:=['raw values'.B418]/10000" office:value-type="percentage" office:value="0.077" calcext:value-type="percentage">
            <text:p>7.70%</text:p>
          </table:table-cell>
        </table:table-row>
        <table:table-row table:style-name="ro1">
          <table:table-cell table:style-name="ce2" table:formula="of:=DATE(2020;11;18+(['raw values'.A419]/24))" office:value-type="date" office:date-value="2023-01-13" calcext:value-type="date">
            <text:p>01/13/23</text:p>
          </table:table-cell>
          <table:table-cell table:formula="of:=['raw values'.B419]/10000" office:value-type="percentage" office:value="0.0758" calcext:value-type="percentage">
            <text:p>7.58%</text:p>
          </table:table-cell>
        </table:table-row>
        <table:table-row table:style-name="ro1">
          <table:table-cell table:style-name="ce2" table:formula="of:=DATE(2020;11;18+(['raw values'.A420]/24))" office:value-type="date" office:date-value="2023-01-14" calcext:value-type="date">
            <text:p>01/14/23</text:p>
          </table:table-cell>
          <table:table-cell table:formula="of:=['raw values'.B420]/10000" office:value-type="percentage" office:value="0.0747" calcext:value-type="percentage">
            <text:p>7.47%</text:p>
          </table:table-cell>
        </table:table-row>
        <table:table-row table:style-name="ro1">
          <table:table-cell table:style-name="ce2" table:formula="of:=DATE(2020;11;18+(['raw values'.A421]/24))" office:value-type="date" office:date-value="2023-01-15" calcext:value-type="date">
            <text:p>01/15/23</text:p>
          </table:table-cell>
          <table:table-cell table:formula="of:=['raw values'.B421]/10000" office:value-type="percentage" office:value="0.0738" calcext:value-type="percentage">
            <text:p>7.38%</text:p>
          </table:table-cell>
        </table:table-row>
        <table:table-row table:style-name="ro1">
          <table:table-cell table:style-name="ce2" table:formula="of:=DATE(2020;11;18+(['raw values'.A422]/24))" office:value-type="date" office:date-value="2023-01-16" calcext:value-type="date">
            <text:p>01/16/23</text:p>
          </table:table-cell>
          <table:table-cell table:formula="of:=['raw values'.B422]/10000" office:value-type="percentage" office:value="0.073" calcext:value-type="percentage">
            <text:p>7.30%</text:p>
          </table:table-cell>
        </table:table-row>
        <table:table-row table:style-name="ro1">
          <table:table-cell table:style-name="ce2" table:formula="of:=DATE(2020;11;18+(['raw values'.A423]/24))" office:value-type="date" office:date-value="2023-01-17" calcext:value-type="date">
            <text:p>01/17/23</text:p>
          </table:table-cell>
          <table:table-cell table:formula="of:=['raw values'.B423]/10000" office:value-type="percentage" office:value="0.0722" calcext:value-type="percentage">
            <text:p>7.22%</text:p>
          </table:table-cell>
        </table:table-row>
        <table:table-row table:style-name="ro1">
          <table:table-cell table:style-name="ce2" table:formula="of:=DATE(2020;11;18+(['raw values'.A424]/24))" office:value-type="date" office:date-value="2023-01-18" calcext:value-type="date">
            <text:p>01/18/23</text:p>
          </table:table-cell>
          <table:table-cell table:formula="of:=['raw values'.B424]/10000" office:value-type="percentage" office:value="0.0716" calcext:value-type="percentage">
            <text:p>7.16%</text:p>
          </table:table-cell>
        </table:table-row>
        <table:table-row table:style-name="ro1">
          <table:table-cell table:style-name="ce2" table:formula="of:=DATE(2020;11;18+(['raw values'.A425]/24))" office:value-type="date" office:date-value="2023-01-19" calcext:value-type="date">
            <text:p>01/19/23</text:p>
          </table:table-cell>
          <table:table-cell table:formula="of:=['raw values'.B425]/10000" office:value-type="percentage" office:value="0.071" calcext:value-type="percentage">
            <text:p>7.10%</text:p>
          </table:table-cell>
        </table:table-row>
        <table:table-row table:style-name="ro1">
          <table:table-cell table:style-name="ce2" table:formula="of:=DATE(2020;11;18+(['raw values'.A426]/24))" office:value-type="date" office:date-value="2023-01-20" calcext:value-type="date">
            <text:p>01/20/23</text:p>
          </table:table-cell>
          <table:table-cell table:formula="of:=['raw values'.B426]/10000" office:value-type="percentage" office:value="0.0705" calcext:value-type="percentage">
            <text:p>7.05%</text:p>
          </table:table-cell>
        </table:table-row>
        <table:table-row table:style-name="ro1">
          <table:table-cell table:style-name="ce2" table:formula="of:=DATE(2020;11;18+(['raw values'.A427]/24))" office:value-type="date" office:date-value="2023-01-21" calcext:value-type="date">
            <text:p>01/21/23</text:p>
          </table:table-cell>
          <table:table-cell table:formula="of:=['raw values'.B427]/10000" office:value-type="percentage" office:value="0.0701" calcext:value-type="percentage">
            <text:p>7.01%</text:p>
          </table:table-cell>
        </table:table-row>
        <table:table-row table:style-name="ro1">
          <table:table-cell table:style-name="ce2" table:formula="of:=DATE(2020;11;18+(['raw values'.A428]/24))" office:value-type="date" office:date-value="2023-01-22" calcext:value-type="date">
            <text:p>01/22/23</text:p>
          </table:table-cell>
          <table:table-cell table:formula="of:=['raw values'.B428]/10000" office:value-type="percentage" office:value="0.0697" calcext:value-type="percentage">
            <text:p>6.97%</text:p>
          </table:table-cell>
        </table:table-row>
        <table:table-row table:style-name="ro1">
          <table:table-cell table:style-name="ce2" table:formula="of:=DATE(2020;11;18+(['raw values'.A429]/24))" office:value-type="date" office:date-value="2023-01-23" calcext:value-type="date">
            <text:p>01/23/23</text:p>
          </table:table-cell>
          <table:table-cell table:formula="of:=['raw values'.B429]/10000" office:value-type="percentage" office:value="0.0693" calcext:value-type="percentage">
            <text:p>6.93%</text:p>
          </table:table-cell>
        </table:table-row>
        <table:table-row table:style-name="ro1">
          <table:table-cell table:style-name="ce2" table:formula="of:=DATE(2020;11;18+(['raw values'.A430]/24))" office:value-type="date" office:date-value="2023-01-24" calcext:value-type="date">
            <text:p>01/24/23</text:p>
          </table:table-cell>
          <table:table-cell table:formula="of:=['raw values'.B430]/10000" office:value-type="percentage" office:value="0.0689" calcext:value-type="percentage">
            <text:p>6.89%</text:p>
          </table:table-cell>
        </table:table-row>
        <table:table-row table:style-name="ro1">
          <table:table-cell table:style-name="ce2" table:formula="of:=DATE(2020;11;18+(['raw values'.A431]/24))" office:value-type="date" office:date-value="2023-01-25" calcext:value-type="date">
            <text:p>01/25/23</text:p>
          </table:table-cell>
          <table:table-cell table:formula="of:=['raw values'.B431]/10000" office:value-type="percentage" office:value="0.0686" calcext:value-type="percentage">
            <text:p>6.86%</text:p>
          </table:table-cell>
        </table:table-row>
        <table:table-row table:style-name="ro1">
          <table:table-cell table:style-name="ce2" table:formula="of:=DATE(2020;11;18+(['raw values'.A432]/24))" office:value-type="date" office:date-value="2023-01-26" calcext:value-type="date">
            <text:p>01/26/23</text:p>
          </table:table-cell>
          <table:table-cell table:formula="of:=['raw values'.B432]/10000" office:value-type="percentage" office:value="0.0684" calcext:value-type="percentage">
            <text:p>6.84%</text:p>
          </table:table-cell>
        </table:table-row>
        <table:table-row table:style-name="ro1">
          <table:table-cell table:style-name="ce2" table:formula="of:=DATE(2020;11;18+(['raw values'.A433]/24))" office:value-type="date" office:date-value="2023-01-27" calcext:value-type="date">
            <text:p>01/27/23</text:p>
          </table:table-cell>
          <table:table-cell table:formula="of:=['raw values'.B433]/10000" office:value-type="percentage" office:value="0.0681" calcext:value-type="percentage">
            <text:p>6.81%</text:p>
          </table:table-cell>
        </table:table-row>
        <table:table-row table:style-name="ro1">
          <table:table-cell table:style-name="ce2" table:formula="of:=DATE(2020;11;18+(['raw values'.A434]/24))" office:value-type="date" office:date-value="2023-01-28" calcext:value-type="date">
            <text:p>01/28/23</text:p>
          </table:table-cell>
          <table:table-cell table:formula="of:=['raw values'.B434]/10000" office:value-type="percentage" office:value="0.0679" calcext:value-type="percentage">
            <text:p>6.79%</text:p>
          </table:table-cell>
        </table:table-row>
        <table:table-row table:style-name="ro1">
          <table:table-cell table:style-name="ce2" table:formula="of:=DATE(2020;11;18+(['raw values'.A435]/24))" office:value-type="date" office:date-value="2023-01-29" calcext:value-type="date">
            <text:p>01/29/23</text:p>
          </table:table-cell>
          <table:table-cell table:formula="of:=['raw values'.B435]/10000" office:value-type="percentage" office:value="0.0677" calcext:value-type="percentage">
            <text:p>6.77%</text:p>
          </table:table-cell>
        </table:table-row>
        <table:table-row table:style-name="ro1">
          <table:table-cell table:style-name="ce2" table:formula="of:=DATE(2020;11;18+(['raw values'.A436]/24))" office:value-type="date" office:date-value="2023-01-30" calcext:value-type="date">
            <text:p>01/30/23</text:p>
          </table:table-cell>
          <table:table-cell table:formula="of:=['raw values'.B436]/10000" office:value-type="percentage" office:value="0.0675" calcext:value-type="percentage">
            <text:p>6.75%</text:p>
          </table:table-cell>
        </table:table-row>
        <table:table-row table:style-name="ro1">
          <table:table-cell table:style-name="ce2" table:formula="of:=DATE(2020;11;18+(['raw values'.A437]/24))" office:value-type="date" office:date-value="2023-01-31" calcext:value-type="date">
            <text:p>01/31/23</text:p>
          </table:table-cell>
          <table:table-cell table:formula="of:=['raw values'.B437]/10000" office:value-type="percentage" office:value="0.0673" calcext:value-type="percentage">
            <text:p>6.73%</text:p>
          </table:table-cell>
        </table:table-row>
        <table:table-row table:style-name="ro1">
          <table:table-cell table:style-name="ce2" table:formula="of:=DATE(2020;11;18+(['raw values'.A438]/24))" office:value-type="date" office:date-value="2023-02-01" calcext:value-type="date">
            <text:p>02/01/23</text:p>
          </table:table-cell>
          <table:table-cell table:formula="of:=['raw values'.B438]/10000" office:value-type="percentage" office:value="0.0671" calcext:value-type="percentage">
            <text:p>6.71%</text:p>
          </table:table-cell>
        </table:table-row>
        <table:table-row table:style-name="ro1">
          <table:table-cell table:style-name="ce2" table:formula="of:=DATE(2020;11;18+(['raw values'.A439]/24))" office:value-type="date" office:date-value="2023-02-02" calcext:value-type="date">
            <text:p>02/02/23</text:p>
          </table:table-cell>
          <table:table-cell table:formula="of:=['raw values'.B439]/10000" office:value-type="percentage" office:value="0.0669" calcext:value-type="percentage">
            <text:p>6.69%</text:p>
          </table:table-cell>
        </table:table-row>
        <table:table-row table:style-name="ro1">
          <table:table-cell table:style-name="ce2" table:formula="of:=DATE(2020;11;18+(['raw values'.A440]/24))" office:value-type="date" office:date-value="2023-02-03" calcext:value-type="date">
            <text:p>02/03/23</text:p>
          </table:table-cell>
          <table:table-cell table:formula="of:=['raw values'.B440]/10000" office:value-type="percentage" office:value="0.0668" calcext:value-type="percentage">
            <text:p>6.68%</text:p>
          </table:table-cell>
        </table:table-row>
        <table:table-row table:style-name="ro1">
          <table:table-cell table:style-name="ce2" table:formula="of:=DATE(2020;11;18+(['raw values'.A441]/24))" office:value-type="date" office:date-value="2023-02-04" calcext:value-type="date">
            <text:p>02/04/23</text:p>
          </table:table-cell>
          <table:table-cell table:formula="of:=['raw values'.B441]/10000" office:value-type="percentage" office:value="0.0666" calcext:value-type="percentage">
            <text:p>6.66%</text:p>
          </table:table-cell>
        </table:table-row>
        <table:table-row table:style-name="ro1">
          <table:table-cell table:style-name="ce2" table:formula="of:=DATE(2020;11;18+(['raw values'.A442]/24))" office:value-type="date" office:date-value="2023-06-08" calcext:value-type="date">
            <text:p>06/08/23</text:p>
          </table:table-cell>
          <table:table-cell table:formula="of:=['raw values'.B442]/10000" office:value-type="percentage" office:value="0.0665" calcext:value-type="percentage">
            <text:p>6.65%</text:p>
          </table:table-cell>
        </table:table-row>
        <table:table-row table:style-name="ro1">
          <table:table-cell table:style-name="ce2" table:formula="of:=DATE(2020;11;18+(['raw values'.A443]/24))" office:value-type="date" office:date-value="2023-06-09" calcext:value-type="date">
            <text:p>06/09/23</text:p>
          </table:table-cell>
          <table:table-cell table:formula="of:=['raw values'.B443]/10000" office:value-type="percentage" office:value="0.0664" calcext:value-type="percentage">
            <text:p>6.64%</text:p>
          </table:table-cell>
        </table:table-row>
        <table:table-row table:style-name="ro1">
          <table:table-cell table:style-name="ce2" table:formula="of:=DATE(2020;11;18+(['raw values'.A444]/24))" office:value-type="date" office:date-value="2023-06-10" calcext:value-type="date">
            <text:p>06/10/23</text:p>
          </table:table-cell>
          <table:table-cell table:formula="of:=['raw values'.B444]/10000" office:value-type="percentage" office:value="0.0663" calcext:value-type="percentage">
            <text:p>6.63%</text:p>
          </table:table-cell>
        </table:table-row>
        <table:table-row table:style-name="ro1">
          <table:table-cell table:style-name="ce2" table:formula="of:=DATE(2020;11;18+(['raw values'.A445]/24))" office:value-type="date" office:date-value="2023-06-11" calcext:value-type="date">
            <text:p>06/11/23</text:p>
          </table:table-cell>
          <table:table-cell table:formula="of:=['raw values'.B445]/10000" office:value-type="percentage" office:value="0.0662" calcext:value-type="percentage">
            <text:p>6.62%</text:p>
          </table:table-cell>
        </table:table-row>
        <table:table-row table:style-name="ro1">
          <table:table-cell table:style-name="ce2" table:formula="of:=DATE(2020;11;18+(['raw values'.A446]/24))" office:value-type="date" office:date-value="2023-06-12" calcext:value-type="date">
            <text:p>06/12/23</text:p>
          </table:table-cell>
          <table:table-cell table:formula="of:=['raw values'.B446]/10000" office:value-type="percentage" office:value="0.0661" calcext:value-type="percentage">
            <text:p>6.61%</text:p>
          </table:table-cell>
        </table:table-row>
        <table:table-row table:style-name="ro1">
          <table:table-cell table:style-name="ce2" table:formula="of:=DATE(2020;11;18+(['raw values'.A447]/24))" office:value-type="date" office:date-value="2023-06-13" calcext:value-type="date">
            <text:p>06/13/23</text:p>
          </table:table-cell>
          <table:table-cell table:formula="of:=['raw values'.B447]/10000" office:value-type="percentage" office:value="0.066" calcext:value-type="percentage">
            <text:p>6.60%</text:p>
          </table:table-cell>
        </table:table-row>
        <table:table-row table:style-name="ro1">
          <table:table-cell table:style-name="ce2" table:formula="of:=DATE(2020;11;18+(['raw values'.A448]/24))" office:value-type="date" office:date-value="2023-06-14" calcext:value-type="date">
            <text:p>06/14/23</text:p>
          </table:table-cell>
          <table:table-cell table:formula="of:=['raw values'.B448]/10000" office:value-type="percentage" office:value="0.0659" calcext:value-type="percentage">
            <text:p>6.59%</text:p>
          </table:table-cell>
        </table:table-row>
        <table:table-row table:style-name="ro1">
          <table:table-cell table:style-name="ce2" table:formula="of:=DATE(2020;11;18+(['raw values'.A449]/24))" office:value-type="date" office:date-value="2023-06-15" calcext:value-type="date">
            <text:p>06/15/23</text:p>
          </table:table-cell>
          <table:table-cell table:formula="of:=['raw values'.B449]/10000" office:value-type="percentage" office:value="0.0658" calcext:value-type="percentage">
            <text:p>6.58%</text:p>
          </table:table-cell>
        </table:table-row>
        <table:table-row table:style-name="ro1">
          <table:table-cell table:style-name="ce2" table:formula="of:=DATE(2020;11;18+(['raw values'.A450]/24))" office:value-type="date" office:date-value="2023-06-16" calcext:value-type="date">
            <text:p>06/16/23</text:p>
          </table:table-cell>
          <table:table-cell table:formula="of:=['raw values'.B450]/10000" office:value-type="percentage" office:value="0.0657" calcext:value-type="percentage">
            <text:p>6.57%</text:p>
          </table:table-cell>
        </table:table-row>
        <table:table-row table:style-name="ro1">
          <table:table-cell table:style-name="ce2" table:formula="of:=DATE(2020;11;18+(['raw values'.A451]/24))" office:value-type="date" office:date-value="2023-06-17" calcext:value-type="date">
            <text:p>06/17/23</text:p>
          </table:table-cell>
          <table:table-cell table:formula="of:=['raw values'.B451]/10000" office:value-type="percentage" office:value="0.0656" calcext:value-type="percentage">
            <text:p>6.56%</text:p>
          </table:table-cell>
        </table:table-row>
        <table:table-row table:style-name="ro1">
          <table:table-cell table:style-name="ce2" table:formula="of:=DATE(2020;11;18+(['raw values'.A452]/24))" office:value-type="date" office:date-value="2023-06-18" calcext:value-type="date">
            <text:p>06/18/23</text:p>
          </table:table-cell>
          <table:table-cell table:formula="of:=['raw values'.B452]/10000" office:value-type="percentage" office:value="0.0655" calcext:value-type="percentage">
            <text:p>6.55%</text:p>
          </table:table-cell>
        </table:table-row>
        <table:table-row table:style-name="ro1">
          <table:table-cell table:style-name="ce2" table:formula="of:=DATE(2020;11;18+(['raw values'.A453]/24))" office:value-type="date" office:date-value="2023-06-19" calcext:value-type="date">
            <text:p>06/19/23</text:p>
          </table:table-cell>
          <table:table-cell table:formula="of:=['raw values'.B453]/10000" office:value-type="percentage" office:value="0.0653" calcext:value-type="percentage">
            <text:p>6.53%</text:p>
          </table:table-cell>
        </table:table-row>
        <table:table-row table:style-name="ro1">
          <table:table-cell table:style-name="ce2" table:formula="of:=DATE(2020;11;18+(['raw values'.A454]/24))" office:value-type="date" office:date-value="2023-06-20" calcext:value-type="date">
            <text:p>06/20/23</text:p>
          </table:table-cell>
          <table:table-cell table:formula="of:=['raw values'.B454]/10000" office:value-type="percentage" office:value="0.0651" calcext:value-type="percentage">
            <text:p>6.51%</text:p>
          </table:table-cell>
        </table:table-row>
        <table:table-row table:style-name="ro1">
          <table:table-cell table:style-name="ce2" table:formula="of:=DATE(2020;11;18+(['raw values'.A455]/24))" office:value-type="date" office:date-value="2023-06-21" calcext:value-type="date">
            <text:p>06/21/23</text:p>
          </table:table-cell>
          <table:table-cell table:formula="of:=['raw values'.B455]/10000" office:value-type="percentage" office:value="0.0649" calcext:value-type="percentage">
            <text:p>6.49%</text:p>
          </table:table-cell>
        </table:table-row>
        <table:table-row table:style-name="ro1">
          <table:table-cell table:style-name="ce2" table:formula="of:=DATE(2020;11;18+(['raw values'.A456]/24))" office:value-type="date" office:date-value="2023-06-22" calcext:value-type="date">
            <text:p>06/22/23</text:p>
          </table:table-cell>
          <table:table-cell table:formula="of:=['raw values'.B456]/10000" office:value-type="percentage" office:value="0.0647" calcext:value-type="percentage">
            <text:p>6.47%</text:p>
          </table:table-cell>
        </table:table-row>
        <table:table-row table:style-name="ro1">
          <table:table-cell table:style-name="ce2" table:formula="of:=DATE(2020;11;18+(['raw values'.A457]/24))" office:value-type="date" office:date-value="2023-06-23" calcext:value-type="date">
            <text:p>06/23/23</text:p>
          </table:table-cell>
          <table:table-cell table:formula="of:=['raw values'.B457]/10000" office:value-type="percentage" office:value="0.0645" calcext:value-type="percentage">
            <text:p>6.45%</text:p>
          </table:table-cell>
        </table:table-row>
        <table:table-row table:style-name="ro1">
          <table:table-cell table:style-name="ce2" table:formula="of:=DATE(2020;11;18+(['raw values'.A458]/24))" office:value-type="date" office:date-value="2023-06-24" calcext:value-type="date">
            <text:p>06/24/23</text:p>
          </table:table-cell>
          <table:table-cell table:formula="of:=['raw values'.B458]/10000" office:value-type="percentage" office:value="0.0643" calcext:value-type="percentage">
            <text:p>6.43%</text:p>
          </table:table-cell>
        </table:table-row>
        <table:table-row table:style-name="ro1">
          <table:table-cell table:style-name="ce2" table:formula="of:=DATE(2020;11;18+(['raw values'.A459]/24))" office:value-type="date" office:date-value="2023-06-25" calcext:value-type="date">
            <text:p>06/25/23</text:p>
          </table:table-cell>
          <table:table-cell table:formula="of:=['raw values'.B459]/10000" office:value-type="percentage" office:value="0.064" calcext:value-type="percentage">
            <text:p>6.40%</text:p>
          </table:table-cell>
        </table:table-row>
        <table:table-row table:style-name="ro1">
          <table:table-cell table:style-name="ce2" table:formula="of:=DATE(2020;11;18+(['raw values'.A460]/24))" office:value-type="date" office:date-value="2023-06-26" calcext:value-type="date">
            <text:p>06/26/23</text:p>
          </table:table-cell>
          <table:table-cell table:formula="of:=['raw values'.B460]/10000" office:value-type="percentage" office:value="0.0636" calcext:value-type="percentage">
            <text:p>6.36%</text:p>
          </table:table-cell>
        </table:table-row>
        <table:table-row table:style-name="ro1">
          <table:table-cell table:style-name="ce2" table:formula="of:=DATE(2020;11;18+(['raw values'.A461]/24))" office:value-type="date" office:date-value="2023-06-27" calcext:value-type="date">
            <text:p>06/27/23</text:p>
          </table:table-cell>
          <table:table-cell table:formula="of:=['raw values'.B461]/10000" office:value-type="percentage" office:value="0.0633" calcext:value-type="percentage">
            <text:p>6.33%</text:p>
          </table:table-cell>
        </table:table-row>
        <table:table-row table:style-name="ro1">
          <table:table-cell table:style-name="ce2" table:formula="of:=DATE(2020;11;18+(['raw values'.A462]/24))" office:value-type="date" office:date-value="2023-06-28" calcext:value-type="date">
            <text:p>06/28/23</text:p>
          </table:table-cell>
          <table:table-cell table:formula="of:=['raw values'.B462]/10000" office:value-type="percentage" office:value="0.0629" calcext:value-type="percentage">
            <text:p>6.29%</text:p>
          </table:table-cell>
        </table:table-row>
        <table:table-row table:style-name="ro1">
          <table:table-cell table:style-name="ce2" table:formula="of:=DATE(2020;11;18+(['raw values'.A463]/24))" office:value-type="date" office:date-value="2023-06-29" calcext:value-type="date">
            <text:p>06/29/23</text:p>
          </table:table-cell>
          <table:table-cell table:formula="of:=['raw values'.B463]/10000" office:value-type="percentage" office:value="0.0624" calcext:value-type="percentage">
            <text:p>6.24%</text:p>
          </table:table-cell>
        </table:table-row>
        <table:table-row table:style-name="ro1">
          <table:table-cell table:style-name="ce2" table:formula="of:=DATE(2020;11;18+(['raw values'.A464]/24))" office:value-type="date" office:date-value="2023-06-30" calcext:value-type="date">
            <text:p>06/30/23</text:p>
          </table:table-cell>
          <table:table-cell table:formula="of:=['raw values'.B464]/10000" office:value-type="percentage" office:value="0.0618" calcext:value-type="percentage">
            <text:p>6.18%</text:p>
          </table:table-cell>
        </table:table-row>
        <table:table-row table:style-name="ro1">
          <table:table-cell table:style-name="ce2" table:formula="of:=DATE(2020;11;18+(['raw values'.A465]/24))" office:value-type="date" office:date-value="2023-07-01" calcext:value-type="date">
            <text:p>07/01/23</text:p>
          </table:table-cell>
          <table:table-cell table:formula="of:=['raw values'.B465]/10000" office:value-type="percentage" office:value="0.0612" calcext:value-type="percentage">
            <text:p>6.12%</text:p>
          </table:table-cell>
        </table:table-row>
        <table:table-row table:style-name="ro1">
          <table:table-cell table:style-name="ce2" table:formula="of:=DATE(2020;11;18+(['raw values'.A466]/24))" office:value-type="date" office:date-value="2023-07-02" calcext:value-type="date">
            <text:p>07/02/23</text:p>
          </table:table-cell>
          <table:table-cell table:formula="of:=['raw values'.B466]/10000" office:value-type="percentage" office:value="0.0605" calcext:value-type="percentage">
            <text:p>6.05%</text:p>
          </table:table-cell>
        </table:table-row>
        <table:table-row table:style-name="ro1">
          <table:table-cell table:style-name="ce2" table:formula="of:=DATE(2020;11;18+(['raw values'.A467]/24))" office:value-type="date" office:date-value="2023-07-03" calcext:value-type="date">
            <text:p>07/03/23</text:p>
          </table:table-cell>
          <table:table-cell table:formula="of:=['raw values'.B467]/10000" office:value-type="percentage" office:value="0.0597" calcext:value-type="percentage">
            <text:p>5.97%</text:p>
          </table:table-cell>
        </table:table-row>
        <table:table-row table:style-name="ro1">
          <table:table-cell table:style-name="ce2" table:formula="of:=DATE(2020;11;18+(['raw values'.A468]/24))" office:value-type="date" office:date-value="2023-07-04" calcext:value-type="date">
            <text:p>07/04/23</text:p>
          </table:table-cell>
          <table:table-cell table:formula="of:=['raw values'.B468]/10000" office:value-type="percentage" office:value="0.0588" calcext:value-type="percentage">
            <text:p>5.88%</text:p>
          </table:table-cell>
        </table:table-row>
        <table:table-row table:style-name="ro1">
          <table:table-cell table:style-name="ce2" table:formula="of:=DATE(2020;11;18+(['raw values'.A469]/24))" office:value-type="date" office:date-value="2023-07-05" calcext:value-type="date">
            <text:p>07/05/23</text:p>
          </table:table-cell>
          <table:table-cell table:formula="of:=['raw values'.B469]/10000" office:value-type="percentage" office:value="0.0578" calcext:value-type="percentage">
            <text:p>5.78%</text:p>
          </table:table-cell>
        </table:table-row>
        <table:table-row table:style-name="ro1">
          <table:table-cell table:style-name="ce2" table:formula="of:=DATE(2020;11;18+(['raw values'.A470]/24))" office:value-type="date" office:date-value="2023-07-06" calcext:value-type="date">
            <text:p>07/06/23</text:p>
          </table:table-cell>
          <table:table-cell table:formula="of:=['raw values'.B470]/10000" office:value-type="percentage" office:value="0.0568" calcext:value-type="percentage">
            <text:p>5.68%</text:p>
          </table:table-cell>
        </table:table-row>
        <table:table-row table:style-name="ro1">
          <table:table-cell table:style-name="ce2" table:formula="of:=DATE(2020;11;18+(['raw values'.A471]/24))" office:value-type="date" office:date-value="2023-07-07" calcext:value-type="date">
            <text:p>07/07/23</text:p>
          </table:table-cell>
          <table:table-cell table:formula="of:=['raw values'.B471]/10000" office:value-type="percentage" office:value="0.0557" calcext:value-type="percentage">
            <text:p>5.57%</text:p>
          </table:table-cell>
        </table:table-row>
        <table:table-row table:style-name="ro1">
          <table:table-cell table:style-name="ce2" table:formula="of:=DATE(2020;11;18+(['raw values'.A472]/24))" office:value-type="date" office:date-value="2023-07-08" calcext:value-type="date">
            <text:p>07/08/23</text:p>
          </table:table-cell>
          <table:table-cell table:formula="of:=['raw values'.B472]/10000" office:value-type="percentage" office:value="0.0546" calcext:value-type="percentage">
            <text:p>5.46%</text:p>
          </table:table-cell>
        </table:table-row>
        <table:table-row table:style-name="ro1">
          <table:table-cell table:style-name="ce2" table:formula="of:=DATE(2020;11;18+(['raw values'.A473]/24))" office:value-type="date" office:date-value="2023-07-09" calcext:value-type="date">
            <text:p>07/09/23</text:p>
          </table:table-cell>
          <table:table-cell table:formula="of:=['raw values'.B473]/10000" office:value-type="percentage" office:value="0.0536" calcext:value-type="percentage">
            <text:p>5.36%</text:p>
          </table:table-cell>
        </table:table-row>
        <table:table-row table:style-name="ro1">
          <table:table-cell table:style-name="ce2" table:formula="of:=DATE(2020;11;18+(['raw values'.A474]/24))" office:value-type="date" office:date-value="2023-07-10" calcext:value-type="date">
            <text:p>07/10/23</text:p>
          </table:table-cell>
          <table:table-cell table:formula="of:=['raw values'.B474]/10000" office:value-type="percentage" office:value="0.0526" calcext:value-type="percentage">
            <text:p>5.26%</text:p>
          </table:table-cell>
        </table:table-row>
        <table:table-row table:style-name="ro1">
          <table:table-cell table:style-name="ce2" table:formula="of:=DATE(2020;11;18+(['raw values'.A475]/24))" office:value-type="date" office:date-value="2023-07-11" calcext:value-type="date">
            <text:p>07/11/23</text:p>
          </table:table-cell>
          <table:table-cell table:formula="of:=['raw values'.B475]/10000" office:value-type="percentage" office:value="0.0517" calcext:value-type="percentage">
            <text:p>5.17%</text:p>
          </table:table-cell>
        </table:table-row>
        <table:table-row table:style-name="ro1">
          <table:table-cell table:style-name="ce2" table:formula="of:=DATE(2020;11;18+(['raw values'.A476]/24))" office:value-type="date" office:date-value="2023-07-12" calcext:value-type="date">
            <text:p>07/12/23</text:p>
          </table:table-cell>
          <table:table-cell table:formula="of:=['raw values'.B476]/10000" office:value-type="percentage" office:value="0.0509" calcext:value-type="percentage">
            <text:p>5.09%</text:p>
          </table:table-cell>
        </table:table-row>
        <table:table-row table:style-name="ro1">
          <table:table-cell table:style-name="ce2" table:formula="of:=DATE(2020;11;18+(['raw values'.A477]/24))" office:value-type="date" office:date-value="2023-07-13" calcext:value-type="date">
            <text:p>07/13/23</text:p>
          </table:table-cell>
          <table:table-cell table:formula="of:=['raw values'.B477]/10000" office:value-type="percentage" office:value="0.0502" calcext:value-type="percentage">
            <text:p>5.02%</text:p>
          </table:table-cell>
        </table:table-row>
        <table:table-row table:style-name="ro1">
          <table:table-cell table:style-name="ce2" table:formula="of:=DATE(2020;11;18+(['raw values'.A478]/24))" office:value-type="date" office:date-value="2023-07-14" calcext:value-type="date">
            <text:p>07/14/23</text:p>
          </table:table-cell>
          <table:table-cell table:formula="of:=['raw values'.B478]/10000" office:value-type="percentage" office:value="0.0495" calcext:value-type="percentage">
            <text:p>4.95%</text:p>
          </table:table-cell>
        </table:table-row>
        <table:table-row table:style-name="ro1">
          <table:table-cell table:style-name="ce2" table:formula="of:=DATE(2020;11;18+(['raw values'.A479]/24))" office:value-type="date" office:date-value="2023-07-15" calcext:value-type="date">
            <text:p>07/15/23</text:p>
          </table:table-cell>
          <table:table-cell table:formula="of:=['raw values'.B479]/10000" office:value-type="percentage" office:value="0.049" calcext:value-type="percentage">
            <text:p>4.90%</text:p>
          </table:table-cell>
        </table:table-row>
        <table:table-row table:style-name="ro1">
          <table:table-cell table:style-name="ce2" table:formula="of:=DATE(2020;11;18+(['raw values'.A480]/24))" office:value-type="date" office:date-value="2023-07-16" calcext:value-type="date">
            <text:p>07/16/23</text:p>
          </table:table-cell>
          <table:table-cell table:formula="of:=['raw values'.B480]/10000" office:value-type="percentage" office:value="0.0485" calcext:value-type="percentage">
            <text:p>4.85%</text:p>
          </table:table-cell>
        </table:table-row>
        <table:table-row table:style-name="ro1">
          <table:table-cell table:style-name="ce2" table:formula="of:=DATE(2020;11;18+(['raw values'.A481]/24))" office:value-type="date" office:date-value="2023-07-17" calcext:value-type="date">
            <text:p>07/17/23</text:p>
          </table:table-cell>
          <table:table-cell table:formula="of:=['raw values'.B481]/10000" office:value-type="percentage" office:value="0.0481" calcext:value-type="percentage">
            <text:p>4.81%</text:p>
          </table:table-cell>
        </table:table-row>
        <table:table-row table:style-name="ro1">
          <table:table-cell table:style-name="ce2" table:formula="of:=DATE(2020;11;18+(['raw values'.A482]/24))" office:value-type="date" office:date-value="2023-07-18" calcext:value-type="date">
            <text:p>07/18/23</text:p>
          </table:table-cell>
          <table:table-cell table:formula="of:=['raw values'.B482]/10000" office:value-type="percentage" office:value="0.0477" calcext:value-type="percentage">
            <text:p>4.77%</text:p>
          </table:table-cell>
        </table:table-row>
        <table:table-row table:style-name="ro1">
          <table:table-cell table:style-name="ce2" table:formula="of:=DATE(2020;11;18+(['raw values'.A483]/24))" office:value-type="date" office:date-value="2023-07-19" calcext:value-type="date">
            <text:p>07/19/23</text:p>
          </table:table-cell>
          <table:table-cell table:formula="of:=['raw values'.B483]/10000" office:value-type="percentage" office:value="0.0474" calcext:value-type="percentage">
            <text:p>4.74%</text:p>
          </table:table-cell>
        </table:table-row>
        <table:table-row table:style-name="ro1">
          <table:table-cell table:style-name="ce2" table:formula="of:=DATE(2020;11;18+(['raw values'.A484]/24))" office:value-type="date" office:date-value="2023-07-20" calcext:value-type="date">
            <text:p>07/20/23</text:p>
          </table:table-cell>
          <table:table-cell table:formula="of:=['raw values'.B484]/10000" office:value-type="percentage" office:value="0.0471" calcext:value-type="percentage">
            <text:p>4.71%</text:p>
          </table:table-cell>
        </table:table-row>
        <table:table-row table:style-name="ro1">
          <table:table-cell table:style-name="ce2" table:formula="of:=DATE(2020;11;18+(['raw values'.A485]/24))" office:value-type="date" office:date-value="2023-07-21" calcext:value-type="date">
            <text:p>07/21/23</text:p>
          </table:table-cell>
          <table:table-cell table:formula="of:=['raw values'.B485]/10000" office:value-type="percentage" office:value="0.0468" calcext:value-type="percentage">
            <text:p>4.68%</text:p>
          </table:table-cell>
        </table:table-row>
        <table:table-row table:style-name="ro1">
          <table:table-cell table:style-name="ce2" table:formula="of:=DATE(2020;11;18+(['raw values'.A486]/24))" office:value-type="date" office:date-value="2023-07-22" calcext:value-type="date">
            <text:p>07/22/23</text:p>
          </table:table-cell>
          <table:table-cell table:formula="of:=['raw values'.B486]/10000" office:value-type="percentage" office:value="0.0466" calcext:value-type="percentage">
            <text:p>4.66%</text:p>
          </table:table-cell>
        </table:table-row>
        <table:table-row table:style-name="ro1">
          <table:table-cell table:style-name="ce2" table:formula="of:=DATE(2020;11;18+(['raw values'.A487]/24))" office:value-type="date" office:date-value="2023-07-23" calcext:value-type="date">
            <text:p>07/23/23</text:p>
          </table:table-cell>
          <table:table-cell table:formula="of:=['raw values'.B487]/10000" office:value-type="percentage" office:value="0.0464" calcext:value-type="percentage">
            <text:p>4.64%</text:p>
          </table:table-cell>
        </table:table-row>
        <table:table-row table:style-name="ro1">
          <table:table-cell table:style-name="ce2" table:formula="of:=DATE(2020;11;18+(['raw values'.A488]/24))" office:value-type="date" office:date-value="2023-07-24" calcext:value-type="date">
            <text:p>07/24/23</text:p>
          </table:table-cell>
          <table:table-cell table:formula="of:=['raw values'.B488]/10000" office:value-type="percentage" office:value="0.0462" calcext:value-type="percentage">
            <text:p>4.62%</text:p>
          </table:table-cell>
        </table:table-row>
        <table:table-row table:style-name="ro1">
          <table:table-cell table:style-name="ce2" table:formula="of:=DATE(2020;11;18+(['raw values'.A489]/24))" office:value-type="date" office:date-value="2023-07-25" calcext:value-type="date">
            <text:p>07/25/23</text:p>
          </table:table-cell>
          <table:table-cell table:formula="of:=['raw values'.B489]/10000" office:value-type="percentage" office:value="0.046" calcext:value-type="percentage">
            <text:p>4.60%</text:p>
          </table:table-cell>
        </table:table-row>
        <table:table-row table:style-name="ro1">
          <table:table-cell table:style-name="ce2" table:formula="of:=DATE(2020;11;18+(['raw values'.A490]/24))" office:value-type="date" office:date-value="2023-07-26" calcext:value-type="date">
            <text:p>07/26/23</text:p>
          </table:table-cell>
          <table:table-cell table:formula="of:=['raw values'.B490]/10000" office:value-type="percentage" office:value="0.0459" calcext:value-type="percentage">
            <text:p>4.59%</text:p>
          </table:table-cell>
        </table:table-row>
        <table:table-row table:style-name="ro1">
          <table:table-cell table:style-name="ce2" table:formula="of:=DATE(2020;11;18+(['raw values'.A491]/24))" office:value-type="date" office:date-value="2023-07-27" calcext:value-type="date">
            <text:p>07/27/23</text:p>
          </table:table-cell>
          <table:table-cell table:formula="of:=['raw values'.B491]/10000" office:value-type="percentage" office:value="0.0457" calcext:value-type="percentage">
            <text:p>4.57%</text:p>
          </table:table-cell>
        </table:table-row>
        <table:table-row table:style-name="ro1">
          <table:table-cell table:style-name="ce2" table:formula="of:=DATE(2020;11;18+(['raw values'.A492]/24))" office:value-type="date" office:date-value="2023-07-28" calcext:value-type="date">
            <text:p>07/28/23</text:p>
          </table:table-cell>
          <table:table-cell table:formula="of:=['raw values'.B492]/10000" office:value-type="percentage" office:value="0.0456" calcext:value-type="percentage">
            <text:p>4.56%</text:p>
          </table:table-cell>
        </table:table-row>
        <table:table-row table:style-name="ro1">
          <table:table-cell table:style-name="ce2" table:formula="of:=DATE(2020;11;18+(['raw values'.A493]/24))" office:value-type="date" office:date-value="2023-07-29" calcext:value-type="date">
            <text:p>07/29/23</text:p>
          </table:table-cell>
          <table:table-cell table:formula="of:=['raw values'.B493]/10000" office:value-type="percentage" office:value="0.0455" calcext:value-type="percentage">
            <text:p>4.55%</text:p>
          </table:table-cell>
        </table:table-row>
        <table:table-row table:style-name="ro1">
          <table:table-cell table:style-name="ce2" table:formula="of:=DATE(2020;11;18+(['raw values'.A494]/24))" office:value-type="date" office:date-value="2023-07-30" calcext:value-type="date">
            <text:p>07/30/23</text:p>
          </table:table-cell>
          <table:table-cell table:formula="of:=['raw values'.B494]/10000" office:value-type="percentage" office:value="0.0454" calcext:value-type="percentage">
            <text:p>4.54%</text:p>
          </table:table-cell>
        </table:table-row>
        <table:table-row table:style-name="ro1">
          <table:table-cell table:style-name="ce2" table:formula="of:=DATE(2020;11;18+(['raw values'.A495]/24))" office:value-type="date" office:date-value="2023-07-31" calcext:value-type="date">
            <text:p>07/31/23</text:p>
          </table:table-cell>
          <table:table-cell table:formula="of:=['raw values'.B495]/10000" office:value-type="percentage" office:value="0.0453" calcext:value-type="percentage">
            <text:p>4.53%</text:p>
          </table:table-cell>
        </table:table-row>
        <table:table-row table:style-name="ro1">
          <table:table-cell table:style-name="ce2" table:formula="of:=DATE(2020;11;18+(['raw values'.A496]/24))" office:value-type="date" office:date-value="2023-08-01" calcext:value-type="date">
            <text:p>08/01/23</text:p>
          </table:table-cell>
          <table:table-cell table:formula="of:=['raw values'.B496]/10000" office:value-type="percentage" office:value="0.0452" calcext:value-type="percentage">
            <text:p>4.52%</text:p>
          </table:table-cell>
        </table:table-row>
        <table:table-row table:style-name="ro1">
          <table:table-cell table:style-name="ce2" table:formula="of:=DATE(2020;11;18+(['raw values'.A497]/24))" office:value-type="date" office:date-value="2023-08-02" calcext:value-type="date">
            <text:p>08/02/23</text:p>
          </table:table-cell>
          <table:table-cell table:formula="of:=['raw values'.B497]/10000" office:value-type="percentage" office:value="0.0451" calcext:value-type="percentage">
            <text:p>4.51%</text:p>
          </table:table-cell>
        </table:table-row>
        <table:table-row table:style-name="ro1">
          <table:table-cell table:style-name="ce2" table:formula="of:=DATE(2020;11;18+(['raw values'.A498]/24))" office:value-type="date" office:date-value="2023-08-03" calcext:value-type="date">
            <text:p>08/03/23</text:p>
          </table:table-cell>
          <table:table-cell table:formula="of:=['raw values'.B498]/10000" office:value-type="percentage" office:value="0.045" calcext:value-type="percentage">
            <text:p>4.50%</text:p>
          </table:table-cell>
        </table:table-row>
        <table:table-row table:style-name="ro1">
          <table:table-cell table:style-name="ce2" table:formula="of:=DATE(2020;11;18+(['raw values'.A499]/24))" office:value-type="date" office:date-value="2023-08-04" calcext:value-type="date">
            <text:p>08/04/23</text:p>
          </table:table-cell>
          <table:table-cell table:formula="of:=['raw values'.B499]/10000" office:value-type="percentage" office:value="0.0449" calcext:value-type="percentage">
            <text:p>4.49%</text:p>
          </table:table-cell>
        </table:table-row>
        <table:table-row table:style-name="ro1">
          <table:table-cell table:style-name="ce2" table:formula="of:=DATE(2020;11;18+(['raw values'.A500]/24))" office:value-type="date" office:date-value="2023-12-07" calcext:value-type="date">
            <text:p>12/07/23</text:p>
          </table:table-cell>
          <table:table-cell table:formula="of:=['raw values'.B500]/10000" office:value-type="percentage" office:value="0.0448" calcext:value-type="percentage">
            <text:p>4.48%</text:p>
          </table:table-cell>
        </table:table-row>
        <table:table-row table:style-name="ro1">
          <table:table-cell table:style-name="ce2" table:formula="of:=DATE(2020;11;18+(['raw values'.A501]/24))" office:value-type="date" office:date-value="2023-12-09" calcext:value-type="date">
            <text:p>12/09/23</text:p>
          </table:table-cell>
          <table:table-cell table:formula="of:=['raw values'.B501]/10000" office:value-type="percentage" office:value="0.0447" calcext:value-type="percentage">
            <text:p>4.47%</text:p>
          </table:table-cell>
        </table:table-row>
        <table:table-row table:style-name="ro1">
          <table:table-cell table:style-name="ce2" table:formula="of:=DATE(2020;11;18+(['raw values'.A502]/24))" office:value-type="date" office:date-value="2023-12-10" calcext:value-type="date">
            <text:p>12/10/23</text:p>
          </table:table-cell>
          <table:table-cell table:formula="of:=['raw values'.B502]/10000" office:value-type="percentage" office:value="0.0446" calcext:value-type="percentage">
            <text:p>4.46%</text:p>
          </table:table-cell>
        </table:table-row>
        <table:table-row table:style-name="ro1">
          <table:table-cell table:style-name="ce2" table:formula="of:=DATE(2020;11;18+(['raw values'.A503]/24))" office:value-type="date" office:date-value="2023-12-12" calcext:value-type="date">
            <text:p>12/12/23</text:p>
          </table:table-cell>
          <table:table-cell table:formula="of:=['raw values'.B503]/10000" office:value-type="percentage" office:value="0.0445" calcext:value-type="percentage">
            <text:p>4.45%</text:p>
          </table:table-cell>
        </table:table-row>
        <table:table-row table:style-name="ro1">
          <table:table-cell table:style-name="ce2" table:formula="of:=DATE(2020;11;18+(['raw values'.A504]/24))" office:value-type="date" office:date-value="2023-12-13" calcext:value-type="date">
            <text:p>12/13/23</text:p>
          </table:table-cell>
          <table:table-cell table:formula="of:=['raw values'.B504]/10000" office:value-type="percentage" office:value="0.0444" calcext:value-type="percentage">
            <text:p>4.44%</text:p>
          </table:table-cell>
        </table:table-row>
        <table:table-row table:style-name="ro1">
          <table:table-cell table:style-name="ce2" table:formula="of:=DATE(2020;11;18+(['raw values'.A505]/24))" office:value-type="date" office:date-value="2023-12-15" calcext:value-type="date">
            <text:p>12/15/23</text:p>
          </table:table-cell>
          <table:table-cell table:formula="of:=['raw values'.B505]/10000" office:value-type="percentage" office:value="0.0443" calcext:value-type="percentage">
            <text:p>4.43%</text:p>
          </table:table-cell>
        </table:table-row>
        <table:table-row table:style-name="ro1">
          <table:table-cell table:style-name="ce2" table:formula="of:=DATE(2020;11;18+(['raw values'.A506]/24))" office:value-type="date" office:date-value="2023-12-16" calcext:value-type="date">
            <text:p>12/16/23</text:p>
          </table:table-cell>
          <table:table-cell table:formula="of:=['raw values'.B506]/10000" office:value-type="percentage" office:value="0.0442" calcext:value-type="percentage">
            <text:p>4.42%</text:p>
          </table:table-cell>
        </table:table-row>
        <table:table-row table:style-name="ro1">
          <table:table-cell table:style-name="ce2" table:formula="of:=DATE(2020;11;18+(['raw values'.A507]/24))" office:value-type="date" office:date-value="2023-12-17" calcext:value-type="date">
            <text:p>12/17/23</text:p>
          </table:table-cell>
          <table:table-cell table:formula="of:=['raw values'.B507]/10000" office:value-type="percentage" office:value="0.0441" calcext:value-type="percentage">
            <text:p>4.41%</text:p>
          </table:table-cell>
        </table:table-row>
        <table:table-row table:style-name="ro1">
          <table:table-cell table:style-name="ce2" table:formula="of:=DATE(2020;11;18+(['raw values'.A508]/24))" office:value-type="date" office:date-value="2023-12-18" calcext:value-type="date">
            <text:p>12/18/23</text:p>
          </table:table-cell>
          <table:table-cell table:formula="of:=['raw values'.B508]/10000" office:value-type="percentage" office:value="0.044" calcext:value-type="percentage">
            <text:p>4.40%</text:p>
          </table:table-cell>
        </table:table-row>
        <table:table-row table:style-name="ro1">
          <table:table-cell table:style-name="ce2" table:formula="of:=DATE(2020;11;18+(['raw values'.A509]/24))" office:value-type="date" office:date-value="2023-12-19" calcext:value-type="date">
            <text:p>12/19/23</text:p>
          </table:table-cell>
          <table:table-cell table:formula="of:=['raw values'.B509]/10000" office:value-type="percentage" office:value="0.0438" calcext:value-type="percentage">
            <text:p>4.38%</text:p>
          </table:table-cell>
        </table:table-row>
        <table:table-row table:style-name="ro1">
          <table:table-cell table:style-name="ce2" table:formula="of:=DATE(2020;11;18+(['raw values'.A510]/24))" office:value-type="date" office:date-value="2023-12-20" calcext:value-type="date">
            <text:p>12/20/23</text:p>
          </table:table-cell>
          <table:table-cell table:formula="of:=['raw values'.B510]/10000" office:value-type="percentage" office:value="0.0437" calcext:value-type="percentage">
            <text:p>4.37%</text:p>
          </table:table-cell>
        </table:table-row>
        <table:table-row table:style-name="ro1">
          <table:table-cell table:style-name="ce2" table:formula="of:=DATE(2020;11;18+(['raw values'.A511]/24))" office:value-type="date" office:date-value="2023-12-21" calcext:value-type="date">
            <text:p>12/21/23</text:p>
          </table:table-cell>
          <table:table-cell table:formula="of:=['raw values'.B511]/10000" office:value-type="percentage" office:value="0.0436" calcext:value-type="percentage">
            <text:p>4.36%</text:p>
          </table:table-cell>
        </table:table-row>
        <table:table-row table:style-name="ro1">
          <table:table-cell table:style-name="ce2" table:formula="of:=DATE(2020;11;18+(['raw values'.A512]/24))" office:value-type="date" office:date-value="2023-12-22" calcext:value-type="date">
            <text:p>12/22/23</text:p>
          </table:table-cell>
          <table:table-cell table:formula="of:=['raw values'.B512]/10000" office:value-type="percentage" office:value="0.0434" calcext:value-type="percentage">
            <text:p>4.34%</text:p>
          </table:table-cell>
        </table:table-row>
        <table:table-row table:style-name="ro1">
          <table:table-cell table:style-name="ce2" table:formula="of:=DATE(2020;11;18+(['raw values'.A513]/24))" office:value-type="date" office:date-value="2023-12-23" calcext:value-type="date">
            <text:p>12/23/23</text:p>
          </table:table-cell>
          <table:table-cell table:formula="of:=['raw values'.B513]/10000" office:value-type="percentage" office:value="0.0432" calcext:value-type="percentage">
            <text:p>4.32%</text:p>
          </table:table-cell>
        </table:table-row>
        <table:table-row table:style-name="ro1">
          <table:table-cell table:style-name="ce2" table:formula="of:=DATE(2020;11;18+(['raw values'.A514]/24))" office:value-type="date" office:date-value="2023-12-24" calcext:value-type="date">
            <text:p>12/24/23</text:p>
          </table:table-cell>
          <table:table-cell table:formula="of:=['raw values'.B514]/10000" office:value-type="percentage" office:value="0.043" calcext:value-type="percentage">
            <text:p>4.30%</text:p>
          </table:table-cell>
        </table:table-row>
        <table:table-row table:style-name="ro1">
          <table:table-cell table:style-name="ce2" table:formula="of:=DATE(2020;11;18+(['raw values'.A515]/24))" office:value-type="date" office:date-value="2023-12-25" calcext:value-type="date">
            <text:p>12/25/23</text:p>
          </table:table-cell>
          <table:table-cell table:formula="of:=['raw values'.B515]/10000" office:value-type="percentage" office:value="0.0428" calcext:value-type="percentage">
            <text:p>4.28%</text:p>
          </table:table-cell>
        </table:table-row>
        <table:table-row table:style-name="ro1">
          <table:table-cell table:style-name="ce2" table:formula="of:=DATE(2020;11;18+(['raw values'.A516]/24))" office:value-type="date" office:date-value="2023-12-26" calcext:value-type="date">
            <text:p>12/26/23</text:p>
          </table:table-cell>
          <table:table-cell table:formula="of:=['raw values'.B516]/10000" office:value-type="percentage" office:value="0.0426" calcext:value-type="percentage">
            <text:p>4.26%</text:p>
          </table:table-cell>
        </table:table-row>
        <table:table-row table:style-name="ro1">
          <table:table-cell table:style-name="ce2" table:formula="of:=DATE(2020;11;18+(['raw values'.A517]/24))" office:value-type="date" office:date-value="2023-12-27" calcext:value-type="date">
            <text:p>12/27/23</text:p>
          </table:table-cell>
          <table:table-cell table:formula="of:=['raw values'.B517]/10000" office:value-type="percentage" office:value="0.0423" calcext:value-type="percentage">
            <text:p>4.23%</text:p>
          </table:table-cell>
        </table:table-row>
        <table:table-row table:style-name="ro1">
          <table:table-cell table:style-name="ce2" table:formula="of:=DATE(2020;11;18+(['raw values'.A518]/24))" office:value-type="date" office:date-value="2023-12-28" calcext:value-type="date">
            <text:p>12/28/23</text:p>
          </table:table-cell>
          <table:table-cell table:formula="of:=['raw values'.B518]/10000" office:value-type="percentage" office:value="0.042" calcext:value-type="percentage">
            <text:p>4.20%</text:p>
          </table:table-cell>
        </table:table-row>
        <table:table-row table:style-name="ro1">
          <table:table-cell table:style-name="ce2" table:formula="of:=DATE(2020;11;18+(['raw values'.A519]/24))" office:value-type="date" office:date-value="2023-12-29" calcext:value-type="date">
            <text:p>12/29/23</text:p>
          </table:table-cell>
          <table:table-cell table:formula="of:=['raw values'.B519]/10000" office:value-type="percentage" office:value="0.0416" calcext:value-type="percentage">
            <text:p>4.16%</text:p>
          </table:table-cell>
        </table:table-row>
        <table:table-row table:style-name="ro1">
          <table:table-cell table:style-name="ce2" table:formula="of:=DATE(2020;11;18+(['raw values'.A520]/24))" office:value-type="date" office:date-value="2023-12-30" calcext:value-type="date">
            <text:p>12/30/23</text:p>
          </table:table-cell>
          <table:table-cell table:formula="of:=['raw values'.B520]/10000" office:value-type="percentage" office:value="0.0412" calcext:value-type="percentage">
            <text:p>4.12%</text:p>
          </table:table-cell>
        </table:table-row>
        <table:table-row table:style-name="ro1">
          <table:table-cell table:style-name="ce2" table:formula="of:=DATE(2020;11;18+(['raw values'.A521]/24))" office:value-type="date" office:date-value="2023-12-31" calcext:value-type="date">
            <text:p>12/31/23</text:p>
          </table:table-cell>
          <table:table-cell table:formula="of:=['raw values'.B521]/10000" office:value-type="percentage" office:value="0.0407" calcext:value-type="percentage">
            <text:p>4.07%</text:p>
          </table:table-cell>
        </table:table-row>
        <table:table-row table:style-name="ro1">
          <table:table-cell table:style-name="ce2" table:formula="of:=DATE(2020;11;18+(['raw values'.A522]/24))" office:value-type="date" office:date-value="2024-01-01" calcext:value-type="date">
            <text:p>01/01/24</text:p>
          </table:table-cell>
          <table:table-cell table:formula="of:=['raw values'.B522]/10000" office:value-type="percentage" office:value="0.0402" calcext:value-type="percentage">
            <text:p>4.02%</text:p>
          </table:table-cell>
        </table:table-row>
        <table:table-row table:style-name="ro1">
          <table:table-cell table:style-name="ce2" table:formula="of:=DATE(2020;11;18+(['raw values'.A523]/24))" office:value-type="date" office:date-value="2024-01-02" calcext:value-type="date">
            <text:p>01/02/24</text:p>
          </table:table-cell>
          <table:table-cell table:formula="of:=['raw values'.B523]/10000" office:value-type="percentage" office:value="0.0396" calcext:value-type="percentage">
            <text:p>3.96%</text:p>
          </table:table-cell>
        </table:table-row>
        <table:table-row table:style-name="ro1">
          <table:table-cell table:style-name="ce2" table:formula="of:=DATE(2020;11;18+(['raw values'.A524]/24))" office:value-type="date" office:date-value="2024-01-03" calcext:value-type="date">
            <text:p>01/03/24</text:p>
          </table:table-cell>
          <table:table-cell table:formula="of:=['raw values'.B524]/10000" office:value-type="percentage" office:value="0.0389" calcext:value-type="percentage">
            <text:p>3.89%</text:p>
          </table:table-cell>
        </table:table-row>
        <table:table-row table:style-name="ro1">
          <table:table-cell table:style-name="ce2" table:formula="of:=DATE(2020;11;18+(['raw values'.A525]/24))" office:value-type="date" office:date-value="2024-01-04" calcext:value-type="date">
            <text:p>01/04/24</text:p>
          </table:table-cell>
          <table:table-cell table:formula="of:=['raw values'.B525]/10000" office:value-type="percentage" office:value="0.0381" calcext:value-type="percentage">
            <text:p>3.81%</text:p>
          </table:table-cell>
        </table:table-row>
        <table:table-row table:style-name="ro1">
          <table:table-cell table:style-name="ce2" table:formula="of:=DATE(2020;11;18+(['raw values'.A526]/24))" office:value-type="date" office:date-value="2024-01-05" calcext:value-type="date">
            <text:p>01/05/24</text:p>
          </table:table-cell>
          <table:table-cell table:formula="of:=['raw values'.B526]/10000" office:value-type="percentage" office:value="0.0373" calcext:value-type="percentage">
            <text:p>3.73%</text:p>
          </table:table-cell>
        </table:table-row>
        <table:table-row table:style-name="ro1">
          <table:table-cell table:style-name="ce2" table:formula="of:=DATE(2020;11;18+(['raw values'.A527]/24))" office:value-type="date" office:date-value="2024-01-06" calcext:value-type="date">
            <text:p>01/06/24</text:p>
          </table:table-cell>
          <table:table-cell table:formula="of:=['raw values'.B527]/10000" office:value-type="percentage" office:value="0.0365" calcext:value-type="percentage">
            <text:p>3.65%</text:p>
          </table:table-cell>
        </table:table-row>
        <table:table-row table:style-name="ro1">
          <table:table-cell table:style-name="ce2" table:formula="of:=DATE(2020;11;18+(['raw values'.A528]/24))" office:value-type="date" office:date-value="2024-01-07" calcext:value-type="date">
            <text:p>01/07/24</text:p>
          </table:table-cell>
          <table:table-cell table:formula="of:=['raw values'.B528]/10000" office:value-type="percentage" office:value="0.0357" calcext:value-type="percentage">
            <text:p>3.57%</text:p>
          </table:table-cell>
        </table:table-row>
        <table:table-row table:style-name="ro1">
          <table:table-cell table:style-name="ce2" table:formula="of:=DATE(2020;11;18+(['raw values'.A529]/24))" office:value-type="date" office:date-value="2024-01-08" calcext:value-type="date">
            <text:p>01/08/24</text:p>
          </table:table-cell>
          <table:table-cell table:formula="of:=['raw values'.B529]/10000" office:value-type="percentage" office:value="0.0349" calcext:value-type="percentage">
            <text:p>3.49%</text:p>
          </table:table-cell>
        </table:table-row>
        <table:table-row table:style-name="ro1">
          <table:table-cell table:style-name="ce2" table:formula="of:=DATE(2020;11;18+(['raw values'.A530]/24))" office:value-type="date" office:date-value="2024-01-09" calcext:value-type="date">
            <text:p>01/09/24</text:p>
          </table:table-cell>
          <table:table-cell table:formula="of:=['raw values'.B530]/10000" office:value-type="percentage" office:value="0.0341" calcext:value-type="percentage">
            <text:p>3.41%</text:p>
          </table:table-cell>
        </table:table-row>
        <table:table-row table:style-name="ro1">
          <table:table-cell table:style-name="ce2" table:formula="of:=DATE(2020;11;18+(['raw values'.A531]/24))" office:value-type="date" office:date-value="2024-01-10" calcext:value-type="date">
            <text:p>01/10/24</text:p>
          </table:table-cell>
          <table:table-cell table:formula="of:=['raw values'.B531]/10000" office:value-type="percentage" office:value="0.0334" calcext:value-type="percentage">
            <text:p>3.34%</text:p>
          </table:table-cell>
        </table:table-row>
        <table:table-row table:style-name="ro1">
          <table:table-cell table:style-name="ce2" table:formula="of:=DATE(2020;11;18+(['raw values'.A532]/24))" office:value-type="date" office:date-value="2024-01-11" calcext:value-type="date">
            <text:p>01/11/24</text:p>
          </table:table-cell>
          <table:table-cell table:formula="of:=['raw values'.B532]/10000" office:value-type="percentage" office:value="0.0328" calcext:value-type="percentage">
            <text:p>3.28%</text:p>
          </table:table-cell>
        </table:table-row>
        <table:table-row table:style-name="ro1">
          <table:table-cell table:style-name="ce2" table:formula="of:=DATE(2020;11;18+(['raw values'.A533]/24))" office:value-type="date" office:date-value="2024-01-12" calcext:value-type="date">
            <text:p>01/12/24</text:p>
          </table:table-cell>
          <table:table-cell table:formula="of:=['raw values'.B533]/10000" office:value-type="percentage" office:value="0.0323" calcext:value-type="percentage">
            <text:p>3.23%</text:p>
          </table:table-cell>
        </table:table-row>
        <table:table-row table:style-name="ro1">
          <table:table-cell table:style-name="ce2" table:formula="of:=DATE(2020;11;18+(['raw values'.A534]/24))" office:value-type="date" office:date-value="2024-01-13" calcext:value-type="date">
            <text:p>01/13/24</text:p>
          </table:table-cell>
          <table:table-cell table:formula="of:=['raw values'.B534]/10000" office:value-type="percentage" office:value="0.0318" calcext:value-type="percentage">
            <text:p>3.18%</text:p>
          </table:table-cell>
        </table:table-row>
        <table:table-row table:style-name="ro1">
          <table:table-cell table:style-name="ce2" table:formula="of:=DATE(2020;11;18+(['raw values'.A535]/24))" office:value-type="date" office:date-value="2024-01-14" calcext:value-type="date">
            <text:p>01/14/24</text:p>
          </table:table-cell>
          <table:table-cell table:formula="of:=['raw values'.B535]/10000" office:value-type="percentage" office:value="0.0314" calcext:value-type="percentage">
            <text:p>3.14%</text:p>
          </table:table-cell>
        </table:table-row>
        <table:table-row table:style-name="ro1">
          <table:table-cell table:style-name="ce2" table:formula="of:=DATE(2020;11;18+(['raw values'.A536]/24))" office:value-type="date" office:date-value="2024-01-15" calcext:value-type="date">
            <text:p>01/15/24</text:p>
          </table:table-cell>
          <table:table-cell table:formula="of:=['raw values'.B536]/10000" office:value-type="percentage" office:value="0.031" calcext:value-type="percentage">
            <text:p>3.10%</text:p>
          </table:table-cell>
        </table:table-row>
        <table:table-row table:style-name="ro1">
          <table:table-cell table:style-name="ce2" table:formula="of:=DATE(2020;11;18+(['raw values'.A537]/24))" office:value-type="date" office:date-value="2024-01-16" calcext:value-type="date">
            <text:p>01/16/24</text:p>
          </table:table-cell>
          <table:table-cell table:formula="of:=['raw values'.B537]/10000" office:value-type="percentage" office:value="0.0307" calcext:value-type="percentage">
            <text:p>3.07%</text:p>
          </table:table-cell>
        </table:table-row>
        <table:table-row table:style-name="ro1">
          <table:table-cell table:style-name="ce2" table:formula="of:=DATE(2020;11;18+(['raw values'.A538]/24))" office:value-type="date" office:date-value="2024-01-17" calcext:value-type="date">
            <text:p>01/17/24</text:p>
          </table:table-cell>
          <table:table-cell table:formula="of:=['raw values'.B538]/10000" office:value-type="percentage" office:value="0.0304" calcext:value-type="percentage">
            <text:p>3.04%</text:p>
          </table:table-cell>
        </table:table-row>
        <table:table-row table:style-name="ro1">
          <table:table-cell table:style-name="ce2" table:formula="of:=DATE(2020;11;18+(['raw values'.A539]/24))" office:value-type="date" office:date-value="2024-01-18" calcext:value-type="date">
            <text:p>01/18/24</text:p>
          </table:table-cell>
          <table:table-cell table:formula="of:=['raw values'.B539]/10000" office:value-type="percentage" office:value="0.0302" calcext:value-type="percentage">
            <text:p>3.02%</text:p>
          </table:table-cell>
        </table:table-row>
        <table:table-row table:style-name="ro1">
          <table:table-cell table:style-name="ce2" table:formula="of:=DATE(2020;11;18+(['raw values'.A540]/24))" office:value-type="date" office:date-value="2024-01-19" calcext:value-type="date">
            <text:p>01/19/24</text:p>
          </table:table-cell>
          <table:table-cell table:formula="of:=['raw values'.B540]/10000" office:value-type="percentage" office:value="0.0299" calcext:value-type="percentage">
            <text:p>2.99%</text:p>
          </table:table-cell>
        </table:table-row>
        <table:table-row table:style-name="ro1">
          <table:table-cell table:style-name="ce2" table:formula="of:=DATE(2020;11;18+(['raw values'.A541]/24))" office:value-type="date" office:date-value="2024-01-20" calcext:value-type="date">
            <text:p>01/20/24</text:p>
          </table:table-cell>
          <table:table-cell table:formula="of:=['raw values'.B541]/10000" office:value-type="percentage" office:value="0.0297" calcext:value-type="percentage">
            <text:p>2.97%</text:p>
          </table:table-cell>
        </table:table-row>
        <table:table-row table:style-name="ro1">
          <table:table-cell table:style-name="ce2" table:formula="of:=DATE(2020;11;18+(['raw values'.A542]/24))" office:value-type="date" office:date-value="2024-01-21" calcext:value-type="date">
            <text:p>01/21/24</text:p>
          </table:table-cell>
          <table:table-cell table:formula="of:=['raw values'.B542]/10000" office:value-type="percentage" office:value="0.0296" calcext:value-type="percentage">
            <text:p>2.96%</text:p>
          </table:table-cell>
        </table:table-row>
        <table:table-row table:style-name="ro1">
          <table:table-cell table:style-name="ce2" table:formula="of:=DATE(2020;11;18+(['raw values'.A543]/24))" office:value-type="date" office:date-value="2024-01-22" calcext:value-type="date">
            <text:p>01/22/24</text:p>
          </table:table-cell>
          <table:table-cell table:formula="of:=['raw values'.B543]/10000" office:value-type="percentage" office:value="0.0294" calcext:value-type="percentage">
            <text:p>2.94%</text:p>
          </table:table-cell>
        </table:table-row>
        <table:table-row table:style-name="ro1">
          <table:table-cell table:style-name="ce2" table:formula="of:=DATE(2020;11;18+(['raw values'.A544]/24))" office:value-type="date" office:date-value="2024-01-23" calcext:value-type="date">
            <text:p>01/23/24</text:p>
          </table:table-cell>
          <table:table-cell table:formula="of:=['raw values'.B544]/10000" office:value-type="percentage" office:value="0.0293" calcext:value-type="percentage">
            <text:p>2.93%</text:p>
          </table:table-cell>
        </table:table-row>
        <table:table-row table:style-name="ro1">
          <table:table-cell table:style-name="ce2" table:formula="of:=DATE(2020;11;18+(['raw values'.A545]/24))" office:value-type="date" office:date-value="2024-01-24" calcext:value-type="date">
            <text:p>01/24/24</text:p>
          </table:table-cell>
          <table:table-cell table:formula="of:=['raw values'.B545]/10000" office:value-type="percentage" office:value="0.0291" calcext:value-type="percentage">
            <text:p>2.91%</text:p>
          </table:table-cell>
        </table:table-row>
        <table:table-row table:style-name="ro1">
          <table:table-cell table:style-name="ce2" table:formula="of:=DATE(2020;11;18+(['raw values'.A546]/24))" office:value-type="date" office:date-value="2024-01-25" calcext:value-type="date">
            <text:p>01/25/24</text:p>
          </table:table-cell>
          <table:table-cell table:formula="of:=['raw values'.B546]/10000" office:value-type="percentage" office:value="0.029" calcext:value-type="percentage">
            <text:p>2.90%</text:p>
          </table:table-cell>
        </table:table-row>
        <table:table-row table:style-name="ro1">
          <table:table-cell table:style-name="ce2" table:formula="of:=DATE(2020;11;18+(['raw values'.A547]/24))" office:value-type="date" office:date-value="2024-01-26" calcext:value-type="date">
            <text:p>01/26/24</text:p>
          </table:table-cell>
          <table:table-cell table:formula="of:=['raw values'.B547]/10000" office:value-type="percentage" office:value="0.0289" calcext:value-type="percentage">
            <text:p>2.89%</text:p>
          </table:table-cell>
        </table:table-row>
        <table:table-row table:style-name="ro1">
          <table:table-cell table:style-name="ce2" table:formula="of:=DATE(2020;11;18+(['raw values'.A548]/24))" office:value-type="date" office:date-value="2024-01-27" calcext:value-type="date">
            <text:p>01/27/24</text:p>
          </table:table-cell>
          <table:table-cell table:formula="of:=['raw values'.B548]/10000" office:value-type="percentage" office:value="0.0288" calcext:value-type="percentage">
            <text:p>2.88%</text:p>
          </table:table-cell>
        </table:table-row>
        <table:table-row table:style-name="ro1">
          <table:table-cell table:style-name="ce2" table:formula="of:=DATE(2020;11;18+(['raw values'.A549]/24))" office:value-type="date" office:date-value="2024-01-28" calcext:value-type="date">
            <text:p>01/28/24</text:p>
          </table:table-cell>
          <table:table-cell table:formula="of:=['raw values'.B549]/10000" office:value-type="percentage" office:value="0.0287" calcext:value-type="percentage">
            <text:p>2.87%</text:p>
          </table:table-cell>
        </table:table-row>
        <table:table-row table:style-name="ro1">
          <table:table-cell table:style-name="ce2" table:formula="of:=DATE(2020;11;18+(['raw values'.A550]/24))" office:value-type="date" office:date-value="2024-01-30" calcext:value-type="date">
            <text:p>01/30/24</text:p>
          </table:table-cell>
          <table:table-cell table:formula="of:=['raw values'.B550]/10000" office:value-type="percentage" office:value="0.0286" calcext:value-type="percentage">
            <text:p>2.86%</text:p>
          </table:table-cell>
        </table:table-row>
        <table:table-row table:style-name="ro1">
          <table:table-cell table:style-name="ce2" table:formula="of:=DATE(2020;11;18+(['raw values'.A551]/24))" office:value-type="date" office:date-value="2024-01-31" calcext:value-type="date">
            <text:p>01/31/24</text:p>
          </table:table-cell>
          <table:table-cell table:formula="of:=['raw values'.B551]/10000" office:value-type="percentage" office:value="0.0285" calcext:value-type="percentage">
            <text:p>2.85%</text:p>
          </table:table-cell>
        </table:table-row>
        <table:table-row table:style-name="ro1">
          <table:table-cell table:style-name="ce2" table:formula="of:=DATE(2020;11;18+(['raw values'.A552]/24))" office:value-type="date" office:date-value="2024-02-02" calcext:value-type="date">
            <text:p>02/02/24</text:p>
          </table:table-cell>
          <table:table-cell table:formula="of:=['raw values'.B552]/10000" office:value-type="percentage" office:value="0.0284" calcext:value-type="percentage">
            <text:p>2.84%</text:p>
          </table:table-cell>
        </table:table-row>
        <table:table-row table:style-name="ro1">
          <table:table-cell table:style-name="ce2" table:formula="of:=DATE(2020;11;18+(['raw values'.A553]/24))" office:value-type="date" office:date-value="2024-02-03" calcext:value-type="date">
            <text:p>02/03/24</text:p>
          </table:table-cell>
          <table:table-cell table:formula="of:=['raw values'.B553]/10000" office:value-type="percentage" office:value="0.0283" calcext:value-type="percentage">
            <text:p>2.83%</text:p>
          </table:table-cell>
        </table:table-row>
        <table:table-row table:style-name="ro1">
          <table:table-cell table:style-name="ce2" table:formula="of:=DATE(2020;11;18+(['raw values'.A554]/24))" office:value-type="date" office:date-value="2024-06-08" calcext:value-type="date">
            <text:p>06/08/24</text:p>
          </table:table-cell>
          <table:table-cell table:formula="of:=['raw values'.B554]/10000" office:value-type="percentage" office:value="0.0282" calcext:value-type="percentage">
            <text:p>2.82%</text:p>
          </table:table-cell>
        </table:table-row>
        <table:table-row table:style-name="ro1">
          <table:table-cell table:style-name="ce2" table:formula="of:=DATE(2020;11;18+(['raw values'.A555]/24))" office:value-type="date" office:date-value="2024-06-12" calcext:value-type="date">
            <text:p>06/12/24</text:p>
          </table:table-cell>
          <table:table-cell table:formula="of:=['raw values'.B555]/10000" office:value-type="percentage" office:value="0.0281" calcext:value-type="percentage">
            <text:p>2.81%</text:p>
          </table:table-cell>
        </table:table-row>
        <table:table-row table:style-name="ro1">
          <table:table-cell table:style-name="ce2" table:formula="of:=DATE(2020;11;18+(['raw values'.A556]/24))" office:value-type="date" office:date-value="2024-06-15" calcext:value-type="date">
            <text:p>06/15/24</text:p>
          </table:table-cell>
          <table:table-cell table:formula="of:=['raw values'.B556]/10000" office:value-type="percentage" office:value="0.028" calcext:value-type="percentage">
            <text:p>2.80%</text:p>
          </table:table-cell>
        </table:table-row>
        <table:table-row table:style-name="ro1">
          <table:table-cell table:style-name="ce2" table:formula="of:=DATE(2020;11;18+(['raw values'.A557]/24))" office:value-type="date" office:date-value="2024-06-18" calcext:value-type="date">
            <text:p>06/18/24</text:p>
          </table:table-cell>
          <table:table-cell table:formula="of:=['raw values'.B557]/10000" office:value-type="percentage" office:value="0.0279" calcext:value-type="percentage">
            <text:p>2.79%</text:p>
          </table:table-cell>
        </table:table-row>
        <table:table-row table:style-name="ro1">
          <table:table-cell table:style-name="ce2" table:formula="of:=DATE(2020;11;18+(['raw values'.A558]/24))" office:value-type="date" office:date-value="2024-06-20" calcext:value-type="date">
            <text:p>06/20/24</text:p>
          </table:table-cell>
          <table:table-cell table:formula="of:=['raw values'.B558]/10000" office:value-type="percentage" office:value="0.0278" calcext:value-type="percentage">
            <text:p>2.78%</text:p>
          </table:table-cell>
        </table:table-row>
        <table:table-row table:style-name="ro1">
          <table:table-cell table:style-name="ce2" table:formula="of:=DATE(2020;11;18+(['raw values'.A559]/24))" office:value-type="date" office:date-value="2024-06-22" calcext:value-type="date">
            <text:p>06/22/24</text:p>
          </table:table-cell>
          <table:table-cell table:formula="of:=['raw values'.B559]/10000" office:value-type="percentage" office:value="0.0277" calcext:value-type="percentage">
            <text:p>2.77%</text:p>
          </table:table-cell>
        </table:table-row>
        <table:table-row table:style-name="ro1">
          <table:table-cell table:style-name="ce2" table:formula="of:=DATE(2020;11;18+(['raw values'.A560]/24))" office:value-type="date" office:date-value="2024-06-23" calcext:value-type="date">
            <text:p>06/23/24</text:p>
          </table:table-cell>
          <table:table-cell table:formula="of:=['raw values'.B560]/10000" office:value-type="percentage" office:value="0.0276" calcext:value-type="percentage">
            <text:p>2.76%</text:p>
          </table:table-cell>
        </table:table-row>
        <table:table-row table:style-name="ro1">
          <table:table-cell table:style-name="ce2" table:formula="of:=DATE(2020;11;18+(['raw values'.A561]/24))" office:value-type="date" office:date-value="2024-06-24" calcext:value-type="date">
            <text:p>06/24/24</text:p>
          </table:table-cell>
          <table:table-cell table:formula="of:=['raw values'.B561]/10000" office:value-type="percentage" office:value="0.0275" calcext:value-type="percentage">
            <text:p>2.75%</text:p>
          </table:table-cell>
        </table:table-row>
        <table:table-row table:style-name="ro1">
          <table:table-cell table:style-name="ce2" table:formula="of:=DATE(2020;11;18+(['raw values'.A562]/24))" office:value-type="date" office:date-value="2024-06-26" calcext:value-type="date">
            <text:p>06/26/24</text:p>
          </table:table-cell>
          <table:table-cell table:formula="of:=['raw values'.B562]/10000" office:value-type="percentage" office:value="0.0274" calcext:value-type="percentage">
            <text:p>2.74%</text:p>
          </table:table-cell>
        </table:table-row>
        <table:table-row table:style-name="ro1">
          <table:table-cell table:style-name="ce2" table:formula="of:=DATE(2020;11;18+(['raw values'.A563]/24))" office:value-type="date" office:date-value="2024-06-27" calcext:value-type="date">
            <text:p>06/27/24</text:p>
          </table:table-cell>
          <table:table-cell table:formula="of:=['raw values'.B563]/10000" office:value-type="percentage" office:value="0.0272" calcext:value-type="percentage">
            <text:p>2.72%</text:p>
          </table:table-cell>
        </table:table-row>
        <table:table-row table:style-name="ro1">
          <table:table-cell table:style-name="ce2" table:formula="of:=DATE(2020;11;18+(['raw values'.A564]/24))" office:value-type="date" office:date-value="2024-06-28" calcext:value-type="date">
            <text:p>06/28/24</text:p>
          </table:table-cell>
          <table:table-cell table:formula="of:=['raw values'.B564]/10000" office:value-type="percentage" office:value="0.0271" calcext:value-type="percentage">
            <text:p>2.71%</text:p>
          </table:table-cell>
        </table:table-row>
        <table:table-row table:style-name="ro1">
          <table:table-cell table:style-name="ce2" table:formula="of:=DATE(2020;11;18+(['raw values'.A565]/24))" office:value-type="date" office:date-value="2024-06-29" calcext:value-type="date">
            <text:p>06/29/24</text:p>
          </table:table-cell>
          <table:table-cell table:formula="of:=['raw values'.B565]/10000" office:value-type="percentage" office:value="0.027" calcext:value-type="percentage">
            <text:p>2.70%</text:p>
          </table:table-cell>
        </table:table-row>
        <table:table-row table:style-name="ro1">
          <table:table-cell table:style-name="ce2" table:formula="of:=DATE(2020;11;18+(['raw values'.A566]/24))" office:value-type="date" office:date-value="2024-06-30" calcext:value-type="date">
            <text:p>06/30/24</text:p>
          </table:table-cell>
          <table:table-cell table:formula="of:=['raw values'.B566]/10000" office:value-type="percentage" office:value="0.0268" calcext:value-type="percentage">
            <text:p>2.68%</text:p>
          </table:table-cell>
        </table:table-row>
        <table:table-row table:style-name="ro1">
          <table:table-cell table:style-name="ce2" table:formula="of:=DATE(2020;11;18+(['raw values'.A567]/24))" office:value-type="date" office:date-value="2024-07-01" calcext:value-type="date">
            <text:p>07/01/24</text:p>
          </table:table-cell>
          <table:table-cell table:formula="of:=['raw values'.B567]/10000" office:value-type="percentage" office:value="0.0266" calcext:value-type="percentage">
            <text:p>2.66%</text:p>
          </table:table-cell>
        </table:table-row>
        <table:table-row table:style-name="ro1">
          <table:table-cell table:style-name="ce2" table:formula="of:=DATE(2020;11;18+(['raw values'.A568]/24))" office:value-type="date" office:date-value="2024-07-02" calcext:value-type="date">
            <text:p>07/02/24</text:p>
          </table:table-cell>
          <table:table-cell table:formula="of:=['raw values'.B568]/10000" office:value-type="percentage" office:value="0.0264" calcext:value-type="percentage">
            <text:p>2.64%</text:p>
          </table:table-cell>
        </table:table-row>
        <table:table-row table:style-name="ro1">
          <table:table-cell table:style-name="ce2" table:formula="of:=DATE(2020;11;18+(['raw values'.A569]/24))" office:value-type="date" office:date-value="2024-07-03" calcext:value-type="date">
            <text:p>07/03/24</text:p>
          </table:table-cell>
          <table:table-cell table:formula="of:=['raw values'.B569]/10000" office:value-type="percentage" office:value="0.0262" calcext:value-type="percentage">
            <text:p>2.62%</text:p>
          </table:table-cell>
        </table:table-row>
        <table:table-row table:style-name="ro1">
          <table:table-cell table:style-name="ce2" table:formula="of:=DATE(2020;11;18+(['raw values'.A570]/24))" office:value-type="date" office:date-value="2024-07-04" calcext:value-type="date">
            <text:p>07/04/24</text:p>
          </table:table-cell>
          <table:table-cell table:formula="of:=['raw values'.B570]/10000" office:value-type="percentage" office:value="0.0259" calcext:value-type="percentage">
            <text:p>2.59%</text:p>
          </table:table-cell>
        </table:table-row>
        <table:table-row table:style-name="ro1">
          <table:table-cell table:style-name="ce2" table:formula="of:=DATE(2020;11;18+(['raw values'.A571]/24))" office:value-type="date" office:date-value="2024-07-05" calcext:value-type="date">
            <text:p>07/05/24</text:p>
          </table:table-cell>
          <table:table-cell table:formula="of:=['raw values'.B571]/10000" office:value-type="percentage" office:value="0.0257" calcext:value-type="percentage">
            <text:p>2.57%</text:p>
          </table:table-cell>
        </table:table-row>
        <table:table-row table:style-name="ro1">
          <table:table-cell table:style-name="ce2" table:formula="of:=DATE(2020;11;18+(['raw values'.A572]/24))" office:value-type="date" office:date-value="2024-07-06" calcext:value-type="date">
            <text:p>07/06/24</text:p>
          </table:table-cell>
          <table:table-cell table:formula="of:=['raw values'.B572]/10000" office:value-type="percentage" office:value="0.0254" calcext:value-type="percentage">
            <text:p>2.54%</text:p>
          </table:table-cell>
        </table:table-row>
        <table:table-row table:style-name="ro1">
          <table:table-cell table:style-name="ce2" table:formula="of:=DATE(2020;11;18+(['raw values'.A573]/24))" office:value-type="date" office:date-value="2024-07-07" calcext:value-type="date">
            <text:p>07/07/24</text:p>
          </table:table-cell>
          <table:table-cell table:formula="of:=['raw values'.B573]/10000" office:value-type="percentage" office:value="0.0251" calcext:value-type="percentage">
            <text:p>2.51%</text:p>
          </table:table-cell>
        </table:table-row>
        <table:table-row table:style-name="ro1">
          <table:table-cell table:style-name="ce2" table:formula="of:=DATE(2020;11;18+(['raw values'.A574]/24))" office:value-type="date" office:date-value="2024-07-08" calcext:value-type="date">
            <text:p>07/08/24</text:p>
          </table:table-cell>
          <table:table-cell table:formula="of:=['raw values'.B574]/10000" office:value-type="percentage" office:value="0.0249" calcext:value-type="percentage">
            <text:p>2.49%</text:p>
          </table:table-cell>
        </table:table-row>
        <table:table-row table:style-name="ro1">
          <table:table-cell table:style-name="ce2" table:formula="of:=DATE(2020;11;18+(['raw values'.A575]/24))" office:value-type="date" office:date-value="2024-07-09" calcext:value-type="date">
            <text:p>07/09/24</text:p>
          </table:table-cell>
          <table:table-cell table:formula="of:=['raw values'.B575]/10000" office:value-type="percentage" office:value="0.0246" calcext:value-type="percentage">
            <text:p>2.46%</text:p>
          </table:table-cell>
        </table:table-row>
        <table:table-row table:style-name="ro1">
          <table:table-cell table:style-name="ce2" table:formula="of:=DATE(2020;11;18+(['raw values'.A576]/24))" office:value-type="date" office:date-value="2024-07-10" calcext:value-type="date">
            <text:p>07/10/24</text:p>
          </table:table-cell>
          <table:table-cell table:formula="of:=['raw values'.B576]/10000" office:value-type="percentage" office:value="0.0244" calcext:value-type="percentage">
            <text:p>2.44%</text:p>
          </table:table-cell>
        </table:table-row>
        <table:table-row table:style-name="ro1">
          <table:table-cell table:style-name="ce2" table:formula="of:=DATE(2020;11;18+(['raw values'.A577]/24))" office:value-type="date" office:date-value="2024-07-11" calcext:value-type="date">
            <text:p>07/11/24</text:p>
          </table:table-cell>
          <table:table-cell table:formula="of:=['raw values'.B577]/10000" office:value-type="percentage" office:value="0.0242" calcext:value-type="percentage">
            <text:p>2.42%</text:p>
          </table:table-cell>
        </table:table-row>
        <table:table-row table:style-name="ro1">
          <table:table-cell table:style-name="ce2" table:formula="of:=DATE(2020;11;18+(['raw values'.A578]/24))" office:value-type="date" office:date-value="2024-07-12" calcext:value-type="date">
            <text:p>07/12/24</text:p>
          </table:table-cell>
          <table:table-cell table:formula="of:=['raw values'.B578]/10000" office:value-type="percentage" office:value="0.024" calcext:value-type="percentage">
            <text:p>2.40%</text:p>
          </table:table-cell>
        </table:table-row>
        <table:table-row table:style-name="ro1">
          <table:table-cell table:style-name="ce2" table:formula="of:=DATE(2020;11;18+(['raw values'.A579]/24))" office:value-type="date" office:date-value="2024-07-13" calcext:value-type="date">
            <text:p>07/13/24</text:p>
          </table:table-cell>
          <table:table-cell table:formula="of:=['raw values'.B579]/10000" office:value-type="percentage" office:value="0.0238" calcext:value-type="percentage">
            <text:p>2.38%</text:p>
          </table:table-cell>
        </table:table-row>
        <table:table-row table:style-name="ro1">
          <table:table-cell table:style-name="ce2" table:formula="of:=DATE(2020;11;18+(['raw values'.A580]/24))" office:value-type="date" office:date-value="2024-07-14" calcext:value-type="date">
            <text:p>07/14/24</text:p>
          </table:table-cell>
          <table:table-cell table:formula="of:=['raw values'.B580]/10000" office:value-type="percentage" office:value="0.0237" calcext:value-type="percentage">
            <text:p>2.37%</text:p>
          </table:table-cell>
        </table:table-row>
        <table:table-row table:style-name="ro1">
          <table:table-cell table:style-name="ce2" table:formula="of:=DATE(2020;11;18+(['raw values'.A581]/24))" office:value-type="date" office:date-value="2024-07-15" calcext:value-type="date">
            <text:p>07/15/24</text:p>
          </table:table-cell>
          <table:table-cell table:formula="of:=['raw values'.B581]/10000" office:value-type="percentage" office:value="0.0236" calcext:value-type="percentage">
            <text:p>2.36%</text:p>
          </table:table-cell>
        </table:table-row>
        <table:table-row table:style-name="ro1">
          <table:table-cell table:style-name="ce2" table:formula="of:=DATE(2020;11;18+(['raw values'.A582]/24))" office:value-type="date" office:date-value="2024-07-17" calcext:value-type="date">
            <text:p>07/17/24</text:p>
          </table:table-cell>
          <table:table-cell table:formula="of:=['raw values'.B582]/10000" office:value-type="percentage" office:value="0.0234" calcext:value-type="percentage">
            <text:p>2.34%</text:p>
          </table:table-cell>
        </table:table-row>
        <table:table-row table:style-name="ro1">
          <table:table-cell table:style-name="ce2" table:formula="of:=DATE(2020;11;18+(['raw values'.A583]/24))" office:value-type="date" office:date-value="2024-07-18" calcext:value-type="date">
            <text:p>07/18/24</text:p>
          </table:table-cell>
          <table:table-cell table:formula="of:=['raw values'.B583]/10000" office:value-type="percentage" office:value="0.0233" calcext:value-type="percentage">
            <text:p>2.33%</text:p>
          </table:table-cell>
        </table:table-row>
        <table:table-row table:style-name="ro1">
          <table:table-cell table:style-name="ce2" table:formula="of:=DATE(2020;11;18+(['raw values'.A584]/24))" office:value-type="date" office:date-value="2024-07-19" calcext:value-type="date">
            <text:p>07/19/24</text:p>
          </table:table-cell>
          <table:table-cell table:formula="of:=['raw values'.B584]/10000" office:value-type="percentage" office:value="0.0232" calcext:value-type="percentage">
            <text:p>2.32%</text:p>
          </table:table-cell>
        </table:table-row>
        <table:table-row table:style-name="ro1">
          <table:table-cell table:style-name="ce2" table:formula="of:=DATE(2020;11;18+(['raw values'.A585]/24))" office:value-type="date" office:date-value="2024-07-21" calcext:value-type="date">
            <text:p>07/21/24</text:p>
          </table:table-cell>
          <table:table-cell table:formula="of:=['raw values'.B585]/10000" office:value-type="percentage" office:value="0.0231" calcext:value-type="percentage">
            <text:p>2.31%</text:p>
          </table:table-cell>
        </table:table-row>
        <table:table-row table:style-name="ro1">
          <table:table-cell table:style-name="ce2" table:formula="of:=DATE(2020;11;18+(['raw values'.A586]/24))" office:value-type="date" office:date-value="2024-07-23" calcext:value-type="date">
            <text:p>07/23/24</text:p>
          </table:table-cell>
          <table:table-cell table:formula="of:=['raw values'.B586]/10000" office:value-type="percentage" office:value="0.023" calcext:value-type="percentage">
            <text:p>2.30%</text:p>
          </table:table-cell>
        </table:table-row>
        <table:table-row table:style-name="ro1">
          <table:table-cell table:style-name="ce2" table:formula="of:=DATE(2020;11;18+(['raw values'.A587]/24))" office:value-type="date" office:date-value="2024-07-25" calcext:value-type="date">
            <text:p>07/25/24</text:p>
          </table:table-cell>
          <table:table-cell table:formula="of:=['raw values'.B587]/10000" office:value-type="percentage" office:value="0.0229" calcext:value-type="percentage">
            <text:p>2.29%</text:p>
          </table:table-cell>
        </table:table-row>
        <table:table-row table:style-name="ro1">
          <table:table-cell table:style-name="ce2" table:formula="of:=DATE(2020;11;18+(['raw values'.A588]/24))" office:value-type="date" office:date-value="2024-07-29" calcext:value-type="date">
            <text:p>07/29/24</text:p>
          </table:table-cell>
          <table:table-cell table:formula="of:=['raw values'.B588]/10000" office:value-type="percentage" office:value="0.0228" calcext:value-type="percentage">
            <text:p>2.28%</text:p>
          </table:table-cell>
        </table:table-row>
        <table:table-row table:style-name="ro1">
          <table:table-cell table:style-name="ce2" table:formula="of:=DATE(2020;11;18+(['raw values'.A589]/24))" office:value-type="date" office:date-value="2024-08-02" calcext:value-type="date">
            <text:p>08/02/24</text:p>
          </table:table-cell>
          <table:table-cell table:formula="of:=['raw values'.B589]/10000" office:value-type="percentage" office:value="0.0227" calcext:value-type="percentage">
            <text:p>2.27%</text:p>
          </table:table-cell>
        </table:table-row>
        <table:table-row table:style-name="ro1">
          <table:table-cell table:style-name="ce2" table:formula="of:=DATE(2020;11;18+(['raw values'.A590]/24))" office:value-type="date" office:date-value="2024-12-06" calcext:value-type="date">
            <text:p>12/06/24</text:p>
          </table:table-cell>
          <table:table-cell table:formula="of:=['raw values'.B590]/10000" office:value-type="percentage" office:value="0.0226" calcext:value-type="percentage">
            <text:p>2.26%</text:p>
          </table:table-cell>
        </table:table-row>
        <table:table-row table:style-name="ro1">
          <table:table-cell table:style-name="ce2" table:formula="of:=DATE(2020;11;18+(['raw values'.A591]/24))" office:value-type="date" office:date-value="2024-12-08" calcext:value-type="date">
            <text:p>12/08/24</text:p>
          </table:table-cell>
          <table:table-cell table:formula="of:=['raw values'.B591]/10000" office:value-type="percentage" office:value="0.0225" calcext:value-type="percentage">
            <text:p>2.25%</text:p>
          </table:table-cell>
        </table:table-row>
        <table:table-row table:style-name="ro1">
          <table:table-cell table:style-name="ce2" table:formula="of:=DATE(2020;11;18+(['raw values'.A592]/24))" office:value-type="date" office:date-value="2024-12-09" calcext:value-type="date">
            <text:p>12/09/24</text:p>
          </table:table-cell>
          <table:table-cell table:formula="of:=['raw values'.B592]/10000" office:value-type="percentage" office:value="0.0224" calcext:value-type="percentage">
            <text:p>2.24%</text:p>
          </table:table-cell>
        </table:table-row>
        <table:table-row table:style-name="ro1">
          <table:table-cell table:style-name="ce2" table:formula="of:=DATE(2020;11;18+(['raw values'.A593]/24))" office:value-type="date" office:date-value="2024-12-10" calcext:value-type="date">
            <text:p>12/10/24</text:p>
          </table:table-cell>
          <table:table-cell table:formula="of:=['raw values'.B593]/10000" office:value-type="percentage" office:value="0.0223" calcext:value-type="percentage">
            <text:p>2.23%</text:p>
          </table:table-cell>
        </table:table-row>
        <table:table-row table:style-name="ro1">
          <table:table-cell table:style-name="ce2" table:formula="of:=DATE(2020;11;18+(['raw values'.A594]/24))" office:value-type="date" office:date-value="2024-12-11" calcext:value-type="date">
            <text:p>12/11/24</text:p>
          </table:table-cell>
          <table:table-cell table:formula="of:=['raw values'.B594]/10000" office:value-type="percentage" office:value="0.0222" calcext:value-type="percentage">
            <text:p>2.22%</text:p>
          </table:table-cell>
        </table:table-row>
        <table:table-row table:style-name="ro1">
          <table:table-cell table:style-name="ce2" table:formula="of:=DATE(2020;11;18+(['raw values'.A595]/24))" office:value-type="date" office:date-value="2024-12-12" calcext:value-type="date">
            <text:p>12/12/24</text:p>
          </table:table-cell>
          <table:table-cell table:formula="of:=['raw values'.B595]/10000" office:value-type="percentage" office:value="0.0221" calcext:value-type="percentage">
            <text:p>2.21%</text:p>
          </table:table-cell>
        </table:table-row>
        <table:table-row table:style-name="ro1">
          <table:table-cell table:style-name="ce2" table:formula="of:=DATE(2020;11;18+(['raw values'.A596]/24))" office:value-type="date" office:date-value="2024-12-13" calcext:value-type="date">
            <text:p>12/13/24</text:p>
          </table:table-cell>
          <table:table-cell table:formula="of:=['raw values'.B596]/10000" office:value-type="percentage" office:value="0.022" calcext:value-type="percentage">
            <text:p>2.20%</text:p>
          </table:table-cell>
        </table:table-row>
        <table:table-row table:style-name="ro1">
          <table:table-cell table:style-name="ce2" table:formula="of:=DATE(2020;11;18+(['raw values'.A597]/24))" office:value-type="date" office:date-value="2024-12-14" calcext:value-type="date">
            <text:p>12/14/24</text:p>
          </table:table-cell>
          <table:table-cell table:formula="of:=['raw values'.B597]/10000" office:value-type="percentage" office:value="0.0219" calcext:value-type="percentage">
            <text:p>2.19%</text:p>
          </table:table-cell>
        </table:table-row>
        <table:table-row table:style-name="ro1">
          <table:table-cell table:style-name="ce2" table:formula="of:=DATE(2020;11;18+(['raw values'.A598]/24))" office:value-type="date" office:date-value="2024-12-15" calcext:value-type="date">
            <text:p>12/15/24</text:p>
          </table:table-cell>
          <table:table-cell table:formula="of:=['raw values'.B598]/10000" office:value-type="percentage" office:value="0.0218" calcext:value-type="percentage">
            <text:p>2.18%</text:p>
          </table:table-cell>
        </table:table-row>
        <table:table-row table:style-name="ro1">
          <table:table-cell table:style-name="ce2" table:formula="of:=DATE(2020;11;18+(['raw values'.A599]/24))" office:value-type="date" office:date-value="2024-12-16" calcext:value-type="date">
            <text:p>12/16/24</text:p>
          </table:table-cell>
          <table:table-cell table:formula="of:=['raw values'.B599]/10000" office:value-type="percentage" office:value="0.0216" calcext:value-type="percentage">
            <text:p>2.16%</text:p>
          </table:table-cell>
        </table:table-row>
        <table:table-row table:style-name="ro1">
          <table:table-cell table:style-name="ce2" table:formula="of:=DATE(2020;11;18+(['raw values'.A600]/24))" office:value-type="date" office:date-value="2024-12-17" calcext:value-type="date">
            <text:p>12/17/24</text:p>
          </table:table-cell>
          <table:table-cell table:formula="of:=['raw values'.B600]/10000" office:value-type="percentage" office:value="0.0215" calcext:value-type="percentage">
            <text:p>2.15%</text:p>
          </table:table-cell>
        </table:table-row>
        <table:table-row table:style-name="ro1">
          <table:table-cell table:style-name="ce2" table:formula="of:=DATE(2020;11;18+(['raw values'.A601]/24))" office:value-type="date" office:date-value="2024-12-18" calcext:value-type="date">
            <text:p>12/18/24</text:p>
          </table:table-cell>
          <table:table-cell table:formula="of:=['raw values'.B601]/10000" office:value-type="percentage" office:value="0.0213" calcext:value-type="percentage">
            <text:p>2.13%</text:p>
          </table:table-cell>
        </table:table-row>
        <table:table-row table:style-name="ro1">
          <table:table-cell table:style-name="ce2" table:formula="of:=DATE(2020;11;18+(['raw values'.A602]/24))" office:value-type="date" office:date-value="2024-12-19" calcext:value-type="date">
            <text:p>12/19/24</text:p>
          </table:table-cell>
          <table:table-cell table:formula="of:=['raw values'.B602]/10000" office:value-type="percentage" office:value="0.0212" calcext:value-type="percentage">
            <text:p>2.12%</text:p>
          </table:table-cell>
        </table:table-row>
        <table:table-row table:style-name="ro1">
          <table:table-cell table:style-name="ce2" table:formula="of:=DATE(2020;11;18+(['raw values'.A603]/24))" office:value-type="date" office:date-value="2024-12-20" calcext:value-type="date">
            <text:p>12/20/24</text:p>
          </table:table-cell>
          <table:table-cell table:formula="of:=['raw values'.B603]/10000" office:value-type="percentage" office:value="0.021" calcext:value-type="percentage">
            <text:p>2.10%</text:p>
          </table:table-cell>
        </table:table-row>
        <table:table-row table:style-name="ro1">
          <table:table-cell table:style-name="ce2" table:formula="of:=DATE(2020;11;18+(['raw values'.A604]/24))" office:value-type="date" office:date-value="2024-12-21" calcext:value-type="date">
            <text:p>12/21/24</text:p>
          </table:table-cell>
          <table:table-cell table:formula="of:=['raw values'.B604]/10000" office:value-type="percentage" office:value="0.0208" calcext:value-type="percentage">
            <text:p>2.08%</text:p>
          </table:table-cell>
        </table:table-row>
        <table:table-row table:style-name="ro1">
          <table:table-cell table:style-name="ce2" table:formula="of:=DATE(2020;11;18+(['raw values'.A605]/24))" office:value-type="date" office:date-value="2024-12-22" calcext:value-type="date">
            <text:p>12/22/24</text:p>
          </table:table-cell>
          <table:table-cell table:formula="of:=['raw values'.B605]/10000" office:value-type="percentage" office:value="0.0205" calcext:value-type="percentage">
            <text:p>2.05%</text:p>
          </table:table-cell>
        </table:table-row>
        <table:table-row table:style-name="ro1">
          <table:table-cell table:style-name="ce2" table:formula="of:=DATE(2020;11;18+(['raw values'.A606]/24))" office:value-type="date" office:date-value="2024-12-23" calcext:value-type="date">
            <text:p>12/23/24</text:p>
          </table:table-cell>
          <table:table-cell table:formula="of:=['raw values'.B606]/10000" office:value-type="percentage" office:value="0.0203" calcext:value-type="percentage">
            <text:p>2.03%</text:p>
          </table:table-cell>
        </table:table-row>
        <table:table-row table:style-name="ro1">
          <table:table-cell table:style-name="ce2" table:formula="of:=DATE(2020;11;18+(['raw values'.A607]/24))" office:value-type="date" office:date-value="2024-12-24" calcext:value-type="date">
            <text:p>12/24/24</text:p>
          </table:table-cell>
          <table:table-cell table:formula="of:=['raw values'.B607]/10000" office:value-type="percentage" office:value="0.02" calcext:value-type="percentage">
            <text:p>2.00%</text:p>
          </table:table-cell>
        </table:table-row>
        <table:table-row table:style-name="ro1">
          <table:table-cell table:style-name="ce2" table:formula="of:=DATE(2020;11;18+(['raw values'.A608]/24))" office:value-type="date" office:date-value="2024-12-25" calcext:value-type="date">
            <text:p>12/25/24</text:p>
          </table:table-cell>
          <table:table-cell table:formula="of:=['raw values'.B608]/10000" office:value-type="percentage" office:value="0.0196" calcext:value-type="percentage">
            <text:p>1.96%</text:p>
          </table:table-cell>
        </table:table-row>
        <table:table-row table:style-name="ro1">
          <table:table-cell table:style-name="ce2" table:formula="of:=DATE(2020;11;18+(['raw values'.A609]/24))" office:value-type="date" office:date-value="2024-12-26" calcext:value-type="date">
            <text:p>12/26/24</text:p>
          </table:table-cell>
          <table:table-cell table:formula="of:=['raw values'.B609]/10000" office:value-type="percentage" office:value="0.0192" calcext:value-type="percentage">
            <text:p>1.92%</text:p>
          </table:table-cell>
        </table:table-row>
        <table:table-row table:style-name="ro1">
          <table:table-cell table:style-name="ce2" table:formula="of:=DATE(2020;11;18+(['raw values'.A610]/24))" office:value-type="date" office:date-value="2024-12-27" calcext:value-type="date">
            <text:p>12/27/24</text:p>
          </table:table-cell>
          <table:table-cell table:formula="of:=['raw values'.B610]/10000" office:value-type="percentage" office:value="0.0188" calcext:value-type="percentage">
            <text:p>1.88%</text:p>
          </table:table-cell>
        </table:table-row>
        <table:table-row table:style-name="ro1">
          <table:table-cell table:style-name="ce2" table:formula="of:=DATE(2020;11;18+(['raw values'.A611]/24))" office:value-type="date" office:date-value="2024-12-28" calcext:value-type="date">
            <text:p>12/28/24</text:p>
          </table:table-cell>
          <table:table-cell table:formula="of:=['raw values'.B611]/10000" office:value-type="percentage" office:value="0.0183" calcext:value-type="percentage">
            <text:p>1.83%</text:p>
          </table:table-cell>
        </table:table-row>
        <table:table-row table:style-name="ro1">
          <table:table-cell table:style-name="ce2" table:formula="of:=DATE(2020;11;18+(['raw values'.A612]/24))" office:value-type="date" office:date-value="2024-12-29" calcext:value-type="date">
            <text:p>12/29/24</text:p>
          </table:table-cell>
          <table:table-cell table:formula="of:=['raw values'.B612]/10000" office:value-type="percentage" office:value="0.0177" calcext:value-type="percentage">
            <text:p>1.77%</text:p>
          </table:table-cell>
        </table:table-row>
        <table:table-row table:style-name="ro1">
          <table:table-cell table:style-name="ce2" table:formula="of:=DATE(2020;11;18+(['raw values'.A613]/24))" office:value-type="date" office:date-value="2024-12-30" calcext:value-type="date">
            <text:p>12/30/24</text:p>
          </table:table-cell>
          <table:table-cell table:formula="of:=['raw values'.B613]/10000" office:value-type="percentage" office:value="0.0171" calcext:value-type="percentage">
            <text:p>1.71%</text:p>
          </table:table-cell>
        </table:table-row>
        <table:table-row table:style-name="ro1">
          <table:table-cell table:style-name="ce2" table:formula="of:=DATE(2020;11;18+(['raw values'.A614]/24))" office:value-type="date" office:date-value="2024-12-31" calcext:value-type="date">
            <text:p>12/31/24</text:p>
          </table:table-cell>
          <table:table-cell table:formula="of:=['raw values'.B614]/10000" office:value-type="percentage" office:value="0.0164" calcext:value-type="percentage">
            <text:p>1.64%</text:p>
          </table:table-cell>
        </table:table-row>
        <table:table-row table:style-name="ro1">
          <table:table-cell table:style-name="ce2" table:formula="of:=DATE(2020;11;18+(['raw values'.A615]/24))" office:value-type="date" office:date-value="2025-01-01" calcext:value-type="date">
            <text:p>01/01/25</text:p>
          </table:table-cell>
          <table:table-cell table:formula="of:=['raw values'.B615]/10000" office:value-type="percentage" office:value="0.0155" calcext:value-type="percentage">
            <text:p>1.55%</text:p>
          </table:table-cell>
        </table:table-row>
        <table:table-row table:style-name="ro1">
          <table:table-cell table:style-name="ce2" table:formula="of:=DATE(2020;11;18+(['raw values'.A616]/24))" office:value-type="date" office:date-value="2025-01-02" calcext:value-type="date">
            <text:p>01/02/25</text:p>
          </table:table-cell>
          <table:table-cell table:formula="of:=['raw values'.B616]/10000" office:value-type="percentage" office:value="0.0146" calcext:value-type="percentage">
            <text:p>1.46%</text:p>
          </table:table-cell>
        </table:table-row>
        <table:table-row table:style-name="ro1">
          <table:table-cell table:style-name="ce2" table:formula="of:=DATE(2020;11;18+(['raw values'.A617]/24))" office:value-type="date" office:date-value="2025-01-03" calcext:value-type="date">
            <text:p>01/03/25</text:p>
          </table:table-cell>
          <table:table-cell table:formula="of:=['raw values'.B617]/10000" office:value-type="percentage" office:value="0.0136" calcext:value-type="percentage">
            <text:p>1.36%</text:p>
          </table:table-cell>
        </table:table-row>
        <table:table-row table:style-name="ro1">
          <table:table-cell table:style-name="ce2" table:formula="of:=DATE(2020;11;18+(['raw values'.A618]/24))" office:value-type="date" office:date-value="2025-01-04" calcext:value-type="date">
            <text:p>01/04/25</text:p>
          </table:table-cell>
          <table:table-cell table:formula="of:=['raw values'.B618]/10000" office:value-type="percentage" office:value="0.0125" calcext:value-type="percentage">
            <text:p>1.25%</text:p>
          </table:table-cell>
        </table:table-row>
        <table:table-row table:style-name="ro1">
          <table:table-cell table:style-name="ce2" table:formula="of:=DATE(2020;11;18+(['raw values'.A619]/24))" office:value-type="date" office:date-value="2025-01-05" calcext:value-type="date">
            <text:p>01/05/25</text:p>
          </table:table-cell>
          <table:table-cell table:formula="of:=['raw values'.B619]/10000" office:value-type="percentage" office:value="0.0114" calcext:value-type="percentage">
            <text:p>1.14%</text:p>
          </table:table-cell>
        </table:table-row>
        <table:table-row table:style-name="ro1">
          <table:table-cell table:style-name="ce2" table:formula="of:=DATE(2020;11;18+(['raw values'.A620]/24))" office:value-type="date" office:date-value="2025-01-06" calcext:value-type="date">
            <text:p>01/06/25</text:p>
          </table:table-cell>
          <table:table-cell table:formula="of:=['raw values'.B620]/10000" office:value-type="percentage" office:value="0.0102" calcext:value-type="percentage">
            <text:p>1.02%</text:p>
          </table:table-cell>
        </table:table-row>
        <table:table-row table:style-name="ro1">
          <table:table-cell table:style-name="ce2" table:formula="of:=DATE(2020;11;18+(['raw values'.A621]/24))" office:value-type="date" office:date-value="2025-01-07" calcext:value-type="date">
            <text:p>01/07/25</text:p>
          </table:table-cell>
          <table:table-cell table:formula="of:=['raw values'.B621]/10000" office:value-type="percentage" office:value="0.0091" calcext:value-type="percentage">
            <text:p>0.91%</text:p>
          </table:table-cell>
        </table:table-row>
        <table:table-row table:style-name="ro1">
          <table:table-cell table:style-name="ce2" table:formula="of:=DATE(2020;11;18+(['raw values'.A622]/24))" office:value-type="date" office:date-value="2025-01-08" calcext:value-type="date">
            <text:p>01/08/25</text:p>
          </table:table-cell>
          <table:table-cell table:formula="of:=['raw values'.B622]/10000" office:value-type="percentage" office:value="0.0081" calcext:value-type="percentage">
            <text:p>0.81%</text:p>
          </table:table-cell>
        </table:table-row>
        <table:table-row table:style-name="ro1">
          <table:table-cell table:style-name="ce2" table:formula="of:=DATE(2020;11;18+(['raw values'.A623]/24))" office:value-type="date" office:date-value="2025-01-09" calcext:value-type="date">
            <text:p>01/09/25</text:p>
          </table:table-cell>
          <table:table-cell table:formula="of:=['raw values'.B623]/10000" office:value-type="percentage" office:value="0.0072" calcext:value-type="percentage">
            <text:p>0.72%</text:p>
          </table:table-cell>
        </table:table-row>
        <table:table-row table:style-name="ro1">
          <table:table-cell table:style-name="ce2" table:formula="of:=DATE(2020;11;18+(['raw values'.A624]/24))" office:value-type="date" office:date-value="2025-01-10" calcext:value-type="date">
            <text:p>01/10/25</text:p>
          </table:table-cell>
          <table:table-cell table:formula="of:=['raw values'.B624]/10000" office:value-type="percentage" office:value="0.0063" calcext:value-type="percentage">
            <text:p>0.63%</text:p>
          </table:table-cell>
        </table:table-row>
        <table:table-row table:style-name="ro1">
          <table:table-cell table:style-name="ce2" table:formula="of:=DATE(2020;11;18+(['raw values'.A625]/24))" office:value-type="date" office:date-value="2025-01-11" calcext:value-type="date">
            <text:p>01/11/25</text:p>
          </table:table-cell>
          <table:table-cell table:formula="of:=['raw values'.B625]/10000" office:value-type="percentage" office:value="0.0056" calcext:value-type="percentage">
            <text:p>0.56%</text:p>
          </table:table-cell>
        </table:table-row>
        <table:table-row table:style-name="ro1">
          <table:table-cell table:style-name="ce2" table:formula="of:=DATE(2020;11;18+(['raw values'.A626]/24))" office:value-type="date" office:date-value="2025-01-12" calcext:value-type="date">
            <text:p>01/12/25</text:p>
          </table:table-cell>
          <table:table-cell table:formula="of:=['raw values'.B626]/10000" office:value-type="percentage" office:value="0.0049" calcext:value-type="percentage">
            <text:p>0.49%</text:p>
          </table:table-cell>
        </table:table-row>
        <table:table-row table:style-name="ro1">
          <table:table-cell table:style-name="ce2" table:formula="of:=DATE(2020;11;18+(['raw values'.A627]/24))" office:value-type="date" office:date-value="2025-01-13" calcext:value-type="date">
            <text:p>01/13/25</text:p>
          </table:table-cell>
          <table:table-cell table:formula="of:=['raw values'.B627]/10000" office:value-type="percentage" office:value="0.0044" calcext:value-type="percentage">
            <text:p>0.44%</text:p>
          </table:table-cell>
        </table:table-row>
        <table:table-row table:style-name="ro1">
          <table:table-cell table:style-name="ce2" table:formula="of:=DATE(2020;11;18+(['raw values'.A628]/24))" office:value-type="date" office:date-value="2025-01-14" calcext:value-type="date">
            <text:p>01/14/25</text:p>
          </table:table-cell>
          <table:table-cell table:formula="of:=['raw values'.B628]/10000" office:value-type="percentage" office:value="0.0039" calcext:value-type="percentage">
            <text:p>0.39%</text:p>
          </table:table-cell>
        </table:table-row>
        <table:table-row table:style-name="ro1">
          <table:table-cell table:style-name="ce2" table:formula="of:=DATE(2020;11;18+(['raw values'.A629]/24))" office:value-type="date" office:date-value="2025-01-15" calcext:value-type="date">
            <text:p>01/15/25</text:p>
          </table:table-cell>
          <table:table-cell table:formula="of:=['raw values'.B629]/10000" office:value-type="percentage" office:value="0.0034" calcext:value-type="percentage">
            <text:p>0.34%</text:p>
          </table:table-cell>
        </table:table-row>
        <table:table-row table:style-name="ro1">
          <table:table-cell table:style-name="ce2" table:formula="of:=DATE(2020;11;18+(['raw values'.A630]/24))" office:value-type="date" office:date-value="2025-01-16" calcext:value-type="date">
            <text:p>01/16/25</text:p>
          </table:table-cell>
          <table:table-cell table:formula="of:=['raw values'.B630]/10000" office:value-type="percentage" office:value="0.003" calcext:value-type="percentage">
            <text:p>0.30%</text:p>
          </table:table-cell>
        </table:table-row>
        <table:table-row table:style-name="ro1">
          <table:table-cell table:style-name="ce2" table:formula="of:=DATE(2020;11;18+(['raw values'.A631]/24))" office:value-type="date" office:date-value="2025-01-17" calcext:value-type="date">
            <text:p>01/17/25</text:p>
          </table:table-cell>
          <table:table-cell table:formula="of:=['raw values'.B631]/10000" office:value-type="percentage" office:value="0.0027" calcext:value-type="percentage">
            <text:p>0.27%</text:p>
          </table:table-cell>
        </table:table-row>
        <table:table-row table:style-name="ro1">
          <table:table-cell table:style-name="ce2" table:formula="of:=DATE(2020;11;18+(['raw values'.A632]/24))" office:value-type="date" office:date-value="2025-01-18" calcext:value-type="date">
            <text:p>01/18/25</text:p>
          </table:table-cell>
          <table:table-cell table:formula="of:=['raw values'.B632]/10000" office:value-type="percentage" office:value="0.0024" calcext:value-type="percentage">
            <text:p>0.24%</text:p>
          </table:table-cell>
        </table:table-row>
        <table:table-row table:style-name="ro1">
          <table:table-cell table:style-name="ce2" table:formula="of:=DATE(2020;11;18+(['raw values'.A633]/24))" office:value-type="date" office:date-value="2025-01-19" calcext:value-type="date">
            <text:p>01/19/25</text:p>
          </table:table-cell>
          <table:table-cell table:formula="of:=['raw values'.B633]/10000" office:value-type="percentage" office:value="0.0021" calcext:value-type="percentage">
            <text:p>0.21%</text:p>
          </table:table-cell>
        </table:table-row>
        <table:table-row table:style-name="ro1">
          <table:table-cell table:style-name="ce2" table:formula="of:=DATE(2020;11;18+(['raw values'.A634]/24))" office:value-type="date" office:date-value="2025-01-20" calcext:value-type="date">
            <text:p>01/20/25</text:p>
          </table:table-cell>
          <table:table-cell table:formula="of:=['raw values'.B634]/10000" office:value-type="percentage" office:value="0.0019" calcext:value-type="percentage">
            <text:p>0.19%</text:p>
          </table:table-cell>
        </table:table-row>
        <table:table-row table:style-name="ro1">
          <table:table-cell table:style-name="ce2" table:formula="of:=DATE(2020;11;18+(['raw values'.A635]/24))" office:value-type="date" office:date-value="2025-01-21" calcext:value-type="date">
            <text:p>01/21/25</text:p>
          </table:table-cell>
          <table:table-cell table:formula="of:=['raw values'.B635]/10000" office:value-type="percentage" office:value="0.0017" calcext:value-type="percentage">
            <text:p>0.17%</text:p>
          </table:table-cell>
        </table:table-row>
        <table:table-row table:style-name="ro1">
          <table:table-cell table:style-name="ce2" table:formula="of:=DATE(2020;11;18+(['raw values'.A636]/24))" office:value-type="date" office:date-value="2025-01-22" calcext:value-type="date">
            <text:p>01/22/25</text:p>
          </table:table-cell>
          <table:table-cell table:formula="of:=['raw values'.B636]/10000" office:value-type="percentage" office:value="0.0015" calcext:value-type="percentage">
            <text:p>0.15%</text:p>
          </table:table-cell>
        </table:table-row>
        <table:table-row table:style-name="ro1">
          <table:table-cell table:style-name="ce2" table:formula="of:=DATE(2020;11;18+(['raw values'.A637]/24))" office:value-type="date" office:date-value="2025-01-23" calcext:value-type="date">
            <text:p>01/23/25</text:p>
          </table:table-cell>
          <table:table-cell table:formula="of:=['raw values'.B637]/10000" office:value-type="percentage" office:value="0.0013" calcext:value-type="percentage">
            <text:p>0.13%</text:p>
          </table:table-cell>
        </table:table-row>
        <table:table-row table:style-name="ro1">
          <table:table-cell table:style-name="ce2" table:formula="of:=DATE(2020;11;18+(['raw values'.A638]/24))" office:value-type="date" office:date-value="2025-01-24" calcext:value-type="date">
            <text:p>01/24/25</text:p>
          </table:table-cell>
          <table:table-cell table:formula="of:=['raw values'.B638]/10000" office:value-type="percentage" office:value="0.0011" calcext:value-type="percentage">
            <text:p>0.11%</text:p>
          </table:table-cell>
        </table:table-row>
        <table:table-row table:style-name="ro1">
          <table:table-cell table:style-name="ce2" table:formula="of:=DATE(2020;11;18+(['raw values'.A639]/24))" office:value-type="date" office:date-value="2025-01-25" calcext:value-type="date">
            <text:p>01/25/25</text:p>
          </table:table-cell>
          <table:table-cell table:formula="of:=['raw values'.B639]/10000" office:value-type="percentage" office:value="0.001" calcext:value-type="percentage">
            <text:p>0.10%</text:p>
          </table:table-cell>
        </table:table-row>
        <table:table-row table:style-name="ro1">
          <table:table-cell table:style-name="ce2" table:formula="of:=DATE(2020;11;18+(['raw values'.A640]/24))" office:value-type="date" office:date-value="2025-01-26" calcext:value-type="date">
            <text:p>01/26/25</text:p>
          </table:table-cell>
          <table:table-cell table:formula="of:=['raw values'.B640]/10000" office:value-type="percentage" office:value="0.0008" calcext:value-type="percentage">
            <text:p>0.08%</text:p>
          </table:table-cell>
        </table:table-row>
        <table:table-row table:style-name="ro1">
          <table:table-cell table:style-name="ce2" table:formula="of:=DATE(2020;11;18+(['raw values'.A641]/24))" office:value-type="date" office:date-value="2025-01-27" calcext:value-type="date">
            <text:p>01/27/25</text:p>
          </table:table-cell>
          <table:table-cell table:formula="of:=['raw values'.B641]/10000" office:value-type="percentage" office:value="0.0007" calcext:value-type="percentage">
            <text:p>0.07%</text:p>
          </table:table-cell>
        </table:table-row>
        <table:table-row table:style-name="ro1">
          <table:table-cell table:style-name="ce2" table:formula="of:=DATE(2020;11;18+(['raw values'.A642]/24))" office:value-type="date" office:date-value="2025-01-28" calcext:value-type="date">
            <text:p>01/28/25</text:p>
          </table:table-cell>
          <table:table-cell table:formula="of:=['raw values'.B642]/10000" office:value-type="percentage" office:value="0.0006" calcext:value-type="percentage">
            <text:p>0.06%</text:p>
          </table:table-cell>
        </table:table-row>
        <table:table-row table:style-name="ro1">
          <table:table-cell table:style-name="ce2" table:formula="of:=DATE(2020;11;18+(['raw values'.A643]/24))" office:value-type="date" office:date-value="2025-01-29" calcext:value-type="date">
            <text:p>01/29/25</text:p>
          </table:table-cell>
          <table:table-cell table:formula="of:=['raw values'.B643]/10000" office:value-type="percentage" office:value="0.0005" calcext:value-type="percentage">
            <text:p>0.05%</text:p>
          </table:table-cell>
        </table:table-row>
        <table:table-row table:style-name="ro1">
          <table:table-cell table:style-name="ce2" table:formula="of:=DATE(2020;11;18+(['raw values'.A644]/24))" office:value-type="date" office:date-value="2025-01-30" calcext:value-type="date">
            <text:p>01/30/25</text:p>
          </table:table-cell>
          <table:table-cell table:formula="of:=['raw values'.B644]/10000" office:value-type="percentage" office:value="0.0004" calcext:value-type="percentage">
            <text:p>0.04%</text:p>
          </table:table-cell>
        </table:table-row>
        <table:table-row table:style-name="ro1">
          <table:table-cell table:style-name="ce2" table:formula="of:=DATE(2020;11;18+(['raw values'.A645]/24))" office:value-type="date" office:date-value="2025-01-31" calcext:value-type="date">
            <text:p>01/31/25</text:p>
          </table:table-cell>
          <table:table-cell table:formula="of:=['raw values'.B645]/10000" office:value-type="percentage" office:value="0.0003" calcext:value-type="percentage">
            <text:p>0.03%</text:p>
          </table:table-cell>
        </table:table-row>
        <table:table-row table:style-name="ro1">
          <table:table-cell table:style-name="ce2" table:formula="of:=DATE(2020;11;18+(['raw values'.A646]/24))" office:value-type="date" office:date-value="2025-02-01" calcext:value-type="date">
            <text:p>02/01/25</text:p>
          </table:table-cell>
          <table:table-cell table:formula="of:=['raw values'.B646]/10000" office:value-type="percentage" office:value="0.0002" calcext:value-type="percentage">
            <text:p>0.02%</text:p>
          </table:table-cell>
        </table:table-row>
        <table:table-row table:style-name="ro1">
          <table:table-cell table:style-name="ce2" table:formula="of:=DATE(2020;11;18+(['raw values'.A647]/24))" office:value-type="date" office:date-value="2025-02-03" calcext:value-type="date">
            <text:p>02/03/25</text:p>
          </table:table-cell>
          <table:table-cell table:formula="of:=['raw values'.B647]/10000" office:value-type="percentage" office:value="0.0001" calcext:value-type="percentage">
            <text:p>0.01%</text:p>
          </table:table-cell>
        </table:table-row>
        <table:table-row table:style-name="ro1" table:number-rows-repeated="76">
          <table:table-cell table:style-name="ce2"/>
          <table:table-cell/>
        </table:table-row>
        <table:table-row table:style-name="ro1" table:number-rows-repeated="104785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2T17:58:14.745351010</dc:date>
    <meta:editing-duration>PT27M21S</meta:editing-duration>
    <meta:editing-cycles>6</meta:editing-cycles>
    <meta:generator>LibreOffice/7.3.4.2$Linux_X86_64 LibreOffice_project/30$Build-2</meta:generator>
    <meta:document-statistic meta:table-count="2" meta:cell-count="258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Arial" style:font-style-name="Navadno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Arial" style:font-style-name="Navadno" fo:font-size="11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Arial" style:font-style-name="Navadno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Arial" style:font-style-name="Navadno"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92f6" draw:fill-color="#0092f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26cm" svg:height="13.177cm" xlink:href=".." xlink:type="simple" chart:class="chart:line" chart:style-name="ch1">
        <chart:plot-area chart:style-name="ch2" table:cell-range-address="rendered.A1:rendered.B647" chart:data-source-has-labels="both" svg:x="1.601cm" svg:y="0.263cm" svg:width="21.357cm" svg:height="11.548cm">
          <chart:coordinate-region svg:x="3.016cm" svg:y="0.462cm" svg:width="19.942cm" svg:height="9.883cm"/>
          <chart:axis chart:dimension="x" chart:name="primary-x" chart:style-name="ch3" chartooo:axis-type="date">
            <chartooo:date-scale chart:major-interval-value="3" chart:major-interval-unit="months"/>
            <chart:title svg:x="10.965cm" svg:y="12.074cm" chart:style-name="ch4">
              <text:p>Expected date</text:p>
            </chart:title>
            <chart:categories table:cell-range-address="rendered.A2:rendered.A647"/>
          </chart:axis>
          <chart:axis chart:dimension="y" chart:name="primary-y" chart:style-name="ch5">
            <chart:title svg:x="0.451cm" svg:y="6.782cm" chart:style-name="ch6">
              <text:p>Reward</text:p>
            </chart:title>
            <chart:grid chart:style-name="ch7" chart:class="major"/>
          </chart:axis>
          <chart:series chart:style-name="ch8" chart:values-cell-range-address="rendered.B2:rendered.B647" chart:label-cell-address="rendered.B1:rendered.B1" chart:class="chart:line">
            <chart:data-point chart:repeated="6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</text:p>
                <draw:g>
                  <svg:desc>rendered.B1:rendered.B1</svg:desc>
                </draw:g>
              </table:table-cell>
            </table:table-row>
          </table:table-header-rows>
          <table:table-rows>
            <table:table-row>
              <table:table-cell office:value-type="float" office:value="44153">
                <text:p>44153</text:p>
                <draw:g>
                  <svg:desc>rendered.A2:rendered.A647</svg:desc>
                </draw:g>
              </table:table-cell>
              <table:table-cell office:value-type="float" office:value="0.2081">
                <text:p>0.2081</text:p>
                <draw:g>
                  <svg:desc>rendered.B2:rendered.B647</svg:desc>
                </draw:g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0.2081">
                <text:p>0.2081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0.2079">
                <text:p>0.2079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0.2078">
                <text:p>0.2078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0.2076">
                <text:p>0.2076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0.2075">
                <text:p>0.2075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0.2073">
                <text:p>0.2073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0.2071">
                <text:p>0.2071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0.2069">
                <text:p>0.2069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0.2067">
                <text:p>0.2067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0.2065">
                <text:p>0.2065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0.2063">
                <text:p>0.2063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0.2057">
                <text:p>0.2057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0.2054">
                <text:p>0.2054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0.2046">
                <text:p>0.2046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0.2041">
                <text:p>0.2041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0.2036">
                <text:p>0.2036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0.2024">
                <text:p>0.2024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0.2017">
                <text:p>0.2017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0.2008">
                <text:p>0.2008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0.1999">
                <text:p>0.1999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0.1988">
                <text:p>0.1988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0.1975">
                <text:p>0.1975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0.1961">
                <text:p>0.1961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0.1945">
                <text:p>0.1945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0.1927">
                <text:p>0.1927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0.1909">
                <text:p>0.1909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0.1889">
                <text:p>0.1889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0.1851">
                <text:p>0.1851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0.1834">
                <text:p>0.1834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0.1818">
                <text:p>0.1818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0.1803">
                <text:p>0.1803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0.1791">
                <text:p>0.1791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0.1779">
                <text:p>0.1779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0.1769">
                <text:p>0.1769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0.1761">
                <text:p>0.1761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0.1753">
                <text:p>0.1753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0.1747">
                <text:p>0.1747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0.1741">
                <text:p>0.1741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0.1736">
                <text:p>0.1736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0.1731">
                <text:p>0.1731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0.1727">
                <text:p>0.1727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0.1723">
                <text:p>0.1723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0.1717">
                <text:p>0.1717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0.1714">
                <text:p>0.1714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0.1711">
                <text:p>0.1711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0.1709">
                <text:p>0.1709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0.1707">
                <text:p>0.1707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0.1705">
                <text:p>0.1705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0.1703">
                <text:p>0.1703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0.1701">
                <text:p>0.1701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0.1698">
                <text:p>0.1698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0.1697">
                <text:p>0.1697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0.1696">
                <text:p>0.1696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0.1694">
                <text:p>0.1694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0.1693">
                <text:p>0.1693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0.1692">
                <text:p>0.1692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0.1689">
                <text:p>0.1689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0.1687">
                <text:p>0.1687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0.1686">
                <text:p>0.1686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0.1684">
                <text:p>0.1684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0.1682">
                <text:p>0.1682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0.1677">
                <text:p>0.1677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0.1675">
                <text:p>0.1675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0.1672">
                <text:p>0.1672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0.1669">
                <text:p>0.1669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0.1666">
                <text:p>0.1666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0.1662">
                <text:p>0.1662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0.1658">
                <text:p>0.1658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0.1653">
                <text:p>0.1653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0.1648">
                <text:p>0.1648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0.1642">
                <text:p>0.1642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0.1635">
                <text:p>0.1635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0.1627">
                <text:p>0.1627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0.1619">
                <text:p>0.1619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0.1609">
                <text:p>0.1609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0.1597">
                <text:p>0.1597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1584">
                <text:p>0.1584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0.1553">
                <text:p>0.1553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0.1535">
                <text:p>0.1535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0.1516">
                <text:p>0.1516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0.1496">
                <text:p>0.1496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0.1476">
                <text:p>0.1476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0.1456">
                <text:p>0.1456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0.1438">
                <text:p>0.1438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0.1422">
                <text:p>0.1422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0.1407">
                <text:p>0.1407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0.1393">
                <text:p>0.1393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0.1382">
                <text:p>0.1382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0.1372">
                <text:p>0.1372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0.1363">
                <text:p>0.1363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0.1348">
                <text:p>0.1348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0.1342">
                <text:p>0.1342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0.1336">
                <text:p>0.1336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0.1332">
                <text:p>0.1332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0.1327">
                <text:p>0.1327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0.1323">
                <text:p>0.1323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0.1317">
                <text:p>0.1317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0.1314">
                <text:p>0.1314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0.1311">
                <text:p>0.1311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0.1309">
                <text:p>0.1309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0.1307">
                <text:p>0.1307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0.1305">
                <text:p>0.1305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0.1303">
                <text:p>0.1303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0.1301">
                <text:p>0.1301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0.1299">
                <text:p>0.1299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0.1298">
                <text:p>0.1298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0.1295">
                <text:p>0.1295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0.1294">
                <text:p>0.1294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0.1293">
                <text:p>0.1293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0.1292">
                <text:p>0.1292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0.1291">
                <text:p>0.1291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0.1289">
                <text:p>0.1289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0.1288">
                <text:p>0.1288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0.1287">
                <text:p>0.1287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0.1286">
                <text:p>0.1286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0.1285">
                <text:p>0.1285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0.1284">
                <text:p>0.1284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0.1282">
                <text:p>0.1282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0.1281">
                <text:p>0.1281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0.1279">
                <text:p>0.1279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0.1277">
                <text:p>0.1277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0.1275">
                <text:p>0.1275</text:p>
              </table:table-cell>
            </table:table-row>
            <table:table-row>
              <table:table-cell office:value-type="float" office:value="44736">
                <text:p>44736</text:p>
              </table:table-cell>
              <table:table-cell office:value-type="float" office:value="0.1272">
                <text:p>0.1272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0.1267">
                <text:p>0.1267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0.1263">
                <text:p>0.1263</text:p>
              </table:table-cell>
            </table:table-row>
            <table:table-row>
              <table:table-cell office:value-type="float" office:value="44740">
                <text:p>44740</text:p>
              </table:table-cell>
              <table:table-cell office:value-type="float" office:value="0.1259">
                <text:p>0.1259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0.1255">
                <text:p>0.1255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0.1249">
                <text:p>0.1249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0.1244">
                <text:p>0.1244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0.1237">
                <text:p>0.1237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0.1229">
                <text:p>0.1229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0.1221">
                <text:p>0.1221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0.1212">
                <text:p>0.1212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0.1202">
                <text:p>0.1202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0.1191">
                <text:p>0.1191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0.1181">
                <text:p>0.1181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0.1171">
                <text:p>0.1171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0.1162">
                <text:p>0.1162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0.1153">
                <text:p>0.1153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0.1146">
                <text:p>0.1146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0.1139">
                <text:p>0.1139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0.1133">
                <text:p>0.1133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0.1128">
                <text:p>0.1128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0.1123">
                <text:p>0.1123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0.1119">
                <text:p>0.1119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0.1113">
                <text:p>0.1113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0.1105">
                <text:p>0.1105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0.1103">
                <text:p>0.1103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0.1098">
                <text:p>0.1098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0.1097">
                <text:p>0.1097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0.1096">
                <text:p>0.109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0.1094">
                <text:p>0.1094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0.1093">
                <text:p>0.1093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0.1092">
                <text:p>0.1092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0.1091">
                <text:p>0.1091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float" office:value="44902">
                <text:p>44902</text:p>
              </table:table-cell>
              <table:table-cell office:value-type="float" office:value="0.1088">
                <text:p>0.1088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float" office:value="44904">
                <text:p>44904</text:p>
              </table:table-cell>
              <table:table-cell office:value-type="float" office:value="0.1085">
                <text:p>0.1085</text:p>
              </table:table-cell>
            </table:table-row>
            <table:table-row>
              <table:table-cell office:value-type="float" office:value="44905">
                <text:p>44905</text:p>
              </table:table-cell>
              <table:table-cell office:value-type="float" office:value="0.1084">
                <text:p>0.1084</text:p>
              </table:table-cell>
            </table:table-row>
            <table:table-row>
              <table:table-cell office:value-type="float" office:value="44906">
                <text:p>44906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float" office:value="44907">
                <text:p>44907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float" office:value="44908">
                <text:p>44908</text:p>
              </table:table-cell>
              <table:table-cell office:value-type="float" office:value="0.1079">
                <text:p>0.1079</text:p>
              </table:table-cell>
            </table:table-row>
            <table:table-row>
              <table:table-cell office:value-type="float" office:value="44909">
                <text:p>44909</text:p>
              </table:table-cell>
              <table:table-cell office:value-type="float" office:value="0.1077">
                <text:p>0.1077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0.1075">
                <text:p>0.1075</text:p>
              </table:table-cell>
            </table:table-row>
            <table:table-row>
              <table:table-cell office:value-type="float" office:value="44911">
                <text:p>44911</text:p>
              </table:table-cell>
              <table:table-cell office:value-type="float" office:value="0.1073">
                <text:p>0.1073</text:p>
              </table:table-cell>
            </table:table-row>
            <table:table-row>
              <table:table-cell office:value-type="float" office:value="44912">
                <text:p>44912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4913">
                <text:p>44913</text:p>
              </table:table-cell>
              <table:table-cell office:value-type="float" office:value="0.1067">
                <text:p>0.1067</text:p>
              </table:table-cell>
            </table:table-row>
            <table:table-row>
              <table:table-cell office:value-type="float" office:value="44914">
                <text:p>44914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float" office:value="44915">
                <text:p>44915</text:p>
              </table:table-cell>
              <table:table-cell office:value-type="float" office:value="0.1061">
                <text:p>0.1061</text:p>
              </table:table-cell>
            </table:table-row>
            <table:table-row>
              <table:table-cell office:value-type="float" office:value="44916">
                <text:p>44916</text:p>
              </table:table-cell>
              <table:table-cell office:value-type="float" office:value="0.1058">
                <text:p>0.1058</text:p>
              </table:table-cell>
            </table:table-row>
            <table:table-row>
              <table:table-cell office:value-type="float" office:value="44917">
                <text:p>44917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float" office:value="44918">
                <text:p>44918</text:p>
              </table:table-cell>
              <table:table-cell office:value-type="float" office:value="0.1049">
                <text:p>0.1049</text:p>
              </table:table-cell>
            </table:table-row>
            <table:table-row>
              <table:table-cell office:value-type="float" office:value="44919">
                <text:p>44919</text:p>
              </table:table-cell>
              <table:table-cell office:value-type="float" office:value="0.1044">
                <text:p>0.1044</text:p>
              </table:table-cell>
            </table:table-row>
            <table:table-row>
              <table:table-cell office:value-type="float" office:value="44920">
                <text:p>44920</text:p>
              </table:table-cell>
              <table:table-cell office:value-type="float" office:value="0.1039">
                <text:p>0.1039</text:p>
              </table:table-cell>
            </table:table-row>
            <table:table-row>
              <table:table-cell office:value-type="float" office:value="44921">
                <text:p>44921</text:p>
              </table:table-cell>
              <table:table-cell office:value-type="float" office:value="0.1033">
                <text:p>0.1033</text:p>
              </table:table-cell>
            </table:table-row>
            <table:table-row>
              <table:table-cell office:value-type="float" office:value="44922">
                <text:p>44922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float" office:value="44923">
                <text:p>44923</text:p>
              </table:table-cell>
              <table:table-cell office:value-type="float" office:value="0.1017">
                <text:p>0.1017</text:p>
              </table:table-cell>
            </table:table-row>
            <table:table-row>
              <table:table-cell office:value-type="float" office:value="44924">
                <text:p>44924</text:p>
              </table:table-cell>
              <table:table-cell office:value-type="float" office:value="0.1008">
                <text:p>0.1008</text:p>
              </table:table-cell>
            </table:table-row>
            <table:table-row>
              <table:table-cell office:value-type="float" office:value="44925">
                <text:p>44925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float" office:value="44926">
                <text:p>44926</text:p>
              </table:table-cell>
              <table:table-cell office:value-type="float" office:value="0.0986">
                <text:p>0.0986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0.0972">
                <text:p>0.0972</text:p>
              </table:table-cell>
            </table:table-row>
            <table:table-row>
              <table:table-cell office:value-type="float" office:value="44928">
                <text:p>44928</text:p>
              </table:table-cell>
              <table:table-cell office:value-type="float" office:value="0.0956">
                <text:p>0.0956</text:p>
              </table:table-cell>
            </table:table-row>
            <table:table-row>
              <table:table-cell office:value-type="float" office:value="44929">
                <text:p>44929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float" office:value="44930">
                <text:p>44930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44931">
                <text:p>4493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4932">
                <text:p>44932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float" office:value="44933">
                <text:p>44933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float" office:value="44934">
                <text:p>44934</text:p>
              </table:table-cell>
              <table:table-cell office:value-type="float" office:value="0.0837">
                <text:p>0.0837</text:p>
              </table:table-cell>
            </table:table-row>
            <table:table-row>
              <table:table-cell office:value-type="float" office:value="44935">
                <text:p>44935</text:p>
              </table:table-cell>
              <table:table-cell office:value-type="float" office:value="0.0818">
                <text:p>0.0818</text:p>
              </table:table-cell>
            </table:table-row>
            <table:table-row>
              <table:table-cell office:value-type="float" office:value="44936">
                <text:p>449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4937">
                <text:p>44937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float" office:value="44938">
                <text:p>44938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44939">
                <text:p>44939</text:p>
              </table:table-cell>
              <table:table-cell office:value-type="float" office:value="0.0758">
                <text:p>0.0758</text:p>
              </table:table-cell>
            </table:table-row>
            <table:table-row>
              <table:table-cell office:value-type="float" office:value="44940">
                <text:p>44940</text:p>
              </table:table-cell>
              <table:table-cell office:value-type="float" office:value="0.0747">
                <text:p>0.0747</text:p>
              </table:table-cell>
            </table:table-row>
            <table:table-row>
              <table:table-cell office:value-type="float" office:value="44941">
                <text:p>44941</text:p>
              </table:table-cell>
              <table:table-cell office:value-type="float" office:value="0.0738">
                <text:p>0.0738</text:p>
              </table:table-cell>
            </table:table-row>
            <table:table-row>
              <table:table-cell office:value-type="float" office:value="44942">
                <text:p>44942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0.0722">
                <text:p>0.0722</text:p>
              </table:table-cell>
            </table:table-row>
            <table:table-row>
              <table:table-cell office:value-type="float" office:value="44944">
                <text:p>44944</text:p>
              </table:table-cell>
              <table:table-cell office:value-type="float" office:value="0.0716">
                <text:p>0.0716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44946">
                <text:p>44946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float" office:value="44947">
                <text:p>44947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float" office:value="44948">
                <text:p>44948</text:p>
              </table:table-cell>
              <table:table-cell office:value-type="float" office:value="0.0697">
                <text:p>0.0697</text:p>
              </table:table-cell>
            </table:table-row>
            <table:table-row>
              <table:table-cell office:value-type="float" office:value="44949">
                <text:p>44949</text:p>
              </table:table-cell>
              <table:table-cell office:value-type="float" office:value="0.0693">
                <text:p>0.0693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0.0689">
                <text:p>0.0689</text:p>
              </table:table-cell>
            </table:table-row>
            <table:table-row>
              <table:table-cell office:value-type="float" office:value="44951">
                <text:p>44951</text:p>
              </table:table-cell>
              <table:table-cell office:value-type="float" office:value="0.0686">
                <text:p>0.0686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0.0684">
                <text:p>0.0684</text:p>
              </table:table-cell>
            </table:table-row>
            <table:table-row>
              <table:table-cell office:value-type="float" office:value="44953">
                <text:p>44953</text:p>
              </table:table-cell>
              <table:table-cell office:value-type="float" office:value="0.0681">
                <text:p>0.0681</text:p>
              </table:table-cell>
            </table:table-row>
            <table:table-row>
              <table:table-cell office:value-type="float" office:value="44954">
                <text:p>44954</text:p>
              </table:table-cell>
              <table:table-cell office:value-type="float" office:value="0.0679">
                <text:p>0.0679</text:p>
              </table:table-cell>
            </table:table-row>
            <table:table-row>
              <table:table-cell office:value-type="float" office:value="44955">
                <text:p>44955</text:p>
              </table:table-cell>
              <table:table-cell office:value-type="float" office:value="0.0677">
                <text:p>0.0677</text:p>
              </table:table-cell>
            </table:table-row>
            <table:table-row>
              <table:table-cell office:value-type="float" office:value="44956">
                <text:p>44956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float" office:value="44957">
                <text:p>44957</text:p>
              </table:table-cell>
              <table:table-cell office:value-type="float" office:value="0.0673">
                <text:p>0.0673</text:p>
              </table:table-cell>
            </table:table-row>
            <table:table-row>
              <table:table-cell office:value-type="float" office:value="44958">
                <text:p>44958</text:p>
              </table:table-cell>
              <table:table-cell office:value-type="float" office:value="0.0671">
                <text:p>0.0671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0.0669">
                <text:p>0.0669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0.0668">
                <text:p>0.0668</text:p>
              </table:table-cell>
            </table:table-row>
            <table:table-row>
              <table:table-cell office:value-type="float" office:value="44961">
                <text:p>44961</text:p>
              </table:table-cell>
              <table:table-cell office:value-type="float" office:value="0.0666">
                <text:p>0.0666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0.0665">
                <text:p>0.0665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float" office:value="45087">
                <text:p>45087</text:p>
              </table:table-cell>
              <table:table-cell office:value-type="float" office:value="0.0663">
                <text:p>0.0663</text:p>
              </table:table-cell>
            </table:table-row>
            <table:table-row>
              <table:table-cell office:value-type="float" office:value="45088">
                <text:p>45088</text:p>
              </table:table-cell>
              <table:table-cell office:value-type="float" office:value="0.0662">
                <text:p>0.0662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0.0661">
                <text:p>0.0661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0.0659">
                <text:p>0.0659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0.0658">
                <text:p>0.0658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0.0657">
                <text:p>0.0657</text:p>
              </table:table-cell>
            </table:table-row>
            <table:table-row>
              <table:table-cell office:value-type="float" office:value="45094">
                <text:p>45094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float" office:value="45095">
                <text:p>45095</text:p>
              </table:table-cell>
              <table:table-cell office:value-type="float" office:value="0.0655">
                <text:p>0.0655</text:p>
              </table:table-cell>
            </table:table-row>
            <table:table-row>
              <table:table-cell office:value-type="float" office:value="45096">
                <text:p>45096</text:p>
              </table:table-cell>
              <table:table-cell office:value-type="float" office:value="0.0653">
                <text:p>0.0653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0.0651">
                <text:p>0.0651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0.0649">
                <text:p>0.0649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0.0647">
                <text:p>0.0647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0.0645">
                <text:p>0.0645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0.0643">
                <text:p>0.0643</text:p>
              </table:table-cell>
            </table:table-row>
            <table:table-row>
              <table:table-cell office:value-type="float" office:value="45102">
                <text:p>45102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45103">
                <text:p>45103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float" office:value="45104">
                <text:p>45104</text:p>
              </table:table-cell>
              <table:table-cell office:value-type="float" office:value="0.0633">
                <text:p>0.0633</text:p>
              </table:table-cell>
            </table:table-row>
            <table:table-row>
              <table:table-cell office:value-type="float" office:value="45105">
                <text:p>45105</text:p>
              </table:table-cell>
              <table:table-cell office:value-type="float" office:value="0.0629">
                <text:p>0.0629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0.0624">
                <text:p>0.0624</text:p>
              </table:table-cell>
            </table:table-row>
            <table:table-row>
              <table:table-cell office:value-type="float" office:value="45107">
                <text:p>45107</text:p>
              </table:table-cell>
              <table:table-cell office:value-type="float" office:value="0.0618">
                <text:p>0.0618</text:p>
              </table:table-cell>
            </table:table-row>
            <table:table-row>
              <table:table-cell office:value-type="float" office:value="45108">
                <text:p>45108</text:p>
              </table:table-cell>
              <table:table-cell office:value-type="float" office:value="0.0612">
                <text:p>0.0612</text:p>
              </table:table-cell>
            </table:table-row>
            <table:table-row>
              <table:table-cell office:value-type="float" office:value="45109">
                <text:p>45109</text:p>
              </table:table-cell>
              <table:table-cell office:value-type="float" office:value="0.0605">
                <text:p>0.0605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float" office:value="45111">
                <text:p>45111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0.0578">
                <text:p>0.0578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0.0568">
                <text:p>0.0568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0.0557">
                <text:p>0.0557</text:p>
              </table:table-cell>
            </table:table-row>
            <table:table-row>
              <table:table-cell office:value-type="float" office:value="45115">
                <text:p>45115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float" office:value="45116">
                <text:p>45116</text:p>
              </table:table-cell>
              <table:table-cell office:value-type="float" office:value="0.0536">
                <text:p>0.0536</text:p>
              </table:table-cell>
            </table:table-row>
            <table:table-row>
              <table:table-cell office:value-type="float" office:value="45117">
                <text:p>45117</text:p>
              </table:table-cell>
              <table:table-cell office:value-type="float" office:value="0.0526">
                <text:p>0.0526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0.0517">
                <text:p>0.0517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0.0495">
                <text:p>0.0495</text:p>
              </table:table-cell>
            </table:table-row>
            <table:table-row>
              <table:table-cell office:value-type="float" office:value="45122">
                <text:p>45122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45123">
                <text:p>45123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float" office:value="45124">
                <text:p>45124</text:p>
              </table:table-cell>
              <table:table-cell office:value-type="float" office:value="0.0481">
                <text:p>0.0481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0.0477">
                <text:p>0.0477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0.0474">
                <text:p>0.0474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0.0471">
                <text:p>0.0471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0.0468">
                <text:p>0.0468</text:p>
              </table:table-cell>
            </table:table-row>
            <table:table-row>
              <table:table-cell office:value-type="float" office:value="45129">
                <text:p>45129</text:p>
              </table:table-cell>
              <table:table-cell office:value-type="float" office:value="0.0466">
                <text:p>0.0466</text:p>
              </table:table-cell>
            </table:table-row>
            <table:table-row>
              <table:table-cell office:value-type="float" office:value="45130">
                <text:p>45130</text:p>
              </table:table-cell>
              <table:table-cell office:value-type="float" office:value="0.0464">
                <text:p>0.0464</text:p>
              </table:table-cell>
            </table:table-row>
            <table:table-row>
              <table:table-cell office:value-type="float" office:value="45131">
                <text:p>45131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float" office:value="45132">
                <text:p>4513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45133">
                <text:p>45133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0.0457">
                <text:p>0.0457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45136">
                <text:p>45136</text:p>
              </table:table-cell>
              <table:table-cell office:value-type="float" office:value="0.0455">
                <text:p>0.0455</text:p>
              </table:table-cell>
            </table:table-row>
            <table:table-row>
              <table:table-cell office:value-type="float" office:value="45137">
                <text:p>45137</text:p>
              </table:table-cell>
              <table:table-cell office:value-type="float" office:value="0.0454">
                <text:p>0.0454</text:p>
              </table:table-cell>
            </table:table-row>
            <table:table-row>
              <table:table-cell office:value-type="float" office:value="45138">
                <text:p>45138</text:p>
              </table:table-cell>
              <table:table-cell office:value-type="float" office:value="0.0453">
                <text:p>0.0453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0.0451">
                <text:p>0.0451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0.0448">
                <text:p>0.0448</text:p>
              </table:table-cell>
            </table:table-row>
            <table:table-row>
              <table:table-cell office:value-type="float" office:value="45269">
                <text:p>45269</text:p>
              </table:table-cell>
              <table:table-cell office:value-type="float" office:value="0.0447">
                <text:p>0.0447</text:p>
              </table:table-cell>
            </table:table-row>
            <table:table-row>
              <table:table-cell office:value-type="float" office:value="45270">
                <text:p>45270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0.0444">
                <text:p>0.0444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float" office:value="45276">
                <text:p>45276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float" office:value="45277">
                <text:p>45277</text:p>
              </table:table-cell>
              <table:table-cell office:value-type="float" office:value="0.0441">
                <text:p>0.0441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0.0438">
                <text:p>0.0438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0.0437">
                <text:p>0.0437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0.0434">
                <text:p>0.0434</text:p>
              </table:table-cell>
            </table:table-row>
            <table:table-row>
              <table:table-cell office:value-type="float" office:value="45283">
                <text:p>45283</text:p>
              </table:table-cell>
              <table:table-cell office:value-type="float" office:value="0.0432">
                <text:p>0.0432</text:p>
              </table:table-cell>
            </table:table-row>
            <table:table-row>
              <table:table-cell office:value-type="float" office:value="45284">
                <text:p>4528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5285">
                <text:p>45285</text:p>
              </table:table-cell>
              <table:table-cell office:value-type="float" office:value="0.0428">
                <text:p>0.0428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0.0426">
                <text:p>0.0426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0.0423">
                <text:p>0.0423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0.0416">
                <text:p>0.0416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float" office:value="45291">
                <text:p>45291</text:p>
              </table:table-cell>
              <table:table-cell office:value-type="float" office:value="0.0407">
                <text:p>0.0407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0.0396">
                <text:p>0.0396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0.0389">
                <text:p>0.0389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0.0381">
                <text:p>0.0381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0.0373">
                <text:p>0.0373</text:p>
              </table:table-cell>
            </table:table-row>
            <table:table-row>
              <table:table-cell office:value-type="float" office:value="45297">
                <text:p>45297</text:p>
              </table:table-cell>
              <table:table-cell office:value-type="float" office:value="0.0365">
                <text:p>0.0365</text:p>
              </table:table-cell>
            </table:table-row>
            <table:table-row>
              <table:table-cell office:value-type="float" office:value="45298">
                <text:p>45298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0.0334">
                <text:p>0.0334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0.0328">
                <text:p>0.0328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float" office:value="45304">
                <text:p>45304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float" office:value="45305">
                <text:p>45305</text:p>
              </table:table-cell>
              <table:table-cell office:value-type="float" office:value="0.0314">
                <text:p>0.0314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0.0307">
                <text:p>0.0307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float" office:value="45311">
                <text:p>45311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float" office:value="45312">
                <text:p>45312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0.0293">
                <text:p>0.0293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float" office:value="45319">
                <text:p>45319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float" office:value="45451">
                <text:p>45451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float" office:value="45458">
                <text:p>4545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float" office:value="45465">
                <text:p>45465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float" office:value="45466">
                <text:p>45466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0.0271">
                <text:p>0.0271</text:p>
              </table:table-cell>
            </table:table-row>
            <table:table-row>
              <table:table-cell office:value-type="float" office:value="45472">
                <text:p>4547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5473">
                <text:p>45473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float" office:value="45477">
                <text:p>45477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float" office:value="45479">
                <text:p>45479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float" office:value="45480">
                <text:p>45480</text:p>
              </table:table-cell>
              <table:table-cell office:value-type="float" office:value="0.0251">
                <text:p>0.0251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0.0249">
                <text:p>0.0249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5486">
                <text:p>45486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float" office:value="45487">
                <text:p>45487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float" office:value="45494">
                <text:p>45494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float" office:value="45634">
                <text:p>45634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45640">
                <text:p>45640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float" office:value="45641">
                <text:p>45641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45647">
                <text:p>45647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float" office:value="45648">
                <text:p>45648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5651">
                <text:p>45651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float" office:value="45654">
                <text:p>45654</text:p>
              </table:table-cell>
              <table:table-cell office:value-type="float" office:value="0.0183">
                <text:p>0.0183</text:p>
              </table:table-cell>
            </table:table-row>
            <table:table-row>
              <table:table-cell office:value-type="float" office:value="45655">
                <text:p>45655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0.0164">
                <text:p>0.0164</text:p>
              </table:table-cell>
            </table:table-row>
            <table:table-row>
              <table:table-cell office:value-type="float" office:value="45658">
                <text:p>45658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float" office:value="45661">
                <text:p>45661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45662">
                <text:p>45662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float" office:value="45666">
                <text:p>45666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float" office:value="45668">
                <text:p>4566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float" office:value="45669">
                <text:p>45669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float" office:value="45675">
                <text:p>45675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float" office:value="45676">
                <text:p>45676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float" office:value="45682">
                <text:p>4568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5683">
                <text:p>45683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45689">
                <text:p>45689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